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text"/>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tex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text"/>
  <manifest:file-entry manifest:full-path="styles.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text"/>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tex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Arial" svg:font-family="Arial" style:font-family-generic="roman" style:font-pitch="variable"/>
    <style:font-face style:name="Times New Roman1"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gradient" draw:fill-color="#000066" draw:fill-gradient-name="Gradient_20_7"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style>
    <style:style style:name="gr3" style:family="graphic" style:parent-style-name="standard">
      <style:graphic-properties draw:stroke="none" draw:fill="none" draw:fill-color="#ff9900" draw:textarea-horizontal-align="left" draw:textarea-vertical-align="top" draw:auto-grow-height="false" fo:padding-top="0.13cm" fo:padding-bottom="0.13cm" fo:padding-left="0.25cm" fo:padding-right="0.25cm" fo:wrap-option="wrap" draw:shadow-color="#000000" draw:ole-draw-aspect="1"/>
    </style:style>
    <style:style style:name="pr1" style:family="presentation" style:parent-style-name="Title1-title">
      <style:graphic-properties draw:stroke="none" draw:fill="none" draw:fill-color="#ff9900" draw:textarea-horizontal-align="justify" draw:textarea-vertical-align="middle" draw:auto-grow-height="false" draw:auto-grow-width="false" fo:min-height="9.055cm" fo:min-width="0cm" fo:padding-top="0.13cm" fo:padding-bottom="0.13cm" fo:padding-left="0.25cm" fo:padding-right="0.25cm" fo:wrap-option="wrap" draw:shadow-color="#000000"/>
    </style:style>
    <style:style style:name="pr2" style:family="presentation" style:parent-style-name="Title1-subtitle">
      <style:graphic-properties draw:stroke="none" draw:fill="none" draw:fill-color="#ff9900" draw:shadow-color="#000000"/>
    </style:style>
    <style:style style:name="pr3" style:family="presentation" style:parent-style-name="Title1-notes">
      <style:graphic-properties draw:fill-color="#ffffff" fo:min-height="11.43cm"/>
    </style:style>
    <style:style style:name="pr4" style:family="presentation" style:parent-style-name="Default-title">
      <style:graphic-properties draw:stroke="none" draw:fill="none" draw:fill-color="#ff9900" draw:textarea-horizontal-align="justify" draw:textarea-vertical-align="middle" draw:auto-grow-height="false" draw:auto-grow-width="false" fo:min-height="2.916cm" fo:min-width="0cm" fo:padding-top="0.13cm" fo:padding-bottom="0.13cm" fo:padding-left="0.25cm" fo:padding-right="0.25cm" fo:wrap-option="wrap" draw:shadow-color="#000000"/>
    </style:style>
    <style:style style:name="pr5" style:family="presentation" style:parent-style-name="Default-outline1">
      <style:graphic-properties draw:stroke="none" draw:fill="none" draw:fill-color="#ff9900" draw:textarea-horizontal-align="left" draw:textarea-vertical-align="top" draw:auto-grow-height="false" draw:auto-grow-width="false" draw:fit-to-size="shrink-to-fit" fo:min-height="11.171cm" fo:min-width="0cm" fo:padding-top="0.13cm" fo:padding-bottom="0.13cm" fo:padding-left="0.25cm" fo:padding-right="0.25cm" fo:wrap-option="wrap" draw:shadow-color="#000000"/>
    </style:style>
    <style:style style:name="pr6" style:family="presentation" style:parent-style-name="Default-notes">
      <style:graphic-properties draw:fill-color="#ffffff" fo:min-height="11.43cm"/>
    </style:style>
    <style:style style:name="pr7" style:family="presentation" style:parent-style-name="Default-title">
      <style:graphic-properties draw:stroke="none" draw:fill="none" draw:fill-color="#ff9900" draw:textarea-horizontal-align="justify" draw:textarea-vertical-align="middle" draw:auto-grow-height="false" draw:auto-grow-width="false" fo:min-height="4.821cm" fo:min-width="0cm" fo:padding-top="0.13cm" fo:padding-bottom="0.13cm" fo:padding-left="0.25cm" fo:padding-right="0.25cm" fo:wrap-option="wrap" draw:shadow-color="#000000"/>
    </style:style>
    <style:style style:name="pr8" style:family="presentation" style:parent-style-name="Default-outline1">
      <style:graphic-properties draw:stroke="none" draw:fill="none" draw:fill-color="#ff9900" draw:textarea-horizontal-align="left" draw:textarea-vertical-align="top" draw:auto-grow-height="false" draw:auto-grow-width="false" draw:fit-to-size="shrink-to-fit" fo:min-height="15.404cm" fo:min-width="0cm" fo:padding-top="0.13cm" fo:padding-bottom="0.13cm" fo:padding-left="0.25cm" fo:padding-right="0.25cm" fo:wrap-option="wrap" draw:shadow-color="#000000"/>
    </style:style>
    <style:style style:name="pr9" style:family="presentation" style:parent-style-name="Default-outline1">
      <style:graphic-properties draw:stroke="none" draw:fill="none" draw:fill-color="#ff9900" draw:textarea-horizontal-align="left" draw:textarea-vertical-align="top" draw:auto-grow-height="false" draw:auto-grow-width="false" draw:fit-to-size="shrink-to-fit" fo:min-height="13.288cm" fo:min-width="0cm" fo:padding-top="0.13cm" fo:padding-bottom="0.13cm" fo:padding-left="0.25cm" fo:padding-right="0.25cm" fo:wrap-option="wrap" draw:shadow-color="#000000"/>
    </style:style>
    <style:style style:name="pr10" style:family="presentation" style:parent-style-name="Default-title">
      <style:graphic-properties draw:stroke="none" draw:fill="none" draw:fill-color="#ff9900" fo:min-height="0.425cm" draw:shadow-color="#000000"/>
    </style:style>
    <style:style style:name="pr11" style:family="presentation" style:parent-style-name="Default-outline1">
      <style:graphic-properties draw:stroke="none" draw:fill="none" draw:fill-color="#ff9900" draw:textarea-horizontal-align="left" draw:textarea-vertical-align="top" draw:auto-grow-height="false" draw:auto-grow-width="false" draw:fit-to-size="shrink-to-fit" fo:min-height="16.886cm" fo:min-width="0cm" fo:padding-top="0.13cm" fo:padding-bottom="0.13cm" fo:padding-left="0.25cm" fo:padding-right="0.25cm" fo:wrap-option="wrap" draw:shadow-color="#000000"/>
    </style:style>
    <style:style style:name="pr12" style:family="presentation" style:parent-style-name="Default-title">
      <style:graphic-properties draw:stroke="none" draw:fill="none" draw:fill-color="#ff9900" fo:min-height="3.176cm" draw:shadow-color="#000000"/>
    </style:style>
    <style:style style:name="pr13" style:family="presentation" style:parent-style-name="Default-outline1">
      <style:graphic-properties draw:stroke="none" draw:fill="none" draw:fill-color="#ff9900" fo:min-height="11.431cm" draw:shadow-color="#000000"/>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 style:family="paragraph">
      <style:paragraph-properties fo:margin-left="0cm" fo:margin-right="0cm" fo:margin-top="0.211cm" fo:margin-bottom="0cm" fo:text-indent="0cm"/>
    </style:style>
    <style:style style:name="P5" style:family="paragraph">
      <style:paragraph-properties fo:margin-left="0cm" fo:margin-right="0cm" fo:margin-top="0.176cm" fo:margin-bottom="0cm" fo:text-indent="0cm"/>
    </style:style>
    <style:style style:name="P6" style:family="paragraph">
      <style:paragraph-properties fo:margin-left="0cm" fo:margin-right="0cm" fo:margin-top="0.246cm" fo:margin-bottom="0cm" fo:text-indent="0cm"/>
    </style:style>
    <style:style style:name="P7" style:family="paragraph">
      <style:paragraph-properties fo:margin-left="0cm" fo:margin-right="0cm" fo:margin-top="0.282cm" fo:margin-bottom="0cm" fo:text-indent="0cm"/>
    </style:style>
    <style:style style:name="P8" style:family="paragraph">
      <style:paragraph-properties fo:margin-left="0.952cm" fo:margin-right="0cm" fo:margin-top="0.282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 style:family="paragraph">
      <style:paragraph-properties fo:margin-left="0cm" fo:margin-right="0cm" fo:margin-top="0.282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 style:family="paragraph">
      <style:paragraph-properties fo:margin-left="0cm" fo:margin-right="0cm" fo:margin-top="0.246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 style:family="paragraph">
      <style:paragraph-properties fo:margin-left="0.952cm" fo:margin-right="0cm" fo:margin-top="0.282cm" fo:margin-bottom="0cm" fo:text-indent="-0.952cm"/>
    </style:style>
    <style:style style:name="P12" style:family="paragraph">
      <style:paragraph-properties fo:text-align="center" style:writing-mode="lr-tb"/>
    </style:style>
    <style:style style:name="P13" style:family="paragraph">
      <style:paragraph-properties fo:margin-left="0cm" fo:margin-right="0cm" fo:margin-top="0.176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4" style:family="paragraph">
      <style:paragraph-properties fo:margin-left="5.715cm" fo:margin-right="0cm" fo:margin-top="0.176cm" fo:margin-bottom="0cm" fo:text-indent="-0.635cm">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15" style:family="paragraph">
      <style:paragraph-properties fo:margin-left="0cm" fo:margin-right="0cm" fo:margin-top="0.123cm" fo:margin-bottom="0cm" fo:text-indent="0cm"/>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size="24pt" style:font-size-asian="24pt" style:font-size-complex="24pt"/>
    </style:style>
    <style:style style:name="T5" style:family="text">
      <style:text-properties fo:font-size="28pt" style:font-size-asian="28pt" style:font-size-complex="28pt"/>
    </style:style>
    <style:style style:name="T6" style:family="text">
      <style:text-properties fo:font-size="28pt" fo:font-style="italic" style:font-size-asian="28pt" style:font-style-asian="italic" style:font-size-complex="28pt" style:font-style-complex="italic"/>
    </style:style>
    <style:style style:name="T7" style:family="text">
      <style:text-properties fo:font-size="20pt" style:font-size-asian="20pt" style:font-size-complex="20pt"/>
    </style:style>
    <style:style style:name="T8" style:family="text">
      <style:text-properties fo:font-size="32pt" fo:font-style="italic" style:font-size-asian="32pt" style:font-style-asian="italic" style:font-size-complex="32pt" style:font-style-complex="italic"/>
    </style:style>
    <style:style style:name="T9" style:family="text">
      <style:text-properties style:text-underline-style="solid" style:text-underline-width="auto" style:text-underline-color="font-color"/>
    </style:style>
    <style:style style:name="T10" style:family="text">
      <style:text-properties fo:color="#000000" fo:font-size="28pt" style:font-size-asian="28pt" style:font-size-complex="28pt"/>
    </style:style>
    <style:style style:name="T11" style:family="text">
      <style:text-properties fo:color="#000000"/>
    </style:style>
    <style:style style:name="T12" style:family="text">
      <style:text-properties fo:font-weight="bold" style:font-weight-asian="bold" style:font-weight-complex="bold"/>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size="20pt" style:text-underline-style="solid" style:text-underline-width="auto" style:text-underline-color="font-color" style:font-size-asian="20pt" style:font-size-complex="20pt"/>
    </style:style>
    <style:style style:name="T15" style:family="text">
      <style:text-properties fo:font-size="14pt" style:font-size-asian="14pt" style:font-size-complex="14pt"/>
    </style:style>
    <text:list-style style:name="L1">
      <text:list-level-style-number text:level="1" style:num-format="">
        <style:list-level-properties/>
        <style:text-properties fo:color="#ffcc66" fo:font-size="100%"/>
      </text:list-level-style-number>
    </text:list-style>
    <text:list-style style:name="L2">
      <text:list-level-style-bullet text:level="1" text:bullet-char="•">
        <style:list-level-properties text:min-label-width="0.952cm"/>
        <style:text-properties style:font-name="Times New Roman1" fo:color="#ffffff" fo:font-size="100%"/>
      </text:list-level-style-bullet>
      <text:list-level-style-bullet text:level="2" text:bullet-char="–">
        <style:list-level-properties text:space-before="1.27cm" text:min-label-width="0.793cm"/>
        <style:text-properties style:font-name="Times New Roman1" fo:color="#ffffff" fo:font-size="100%"/>
      </text:list-level-style-bullet>
      <text:list-level-style-bullet text:level="3" text:bullet-char="•">
        <style:list-level-properties text:space-before="2.54cm" text:min-label-width="0.635cm"/>
        <style:text-properties style:font-name="Times New Roman1" fo:color="#ffffff" fo:font-size="100%"/>
      </text:list-level-style-bullet>
      <text:list-level-style-bullet text:level="4" text:bullet-char="–">
        <style:list-level-properties text:space-before="3.81cm" text:min-label-width="0.635cm"/>
        <style:text-properties style:font-name="Times New Roman1" fo:color="#ffffff" fo:font-size="100%"/>
      </text:list-level-style-bullet>
      <text:list-level-style-bullet text:level="5" text:bullet-char="»">
        <style:list-level-properties text:space-before="5.08cm" text:min-label-width="0.635cm"/>
        <style:text-properties style:font-name="Times New Roman1" fo:color="#ffffff" fo:font-size="100%"/>
      </text:list-level-style-bullet>
      <text:list-level-style-bullet text:level="6" text:bullet-char="»">
        <style:list-level-properties text:space-before="5.08cm" text:min-label-width="0.635cm"/>
        <style:text-properties style:font-name="Times New Roman1" fo:color="#ffffff" fo:font-size="100%"/>
      </text:list-level-style-bullet>
      <text:list-level-style-bullet text:level="7" text:bullet-char="»">
        <style:list-level-properties text:space-before="5.08cm" text:min-label-width="0.635cm"/>
        <style:text-properties style:font-name="Times New Roman1" fo:color="#ffffff" fo:font-size="100%"/>
      </text:list-level-style-bullet>
      <text:list-level-style-bullet text:level="8" text:bullet-char="»">
        <style:list-level-properties text:space-before="5.08cm" text:min-label-width="0.635cm"/>
        <style:text-properties style:font-name="Times New Roman1" fo:color="#ffffff" fo:font-size="100%"/>
      </text:list-level-style-bullet>
      <text:list-level-style-bullet text:level="9" text:bullet-char="»">
        <style:list-level-properties text:space-before="5.08cm" text:min-label-width="0.635cm"/>
        <style:text-properties style:font-name="Times New Roman1" fo:color="#ffffff" fo:font-size="100%"/>
      </text:list-level-style-bullet>
      <text:list-level-style-bullet text:level="10" text:bullet-char="»">
        <style:list-level-properties text:space-before="5.08cm" text:min-label-width="0.635cm"/>
        <style:text-properties style:font-name="Times New Roman1" fo:color="#ffffff"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1" fo:color="#ffffff" fo:font-size="100%"/>
      </text:list-level-style-bullet>
      <text:list-level-style-bullet text:level="3" text:bullet-char="•">
        <style:list-level-properties text:space-before="2.54cm" text:min-label-width="0.635cm"/>
        <style:text-properties style:font-name="Times New Roman1" fo:color="#ffffff" fo:font-size="100%"/>
      </text:list-level-style-bullet>
      <text:list-level-style-bullet text:level="4" text:bullet-char="–">
        <style:list-level-properties text:space-before="3.81cm" text:min-label-width="0.635cm"/>
        <style:text-properties style:font-name="Times New Roman1" fo:color="#ffffff" fo:font-size="100%"/>
      </text:list-level-style-bullet>
      <text:list-level-style-bullet text:level="5" text:bullet-char="»">
        <style:list-level-properties text:space-before="5.08cm" text:min-label-width="0.635cm"/>
        <style:text-properties style:font-name="Times New Roman1" fo:color="#ffffff" fo:font-size="100%"/>
      </text:list-level-style-bullet>
      <text:list-level-style-bullet text:level="6" text:bullet-char="»">
        <style:list-level-properties text:space-before="5.08cm" text:min-label-width="0.635cm"/>
        <style:text-properties style:font-name="Times New Roman1" fo:color="#ffffff" fo:font-size="100%"/>
      </text:list-level-style-bullet>
      <text:list-level-style-bullet text:level="7" text:bullet-char="»">
        <style:list-level-properties text:space-before="5.08cm" text:min-label-width="0.635cm"/>
        <style:text-properties style:font-name="Times New Roman1" fo:color="#ffffff" fo:font-size="100%"/>
      </text:list-level-style-bullet>
      <text:list-level-style-bullet text:level="8" text:bullet-char="»">
        <style:list-level-properties text:space-before="5.08cm" text:min-label-width="0.635cm"/>
        <style:text-properties style:font-name="Times New Roman1" fo:color="#ffffff" fo:font-size="100%"/>
      </text:list-level-style-bullet>
      <text:list-level-style-bullet text:level="9" text:bullet-char="»">
        <style:list-level-properties text:space-before="5.08cm" text:min-label-width="0.635cm"/>
        <style:text-properties style:font-name="Times New Roman1" fo:color="#ffffff" fo:font-size="100%"/>
      </text:list-level-style-bullet>
      <text:list-level-style-bullet text:level="10" text:bullet-char="»">
        <style:list-level-properties text:space-before="5.08cm" text:min-label-width="0.635cm"/>
        <style:text-properties style:font-name="Times New Roman1" fo:color="#ffffff" fo:font-size="100%"/>
      </text:list-level-style-bullet>
    </text:list-style>
    <text:list-style style:name="L4">
      <text:list-level-style-bullet text:level="1" text:bullet-char="•">
        <style:list-level-properties text:min-label-width="0.952cm"/>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ffffff" fo:font-size="100%"/>
      </text:list-level-style-bullet>
      <text:list-level-style-bullet text:level="3" text:bullet-char="•">
        <style:list-level-properties text:space-before="2.54cm" text:min-label-width="0.635cm"/>
        <style:text-properties style:font-name="Times New Roman1" fo:color="#ffffff" fo:font-size="100%"/>
      </text:list-level-style-bullet>
      <text:list-level-style-bullet text:level="4" text:bullet-char="–">
        <style:list-level-properties text:space-before="3.81cm" text:min-label-width="0.635cm"/>
        <style:text-properties style:font-name="Times New Roman1" fo:color="#ffffff" fo:font-size="100%"/>
      </text:list-level-style-bullet>
      <text:list-level-style-bullet text:level="5" text:bullet-char="»">
        <style:list-level-properties text:space-before="5.08cm" text:min-label-width="0.635cm"/>
        <style:text-properties style:font-name="Times New Roman1" fo:color="#ffffff" fo:font-size="100%"/>
      </text:list-level-style-bullet>
      <text:list-level-style-bullet text:level="6" text:bullet-char="»">
        <style:list-level-properties text:space-before="5.08cm" text:min-label-width="0.635cm"/>
        <style:text-properties style:font-name="Times New Roman1" fo:color="#ffffff" fo:font-size="100%"/>
      </text:list-level-style-bullet>
      <text:list-level-style-bullet text:level="7" text:bullet-char="»">
        <style:list-level-properties text:space-before="5.08cm" text:min-label-width="0.635cm"/>
        <style:text-properties style:font-name="Times New Roman1" fo:color="#ffffff" fo:font-size="100%"/>
      </text:list-level-style-bullet>
      <text:list-level-style-bullet text:level="8" text:bullet-char="»">
        <style:list-level-properties text:space-before="5.08cm" text:min-label-width="0.635cm"/>
        <style:text-properties style:font-name="Times New Roman1" fo:color="#ffffff" fo:font-size="100%"/>
      </text:list-level-style-bullet>
      <text:list-level-style-bullet text:level="9" text:bullet-char="»">
        <style:list-level-properties text:space-before="5.08cm" text:min-label-width="0.635cm"/>
        <style:text-properties style:font-name="Times New Roman1" fo:color="#ffffff" fo:font-size="100%"/>
      </text:list-level-style-bullet>
      <text:list-level-style-bullet text:level="10" text:bullet-char="»">
        <style:list-level-properties text:space-before="5.08cm" text:min-label-width="0.635cm"/>
        <style:text-properties style:font-name="Times New Roman1" fo:color="#ffffff" fo:font-size="100%"/>
      </text:list-level-style-bullet>
    </text:list-style>
    <text:list-style style:name="L5">
      <text:list-level-style-bullet text:level="1" text:bullet-char="»">
        <style:list-level-properties text:space-before="5.08cm" text:min-label-width="0.635cm"/>
        <style:text-properties style:font-name="Times New Roman1" fo:color="#ffffff" fo:font-size="100%"/>
      </text:list-level-style-bullet>
      <text:list-level-style-bullet text:level="2" text:bullet-char="–">
        <style:list-level-properties text:space-before="1.27cm" text:min-label-width="0.793cm"/>
        <style:text-properties style:font-name="Times New Roman1" fo:color="#ffffff" fo:font-size="100%"/>
      </text:list-level-style-bullet>
      <text:list-level-style-bullet text:level="3" text:bullet-char="•">
        <style:list-level-properties text:space-before="2.54cm" text:min-label-width="0.635cm"/>
        <style:text-properties style:font-name="Times New Roman1" fo:color="#ffffff" fo:font-size="100%"/>
      </text:list-level-style-bullet>
      <text:list-level-style-bullet text:level="4" text:bullet-char="–">
        <style:list-level-properties text:space-before="3.81cm" text:min-label-width="0.635cm"/>
        <style:text-properties style:font-name="Times New Roman1" fo:color="#ffffff" fo:font-size="100%"/>
      </text:list-level-style-bullet>
      <text:list-level-style-bullet text:level="5" text:bullet-char="»">
        <style:list-level-properties text:space-before="5.08cm" text:min-label-width="0.635cm"/>
        <style:text-properties style:font-name="Times New Roman1" fo:color="#ffffff" fo:font-size="100%"/>
      </text:list-level-style-bullet>
      <text:list-level-style-bullet text:level="6" text:bullet-char="»">
        <style:list-level-properties text:space-before="5.08cm" text:min-label-width="0.635cm"/>
        <style:text-properties style:font-name="Times New Roman1" fo:color="#ffffff" fo:font-size="100%"/>
      </text:list-level-style-bullet>
      <text:list-level-style-bullet text:level="7" text:bullet-char="»">
        <style:list-level-properties text:space-before="5.08cm" text:min-label-width="0.635cm"/>
        <style:text-properties style:font-name="Times New Roman1" fo:color="#ffffff" fo:font-size="100%"/>
      </text:list-level-style-bullet>
      <text:list-level-style-bullet text:level="8" text:bullet-char="»">
        <style:list-level-properties text:space-before="5.08cm" text:min-label-width="0.635cm"/>
        <style:text-properties style:font-name="Times New Roman1" fo:color="#ffffff" fo:font-size="100%"/>
      </text:list-level-style-bullet>
      <text:list-level-style-bullet text:level="9" text:bullet-char="»">
        <style:list-level-properties text:space-before="5.08cm" text:min-label-width="0.635cm"/>
        <style:text-properties style:font-name="Times New Roman1" fo:color="#ffffff" fo:font-size="100%"/>
      </text:list-level-style-bullet>
      <text:list-level-style-bullet text:level="10" text:bullet-char="»">
        <style:list-level-properties text:space-before="5.08cm" text:min-label-width="0.635cm"/>
        <style:text-properties style:font-name="Times New Roman1" fo:color="#ffffff" fo:font-size="100%"/>
      </text:list-level-style-bullet>
    </text:list-style>
    <text:list-style style:name="L6">
      <text:list-level-style-bullet text:level="1" text:bullet-char="»">
        <style:list-level-properties text:space-before="5.08cm" text:min-label-width="0.635cm"/>
        <style:text-properties style:font-name="Times New Roman1" fo:color="#ffffff" fo:font-size="100%"/>
      </text:list-level-style-bullet>
      <text:list-level-style-bullet text:level="2" text:bullet-char="–">
        <style:list-level-properties text:space-before="1.27cm" text:min-label-width="0.793cm"/>
        <style:text-properties style:font-name="Times New Roman1" fo:color="#ffffff" fo:font-size="100%"/>
      </text:list-level-style-bullet>
      <text:list-level-style-bullet text:level="3" text:bullet-char="•">
        <style:list-level-properties text:space-before="2.54cm" text:min-label-width="0.635cm"/>
        <style:text-properties style:font-name="Times New Roman1" fo:color="#ffffff" fo:font-size="100%"/>
      </text:list-level-style-bullet>
      <text:list-level-style-bullet text:level="4" text:bullet-char="–">
        <style:list-level-properties text:space-before="3.81cm" text:min-label-width="0.635cm"/>
        <style:text-properties style:font-name="Times New Roman1" fo:color="#ffffff" fo:font-size="100%"/>
      </text:list-level-style-bullet>
      <text:list-level-style-number text:level="5" style:num-format="">
        <style:list-level-properties/>
        <style:text-properties fo:color="#ffffff" fo:font-size="100%"/>
      </text:list-level-style-number>
      <text:list-level-style-bullet text:level="6" text:bullet-char="»">
        <style:list-level-properties text:space-before="5.08cm" text:min-label-width="0.635cm"/>
        <style:text-properties style:font-name="Times New Roman1" fo:color="#ffffff" fo:font-size="100%"/>
      </text:list-level-style-bullet>
      <text:list-level-style-bullet text:level="7" text:bullet-char="»">
        <style:list-level-properties text:space-before="5.08cm" text:min-label-width="0.635cm"/>
        <style:text-properties style:font-name="Times New Roman1" fo:color="#ffffff" fo:font-size="100%"/>
      </text:list-level-style-bullet>
      <text:list-level-style-bullet text:level="8" text:bullet-char="»">
        <style:list-level-properties text:space-before="5.08cm" text:min-label-width="0.635cm"/>
        <style:text-properties style:font-name="Times New Roman1" fo:color="#ffffff" fo:font-size="100%"/>
      </text:list-level-style-bullet>
      <text:list-level-style-bullet text:level="9" text:bullet-char="»">
        <style:list-level-properties text:space-before="5.08cm" text:min-label-width="0.635cm"/>
        <style:text-properties style:font-name="Times New Roman1" fo:color="#ffffff" fo:font-size="100%"/>
      </text:list-level-style-bullet>
      <text:list-level-style-bullet text:level="10" text:bullet-char="»">
        <style:list-level-properties text:space-before="5.08cm" text:min-label-width="0.635cm"/>
        <style:text-properties style:font-name="Times New Roman1" fo:color="#ffffff" fo:font-size="100%"/>
      </text:list-level-style-bullet>
    </text:list-style>
  </office:automatic-styles>
  <office:body>
    <office:presentation>
      <draw:page draw:name="SCC FACULTY EVALUATION PLAN " draw:style-name="dp1" draw:master-page-name="Title1" presentation:presentation-page-layout-name="AL1T0">
        <draw:frame presentation:style-name="pr1" draw:text-style-name="P2" xml:id="id1" draw:id="id1" draw:layer="layout" svg:width="21.378cm" svg:height="9.314cm" svg:x="1.905cm" svg:y="4.233cm" presentation:class="title" presentation:user-transformed="true">
          <draw:text-box>
            <text:list text:style-name="L1">
              <text:list-header>
                <text:p text:style-name="P1"><text:span text:style-name="T1">SCC</text:span><text:span text:style-name="T1"><text:line-break/></text:span><text:span text:style-name="T1">FACULTY EVALUATION PLAN</text:span><text:span text:style-name="T1"><text:line-break/></text:span><text:span text:style-name="T1"/></text:p>
              </text:list-header>
            </text:list>
          </draw:text-box>
        </draw:frame>
        <draw:frame presentation:style-name="pr2" draw:layer="layout" svg:width="17.78cm" svg:height="5.119cm" svg:x="3.598cm" svg:y="14.182cm" presentation:class="subtitle" presentation:placeholder="true" presentation:user-transformed="true">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 smil:attributeName="visibility" smil:to="visible"/>
                  <anim:animate smil:dur="0.5s" smil:fill="hold" smil:targetElement="id1" smil:attributeName="x" smil:values="0-width/2;x" smil:keyTimes="0;1" smil:additive="base"/>
                  <anim:animate smil:dur="0.5s" smil:fill="hold" smil:targetElement="id1" smil:attributeName="y" smil:values="y;y" smil:keyTimes="0;1" smil:additive="base"/>
                </anim:par>
              </anim:par>
            </anim:par>
          </anim:seq>
        </anim:par>
        <presentation:notes draw:style-name="dp2">
          <draw:page-thumbnail draw:style-name="gr1" draw:layer="layout" svg:width="7.142cm" svg:height="9.524cm" svg:x="5.953cm" svg:y="1.93cm" draw:page-number="1" presentation:class="page"/>
          <draw:frame presentation:style-name="pr3" draw:layer="layout" svg:width="15.239cm" svg:height="11.43cm" svg:x="1.905cm" svg:y="12.065cm" presentation:class="notes" presentation:placeholder="true">
            <draw:text-box/>
          </draw:frame>
        </presentation:notes>
      </draw:page>
      <draw:page draw:name="Purposes of Faculty Evaluation" draw:style-name="dp1" draw:master-page-name="Default" presentation:presentation-page-layout-name="AL2T1">
        <draw:frame presentation:style-name="pr4" draw:text-style-name="P2" xml:id="id2" draw:id="id2" draw:layer="layout" svg:width="21.59cm" svg:height="3.175cm" svg:x="1.905cm" svg:y="1.692cm" presentation:class="title" presentation:user-transformed="true">
          <draw:text-box>
            <text:list text:style-name="L1">
              <text:list-header>
                <text:p text:style-name="P1"><text:span text:style-name="T2">Purposes of Faculty Evaluation</text:span></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3" text:id="id3" text:style-name="P3"><text:span text:style-name="T3">Two Purposes of a Faculty Evaluation System . . .</text:span><text:span text:style-name="T3"><text:tab/></text:span></text:p>
              </text:list-item>
              <text:list-item>
                <text:p xml:id="id4" text:id="id4" text:style-name="P4"><text:span text:style-name="T3">for self-improvement </text:span><text:span text:style-name="T4">. . .</text:span><text:span text:style-name="T5">to </text:span><text:span text:style-name="T4">provide faculty with information which assists them in enhancing current performance or correcting deficiencies in areas they and the administration consider relevant and important.</text:span></text:p>
              </text:list-item>
              <text:list-item>
                <text:p xml:id="id5" text:id="id5" text:style-name="P4"><text:span text:style-name="T6">for personnel decisions </text:span><text:span text:style-name="T7">. . . </text:span><text:span text:style-name="T4">to provide decision-makers with </text:span><text:span text:style-name="T3">relevant</text:span><text:span text:style-name="T4">, </text:span><text:span text:style-name="T3">reliable</text:span><text:span text:style-name="T4"> data concerning faculty performance on which to base promotion, continuation, tenure, merit pay, or other personnel decisions.</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 smil:attributeName="visibility" smil:to="visible"/>
                  <anim:animate smil:dur="0.5s" smil:fill="hold" smil:targetElement="id2" smil:attributeName="x" smil:values="0-width/2;x" smil:keyTimes="0;1" smil:additive="base"/>
                  <anim:animate smil:dur="0.5s" smil:fill="hold" smil:targetElement="id2"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 anim:sub-item="text" smil:attributeName="visibility" smil:to="visible"/>
                  <anim:animate smil:dur="0.5s" smil:fill="hold" smil:targetElement="id3" anim:sub-item="text" smil:attributeName="x" smil:values="0-width/2;x" smil:keyTimes="0;1" smil:additive="base"/>
                  <anim:animate smil:dur="0.5s" smil:fill="hold" smil:targetElement="id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 anim:sub-item="text" smil:attributeName="visibility" smil:to="visible"/>
                  <anim:animate smil:dur="0.5s" smil:fill="hold" smil:targetElement="id4" anim:sub-item="text" smil:attributeName="x" smil:values="0-width/2;x" smil:keyTimes="0;1" smil:additive="base"/>
                  <anim:animate smil:dur="0.5s" smil:fill="hold" smil:targetElement="id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 anim:sub-item="text" smil:attributeName="visibility" smil:to="visible"/>
                  <anim:animate smil:dur="0.5s" smil:fill="hold" smil:targetElement="id5" anim:sub-item="text" smil:attributeName="x" smil:values="0-width/2;x" smil:keyTimes="0;1" smil:additive="base"/>
                  <anim:animate smil:dur="0.5s" smil:fill="hold" smil:targetElement="id5" anim:sub-item="text" smil:attributeName="y" smil:values="y;y" smil:keyTimes="0;1" smil:additive="base"/>
                </anim:par>
              </anim:par>
            </anim:par>
          </anim:seq>
        </anim:par>
        <presentation:notes draw:style-name="dp2">
          <draw:page-thumbnail draw:style-name="gr1" draw:layer="layout" svg:width="7.142cm" svg:height="9.524cm" svg:x="5.953cm" svg:y="1.93cm" draw:page-number="2" presentation:class="page"/>
          <draw:frame presentation:style-name="pr6" draw:layer="layout" svg:width="15.239cm" svg:height="11.43cm" svg:x="1.905cm" svg:y="12.065cm" presentation:class="notes" presentation:placeholder="true">
            <draw:text-box/>
          </draw:frame>
        </presentation:notes>
      </draw:page>
      <draw:page draw:name=" " draw:style-name="dp1" draw:master-page-name="Default" presentation:presentation-page-layout-name="AL2T1">
        <draw:frame presentation:style-name="pr7" draw:text-style-name="P2" xml:id="id6" draw:id="id6" draw:layer="layout" svg:width="21.59cm" svg:height="5.08cm" svg:x="1.905cm" svg:y="1.693cm" presentation:class="title" presentation:user-transformed="true">
          <draw:text-box>
            <text:list text:style-name="L1">
              <text:list-header>
                <text:p text:style-name="P1"><text:line-break/></text:p>
              </text:list-header>
            </text:list>
          </draw:text-box>
        </draw:frame>
        <draw:frame presentation:style-name="pr8" draw:text-style-name="P2" draw:layer="layout" svg:width="21.59cm" svg:height="15.663cm" svg:x="1.905cm" svg:y="1.269cm" presentation:class="outline" presentation:user-transformed="true">
          <draw:text-box>
            <text:list text:style-name="L2">
              <text:list-header>
                <text:p text:style-name="P5"><text:span text:style-name="T7"/></text:p>
                <text:p text:style-name="P5"><text:span text:style-name="T7"/></text:p>
              </text:list-header>
              <text:list-item>
                <text:p xml:id="id7" text:id="id7" text:style-name="P4"><text:span text:style-name="T4">A single, comprehensive faculty evaluation can serve BOTH purpose if the detailed, diagnostic information is provided in confidence to the faculty member for self-improvement purposes, and . . . only summary data is forwarded for decision-making purposes.</text:span></text:p>
                <text:p text:style-name="P4"><text:span text:style-name="T4"/></text:p>
              </text:list-item>
              <text:list-item>
                <text:p xml:id="id8" text:id="id8" text:style-name="P4"><text:span text:style-name="T4">Summarized faculty evaluation data should convey an accurate picture of a faculty member’s pattern of performance over time.</text:span></text:p>
                <text:p text:style-name="P4"><text:span text:style-name="T4"/></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smil:additive="base"/>
                  <anim:animate smil:dur="0.5s" smil:fill="hold" smil:targetElement="id6"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 anim:sub-item="text" smil:attributeName="visibility" smil:to="visible"/>
                  <anim:animate smil:dur="0.5s" smil:fill="hold" smil:targetElement="id7" anim:sub-item="text" smil:attributeName="x" smil:values="0-width/2;x" smil:keyTimes="0;1" smil:additive="base"/>
                  <anim:animate smil:dur="0.5s" smil:fill="hold" smil:targetElement="id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 anim:sub-item="text" smil:attributeName="visibility" smil:to="visible"/>
                  <anim:animate smil:dur="0.5s" smil:fill="hold" smil:targetElement="id8" anim:sub-item="text" smil:attributeName="x" smil:values="0-width/2;x" smil:keyTimes="0;1" smil:additive="base"/>
                  <anim:animate smil:dur="0.5s" smil:fill="hold" smil:targetElement="id8" anim:sub-item="text" smil:attributeName="y" smil:values="y;y" smil:keyTimes="0;1" smil:additive="base"/>
                </anim:par>
              </anim:par>
            </anim:par>
          </anim:seq>
        </anim:par>
        <presentation:notes draw:style-name="dp2">
          <draw:page-thumbnail draw:style-name="gr1" draw:layer="layout" svg:width="7.142cm" svg:height="9.524cm" svg:x="5.953cm" svg:y="1.93cm" draw:page-number="3" presentation:class="page"/>
          <draw:frame presentation:style-name="pr6" draw:layer="layout" svg:width="15.239cm" svg:height="11.43cm" svg:x="1.905cm" svg:y="12.065cm" presentation:class="notes" presentation:placeholder="true">
            <draw:text-box/>
          </draw:frame>
        </presentation:notes>
      </draw:page>
      <draw:page draw:name="How do we achieve an objective faculty evaluation system?" draw:style-name="dp1" draw:master-page-name="Default" presentation:presentation-page-layout-name="AL2T1">
        <draw:frame presentation:style-name="pr4" draw:text-style-name="P2" xml:id="id9" draw:id="id9" draw:layer="layout" svg:width="21.59cm" svg:height="3.175cm" svg:x="1.905cm" svg:y="1.692cm" presentation:class="title" presentation:user-transformed="true">
          <draw:text-box>
            <text:list text:style-name="L1">
              <text:list-header>
                <text:p text:style-name="P1"><text:span text:style-name="T8">How do we achieve an objective faculty evaluation system?</text:span></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10" text:id="id10" text:style-name="P6"><text:span text:style-name="T6">Objective components </text:span><text:span text:style-name="T5">. . . The</text:span><text:span text:style-name="T6"> measurements </text:span><text:span text:style-name="T5">used in a faculty evaluation system may achieve a level of </text:span><text:span text:style-name="T6">objectivity</text:span><text:span text:style-name="T5"> but . . . the evaluation process is, by definition, </text:span><text:span text:style-name="T6">subjective</text:span><text:span text:style-name="T5">.</text:span></text:p>
                <text:p text:style-name="P6"><text:span text:style-name="T5"/></text:p>
              </text:list-item>
              <text:list-item>
                <text:p xml:id="id11" text:id="id11" text:style-name="P6"><text:span text:style-name="T5">What we must strive for in the evaluation process is controlled subjectivity <text:s/>- that is . . . </text:span><text:span text:style-name="T6">the consistent application of a consensus-based set of values in the interpretation of measurement data.</text:span></text:p>
                <text:p text:style-name="P4"><text:span text:style-name="T4"/></text:p>
                <text:p text:style-name="P4"><text:span text:style-name="T4"/></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 smil:attributeName="visibility" smil:to="visible"/>
                  <anim:animate smil:dur="0.5s" smil:fill="hold" smil:targetElement="id9" smil:attributeName="x" smil:values="0-width/2;x" smil:keyTimes="0;1" smil:additive="base"/>
                  <anim:animate smil:dur="0.5s" smil:fill="hold" smil:targetElement="id9"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 anim:sub-item="text" smil:attributeName="visibility" smil:to="visible"/>
                  <anim:animate smil:dur="0.5s" smil:fill="hold" smil:targetElement="id10" anim:sub-item="text" smil:attributeName="x" smil:values="0-width/2;x" smil:keyTimes="0;1" smil:additive="base"/>
                  <anim:animate smil:dur="0.5s" smil:fill="hold" smil:targetElement="id1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 anim:sub-item="text" smil:attributeName="visibility" smil:to="visible"/>
                  <anim:animate smil:dur="0.5s" smil:fill="hold" smil:targetElement="id11" anim:sub-item="text" smil:attributeName="x" smil:values="0-width/2;x" smil:keyTimes="0;1" smil:additive="base"/>
                  <anim:animate smil:dur="0.5s" smil:fill="hold" smil:targetElement="id11" anim:sub-item="text" smil:attributeName="y" smil:values="y;y" smil:keyTimes="0;1" smil:additive="base"/>
                </anim:par>
              </anim:par>
            </anim:par>
          </anim:seq>
        </anim:par>
        <presentation:notes draw:style-name="dp2">
          <draw:page-thumbnail draw:style-name="gr1" draw:layer="layout" svg:width="7.142cm" svg:height="9.524cm" svg:x="5.953cm" svg:y="1.93cm" draw:page-number="4" presentation:class="page"/>
          <draw:frame presentation:style-name="pr6" draw:layer="layout" svg:width="15.239cm" svg:height="11.43cm" svg:x="1.905cm" svg:y="12.065cm" presentation:class="notes" presentation:placeholder="true">
            <draw:text-box/>
          </draw:frame>
        </presentation:notes>
      </draw:page>
      <draw:page draw:name="SCC Faculty Role Model" draw:style-name="dp1" draw:master-page-name="Default" presentation:presentation-page-layout-name="AL2T1">
        <draw:frame presentation:style-name="pr4" draw:text-style-name="P2" xml:id="id12" draw:id="id12" draw:layer="layout" svg:width="21.59cm" svg:height="3.175cm" svg:x="1.905cm" svg:y="1.692cm" presentation:class="title" presentation:user-transformed="true">
          <draw:text-box>
            <text:list text:style-name="L1">
              <text:list-header>
                <text:p text:style-name="P1"><text:span text:style-name="T2">SCC Faculty Role Model</text:span></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13" text:id="id13" text:style-name="P7">Teaching</text:p>
              </text:list-item>
              <text:list-item>
                <text:p xml:id="id14" text:id="id14" text:style-name="P7">Advising (academic/career)</text:p>
              </text:list-item>
              <text:list-item>
                <text:p xml:id="id15" text:id="id15" text:style-name="P7">College Service</text:p>
              </text:list-item>
              <text:list-item>
                <text:p xml:id="id16" text:id="id16" text:style-name="P7">Community Service</text:p>
              </text:list-item>
              <text:list-item>
                <text:p xml:id="id17" text:id="id17" text:style-name="P7">Professional Development</text:p>
              </text:list-item>
              <text:list-item>
                <text:p xml:id="id18" text:id="id18" text:style-name="P7">Supplemental Learning Assistance</text:p>
                <text:p text:style-name="P7"/>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 smil:attributeName="visibility" smil:to="visible"/>
                  <anim:animate smil:dur="0.5s" smil:fill="hold" smil:targetElement="id12" smil:attributeName="x" smil:values="0-width/2;x" smil:keyTimes="0;1" smil:additive="base"/>
                  <anim:animate smil:dur="0.5s" smil:fill="hold" smil:targetElement="id12"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 anim:sub-item="text" smil:attributeName="visibility" smil:to="visible"/>
                  <anim:animate smil:dur="0.5s" smil:fill="hold" smil:targetElement="id13" anim:sub-item="text" smil:attributeName="x" smil:values="0-width/2;x" smil:keyTimes="0;1" smil:additive="base"/>
                  <anim:animate smil:dur="0.5s" smil:fill="hold" smil:targetElement="id1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 anim:sub-item="text" smil:attributeName="visibility" smil:to="visible"/>
                  <anim:animate smil:dur="0.5s" smil:fill="hold" smil:targetElement="id14" anim:sub-item="text" smil:attributeName="x" smil:values="0-width/2;x" smil:keyTimes="0;1" smil:additive="base"/>
                  <anim:animate smil:dur="0.5s" smil:fill="hold" smil:targetElement="id1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 anim:sub-item="text" smil:attributeName="visibility" smil:to="visible"/>
                  <anim:animate smil:dur="0.5s" smil:fill="hold" smil:targetElement="id15" anim:sub-item="text" smil:attributeName="x" smil:values="0-width/2;x" smil:keyTimes="0;1" smil:additive="base"/>
                  <anim:animate smil:dur="0.5s" smil:fill="hold" smil:targetElement="id1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 anim:sub-item="text" smil:attributeName="visibility" smil:to="visible"/>
                  <anim:animate smil:dur="0.5s" smil:fill="hold" smil:targetElement="id16" anim:sub-item="text" smil:attributeName="x" smil:values="0-width/2;x" smil:keyTimes="0;1" smil:additive="base"/>
                  <anim:animate smil:dur="0.5s" smil:fill="hold" smil:targetElement="id1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7" anim:sub-item="text" smil:attributeName="visibility" smil:to="visible"/>
                  <anim:animate smil:dur="0.5s" smil:fill="hold" smil:targetElement="id17" anim:sub-item="text" smil:attributeName="x" smil:values="0-width/2;x" smil:keyTimes="0;1" smil:additive="base"/>
                  <anim:animate smil:dur="0.5s" smil:fill="hold" smil:targetElement="id1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8" anim:sub-item="text" smil:attributeName="visibility" smil:to="visible"/>
                  <anim:animate smil:dur="0.5s" smil:fill="hold" smil:targetElement="id18" anim:sub-item="text" smil:attributeName="x" smil:values="0-width/2;x" smil:keyTimes="0;1" smil:additive="base"/>
                  <anim:animate smil:dur="0.5s" smil:fill="hold" smil:targetElement="id18" anim:sub-item="text" smil:attributeName="y" smil:values="y;y" smil:keyTimes="0;1" smil:additive="base"/>
                </anim:par>
              </anim:par>
            </anim:par>
          </anim:seq>
        </anim:par>
        <presentation:notes draw:style-name="dp2">
          <draw:page-thumbnail draw:style-name="gr1" draw:layer="layout" svg:width="7.142cm" svg:height="9.524cm" svg:x="5.953cm" svg:y="1.93cm" draw:page-number="5" presentation:class="page"/>
          <draw:frame presentation:style-name="pr6" draw:layer="layout" svg:width="15.239cm" svg:height="11.43cm" svg:x="1.905cm" svg:y="12.065cm" presentation:class="notes" presentation:placeholder="true">
            <draw:text-box/>
          </draw:frame>
        </presentation:notes>
      </draw:page>
      <draw:page draw:name="SCC INSTITUTIONAL WEIGHTS" draw:style-name="dp1" draw:master-page-name="Default" presentation:presentation-page-layout-name="AL2T1">
        <draw:frame presentation:style-name="pr4" draw:text-style-name="P2" xml:id="id19" draw:id="id19" draw:layer="layout" svg:width="21.59cm" svg:height="3.175cm" svg:x="1.905cm" svg:y="1.692cm" presentation:class="title" presentation:user-transformed="true">
          <draw:text-box>
            <text:list text:style-name="L1">
              <text:list-header>
                <text:p text:style-name="P1"><text:span text:style-name="T2">SCC INSTITUTIONAL WEIGHTS</text:span></text:p>
              </text:list-header>
            </text:list>
          </draw:text-box>
        </draw:frame>
        <draw:frame presentation:style-name="pr9" draw:text-style-name="P2" draw:layer="layout" svg:width="21.59cm" svg:height="13.547cm" svg:x="1.905cm" svg:y="5.502cm" presentation:class="outline" presentation:user-transformed="true">
          <draw:text-box>
            <text:list text:style-name="L3">
              <text:list-header>
                <text:p xml:id="id20" text:id="id20" text:style-name="P8">Minimum<text:tab/><text:tab/><text:tab/><text:tab/> <text:s text:c="6"/>Maximum</text:p>
                <text:p xml:id="id21" text:id="id21" text:style-name="P8"><text:s text:c="2"/><text:span text:style-name="T9">Weight</text:span><text:tab/><text:tab/><text:tab/> <text:s/><text:tab/><text:tab/><text:span text:style-name="T9">Weight</text:span></text:p>
                <text:p xml:id="id22" text:id="id22" text:style-name="P8"><text:s text:c="5"/>50%<text:tab/>Teaching <text:s text:c="3"/><text:tab/><text:tab/> <text:s/>75%</text:p>
                <text:p xml:id="id23" text:id="id23" text:style-name="P8"><text:s text:c="5"/>10%<text:tab/>Prof. Development<text:tab/> <text:s/>20%</text:p>
                <text:p xml:id="id24" text:id="id24" text:style-name="P8"><text:s text:c="5"/>5% <text:s text:c="6"/>College Service<text:tab/><text:tab/> <text:s/>15%</text:p>
                <text:p xml:id="id25" text:id="id25" text:style-name="P8"><text:s text:c="5"/>0% <text:s text:c="3"/><text:tab/>Community Service <text:s text:c="2"/><text:tab/> <text:s/>10%<text:tab/></text:p>
              </text:list-header>
            </text:list>
            <text:list text:style-name="L2">
              <text:list-item>
                <text:p xml:id="id26" text:id="id26" text:style-name="P9"><text:s text:c="2"/>5%<text:tab/>Advising<text:tab/><text:tab/><text:tab/> <text:s/>10%</text:p>
              </text:list-item>
              <text:list-item>
                <text:p xml:id="id27" text:id="id27" text:style-name="P9"><text:s text:c="2"/>5%<text:tab/>Supplemental Learning 15%</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9" smil:attributeName="visibility" smil:to="visible"/>
                  <anim:animate smil:dur="0.5s" smil:fill="hold" smil:targetElement="id19" smil:attributeName="x" smil:values="0-width/2;x" smil:keyTimes="0;1" smil:additive="base"/>
                  <anim:animate smil:dur="0.5s" smil:fill="hold" smil:targetElement="id19"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0" anim:sub-item="text" smil:attributeName="visibility" smil:to="visible"/>
                  <anim:animate smil:dur="0.5s" smil:fill="hold" smil:targetElement="id20" anim:sub-item="text" smil:attributeName="x" smil:values="0-width/2;x" smil:keyTimes="0;1" smil:additive="base"/>
                  <anim:animate smil:dur="0.5s" smil:fill="hold" smil:targetElement="id2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1" anim:sub-item="text" smil:attributeName="visibility" smil:to="visible"/>
                  <anim:animate smil:dur="0.5s" smil:fill="hold" smil:targetElement="id21" anim:sub-item="text" smil:attributeName="x" smil:values="0-width/2;x" smil:keyTimes="0;1" smil:additive="base"/>
                  <anim:animate smil:dur="0.5s" smil:fill="hold" smil:targetElement="id2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2" anim:sub-item="text" smil:attributeName="visibility" smil:to="visible"/>
                  <anim:animate smil:dur="0.5s" smil:fill="hold" smil:targetElement="id22" anim:sub-item="text" smil:attributeName="x" smil:values="0-width/2;x" smil:keyTimes="0;1" smil:additive="base"/>
                  <anim:animate smil:dur="0.5s" smil:fill="hold" smil:targetElement="id2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3" anim:sub-item="text" smil:attributeName="visibility" smil:to="visible"/>
                  <anim:animate smil:dur="0.5s" smil:fill="hold" smil:targetElement="id23" anim:sub-item="text" smil:attributeName="x" smil:values="0-width/2;x" smil:keyTimes="0;1" smil:additive="base"/>
                  <anim:animate smil:dur="0.5s" smil:fill="hold" smil:targetElement="id2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4" anim:sub-item="text" smil:attributeName="visibility" smil:to="visible"/>
                  <anim:animate smil:dur="0.5s" smil:fill="hold" smil:targetElement="id24" anim:sub-item="text" smil:attributeName="x" smil:values="0-width/2;x" smil:keyTimes="0;1" smil:additive="base"/>
                  <anim:animate smil:dur="0.5s" smil:fill="hold" smil:targetElement="id2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5" anim:sub-item="text" smil:attributeName="visibility" smil:to="visible"/>
                  <anim:animate smil:dur="0.5s" smil:fill="hold" smil:targetElement="id25" anim:sub-item="text" smil:attributeName="x" smil:values="0-width/2;x" smil:keyTimes="0;1" smil:additive="base"/>
                  <anim:animate smil:dur="0.5s" smil:fill="hold" smil:targetElement="id2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6" anim:sub-item="text" smil:attributeName="visibility" smil:to="visible"/>
                  <anim:animate smil:dur="0.5s" smil:fill="hold" smil:targetElement="id26" anim:sub-item="text" smil:attributeName="x" smil:values="0-width/2;x" smil:keyTimes="0;1" smil:additive="base"/>
                  <anim:animate smil:dur="0.5s" smil:fill="hold" smil:targetElement="id2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7" anim:sub-item="text" smil:attributeName="visibility" smil:to="visible"/>
                  <anim:animate smil:dur="0.5s" smil:fill="hold" smil:targetElement="id27" anim:sub-item="text" smil:attributeName="x" smil:values="0-width/2;x" smil:keyTimes="0;1" smil:additive="base"/>
                  <anim:animate smil:dur="0.5s" smil:fill="hold" smil:targetElement="id27" anim:sub-item="text" smil:attributeName="y" smil:values="y;y" smil:keyTimes="0;1" smil:additive="base"/>
                </anim:par>
              </anim:par>
            </anim:par>
          </anim:seq>
        </anim:par>
        <presentation:notes draw:style-name="dp2">
          <draw:page-thumbnail draw:style-name="gr1" draw:layer="layout" svg:width="7.142cm" svg:height="9.524cm" svg:x="5.953cm" svg:y="1.93cm" draw:page-number="6" presentation:class="page"/>
          <draw:frame presentation:style-name="pr6" draw:layer="layout" svg:width="15.239cm" svg:height="11.43cm" svg:x="1.905cm" svg:y="12.065cm" presentation:class="notes" presentation:placeholder="true">
            <draw:text-box/>
          </draw:frame>
        </presentation:notes>
      </draw:page>
      <draw:page draw:name="STEP 3: Defining Roles in the Faculty Role Model" draw:style-name="dp1" draw:master-page-name="Default" presentation:presentation-page-layout-name="AL2T1">
        <draw:frame presentation:style-name="pr4" draw:text-style-name="P2" xml:id="id28" draw:id="id28" draw:layer="layout" svg:width="21.59cm" svg:height="3.175cm" svg:x="1.905cm" svg:y="1.692cm" presentation:class="title" presentation:user-transformed="true">
          <draw:text-box>
            <text:list text:style-name="L1">
              <text:list-header>
                <text:p text:style-name="P1"><text:span text:style-name="T2">STEP 3: Defining Roles in the Faculty Role Model</text:span></text:p>
              </text:list-header>
            </text:list>
          </draw:text-box>
        </draw:frame>
        <draw:frame presentation:style-name="pr9" draw:text-style-name="P2" draw:layer="layout" svg:width="21.59cm" svg:height="13.547cm" svg:x="1.905cm" svg:y="5.502cm" presentation:class="outline" presentation:user-transformed="true">
          <draw:text-box>
            <text:list text:style-name="L2">
              <text:list-item>
                <text:p xml:id="id29" text:id="id29" text:style-name="P7">Define all roles in the Faculty Role Model in terms of <text:span text:style-name="T9">observable or documentable achievements, products, or performances</text:span>.</text:p>
              </text:list-item>
              <text:list-item>
                <text:p xml:id="id30" text:id="id30" text:style-name="P7">Components of the TEACHING ROLE</text:p>
              </text:list-item>
              <text:list-item>
                <text:p xml:id="id31" text:id="id31" text:style-name="P7">* Content Expertise</text:p>
              </text:list-item>
              <text:list-item>
                <text:p xml:id="id32" text:id="id32" text:style-name="P7">* Instructional Delivery Skills</text:p>
              </text:list-item>
              <text:list-item>
                <text:p xml:id="id33" text:id="id33" text:style-name="P7">* Instructional Design Skills</text:p>
              </text:list-item>
              <text:list-item>
                <text:p xml:id="id34" text:id="id34" text:style-name="P7">* Course Management</text:p>
                <text:p text:style-name="P4"><text:span text:style-name="T4"/></text:p>
                <text:p text:style-name="P4"><text:span text:style-name="T4"/></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8" smil:attributeName="visibility" smil:to="visible"/>
                  <anim:animate smil:dur="0.5s" smil:fill="hold" smil:targetElement="id28" smil:attributeName="x" smil:values="0-width/2;x" smil:keyTimes="0;1" smil:additive="base"/>
                  <anim:animate smil:dur="0.5s" smil:fill="hold" smil:targetElement="id28"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9" anim:sub-item="text" smil:attributeName="visibility" smil:to="visible"/>
                  <anim:animate smil:dur="0.5s" smil:fill="hold" smil:targetElement="id29" anim:sub-item="text" smil:attributeName="x" smil:values="0-width/2;x" smil:keyTimes="0;1" smil:additive="base"/>
                  <anim:animate smil:dur="0.5s" smil:fill="hold" smil:targetElement="id2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0" anim:sub-item="text" smil:attributeName="visibility" smil:to="visible"/>
                  <anim:animate smil:dur="0.5s" smil:fill="hold" smil:targetElement="id30" anim:sub-item="text" smil:attributeName="x" smil:values="0-width/2;x" smil:keyTimes="0;1" smil:additive="base"/>
                  <anim:animate smil:dur="0.5s" smil:fill="hold" smil:targetElement="id3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1" anim:sub-item="text" smil:attributeName="visibility" smil:to="visible"/>
                  <anim:animate smil:dur="0.5s" smil:fill="hold" smil:targetElement="id31" anim:sub-item="text" smil:attributeName="x" smil:values="0-width/2;x" smil:keyTimes="0;1" smil:additive="base"/>
                  <anim:animate smil:dur="0.5s" smil:fill="hold" smil:targetElement="id3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2" anim:sub-item="text" smil:attributeName="visibility" smil:to="visible"/>
                  <anim:animate smil:dur="0.5s" smil:fill="hold" smil:targetElement="id32" anim:sub-item="text" smil:attributeName="x" smil:values="0-width/2;x" smil:keyTimes="0;1" smil:additive="base"/>
                  <anim:animate smil:dur="0.5s" smil:fill="hold" smil:targetElement="id3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3" anim:sub-item="text" smil:attributeName="visibility" smil:to="visible"/>
                  <anim:animate smil:dur="0.5s" smil:fill="hold" smil:targetElement="id33" anim:sub-item="text" smil:attributeName="x" smil:values="0-width/2;x" smil:keyTimes="0;1" smil:additive="base"/>
                  <anim:animate smil:dur="0.5s" smil:fill="hold" smil:targetElement="id3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4" anim:sub-item="text" smil:attributeName="visibility" smil:to="visible"/>
                  <anim:animate smil:dur="0.5s" smil:fill="hold" smil:targetElement="id34" anim:sub-item="text" smil:attributeName="x" smil:values="0-width/2;x" smil:keyTimes="0;1" smil:additive="base"/>
                  <anim:animate smil:dur="0.5s" smil:fill="hold" smil:targetElement="id34" anim:sub-item="text" smil:attributeName="y" smil:values="y;y" smil:keyTimes="0;1" smil:additive="base"/>
                </anim:par>
              </anim:par>
            </anim:par>
          </anim:seq>
        </anim:par>
        <presentation:notes draw:style-name="dp2">
          <draw:page-thumbnail draw:style-name="gr1" draw:layer="layout" svg:width="7.142cm" svg:height="9.524cm" svg:x="5.953cm" svg:y="1.93cm" draw:page-number="7" presentation:class="page"/>
          <draw:frame presentation:style-name="pr6" draw:layer="layout" svg:width="15.239cm" svg:height="11.43cm" svg:x="1.905cm" svg:y="12.065cm" presentation:class="notes" presentation:placeholder="true">
            <draw:text-box/>
          </draw:frame>
        </presentation:notes>
      </draw:page>
      <draw:page draw:name="Definition: CONTENT EXPERTISE" draw:style-name="dp1" draw:master-page-name="Default" presentation:presentation-page-layout-name="AL2T1">
        <draw:frame presentation:style-name="pr4" draw:text-style-name="P2" xml:id="id35" draw:id="id35" draw:layer="layout" svg:width="21.59cm" svg:height="3.175cm" svg:x="1.905cm" svg:y="1.692cm" presentation:class="title" presentation:user-transformed="true">
          <draw:text-box>
            <text:list text:style-name="L1">
              <text:list-header>
                <text:p text:style-name="P1"><text:span text:style-name="T2">Definition: CONTENT EXPERTISE</text:span></text:p>
              </text:list-header>
            </text:list>
          </draw:text-box>
        </draw:frame>
        <draw:frame presentation:style-name="pr5" draw:text-style-name="P2" draw:layer="layout" svg:width="21.59cm" svg:height="11.43cm" svg:x="1.905cm" svg:y="5.503cm" presentation:class="outline" presentation:user-transformed="true">
          <draw:text-box>
            <text:list text:style-name="L2">
              <text:list-header>
                <text:p text:style-name="P7"/>
              </text:list-header>
              <text:list-item>
                <text:p xml:id="id36" text:id="id36" text:style-name="P7">The formally recognized knowledge, skills, and abilities a faculty member possesses in a chosen field by virtue of advanced training, education, or experience.</text:p>
                <text:p text:style-name="P7"/>
                <text:p text:style-name="P7"/>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5" smil:attributeName="visibility" smil:to="visible"/>
                  <anim:animate smil:dur="0.5s" smil:fill="hold" smil:targetElement="id35" smil:attributeName="x" smil:values="0-width/2;x" smil:keyTimes="0;1" smil:additive="base"/>
                  <anim:animate smil:dur="0.5s" smil:fill="hold" smil:targetElement="id35"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6" anim:sub-item="text" smil:attributeName="visibility" smil:to="visible"/>
                  <anim:animate smil:dur="0.5s" smil:fill="hold" smil:targetElement="id36" anim:sub-item="text" smil:attributeName="x" smil:values="0-width/2;x" smil:keyTimes="0;1" smil:additive="base"/>
                  <anim:animate smil:dur="0.5s" smil:fill="hold" smil:targetElement="id36" anim:sub-item="text" smil:attributeName="y" smil:values="y;y" smil:keyTimes="0;1" smil:additive="base"/>
                </anim:par>
              </anim:par>
            </anim:par>
          </anim:seq>
        </anim:par>
        <presentation:notes draw:style-name="dp2">
          <draw:page-thumbnail draw:style-name="gr1" draw:layer="layout" svg:width="7.142cm" svg:height="9.524cm" svg:x="5.953cm" svg:y="1.93cm" draw:page-number="8" presentation:class="page"/>
          <draw:frame presentation:style-name="pr6" draw:layer="layout" svg:width="15.239cm" svg:height="11.43cm" svg:x="1.905cm" svg:y="12.065cm" presentation:class="notes" presentation:placeholder="true">
            <draw:text-box/>
          </draw:frame>
        </presentation:notes>
      </draw:page>
      <draw:page draw:name="Definition: INSTRUCTIONAL DELIVERY SKILLS" draw:style-name="dp1" draw:master-page-name="Default" presentation:presentation-page-layout-name="AL2T1">
        <draw:frame presentation:style-name="pr4" draw:text-style-name="P2" xml:id="id37" draw:id="id37" draw:layer="layout" svg:width="21.59cm" svg:height="3.175cm" svg:x="1.905cm" svg:y="1.692cm" presentation:class="title" presentation:user-transformed="true">
          <draw:text-box>
            <text:list text:style-name="L1">
              <text:list-header>
                <text:p text:style-name="P1"><text:span text:style-name="T2">Definition: INSTRUCTIONAL DELIVERY SKILLS</text:span></text:p>
              </text:list-header>
            </text:list>
          </draw:text-box>
        </draw:frame>
        <draw:frame presentation:style-name="pr5" draw:text-style-name="P2" draw:layer="layout" svg:width="21.59cm" svg:height="11.43cm" svg:x="1.905cm" svg:y="5.503cm" presentation:class="outline" presentation:user-transformed="true">
          <draw:text-box>
            <text:list text:style-name="L2">
              <text:list-header>
                <text:p text:style-name="P7"/>
              </text:list-header>
              <text:list-item>
                <text:p xml:id="id38" text:id="id38" text:style-name="P7">Those human interactive skills which promote or facilitate learning including the ability to motivate students, general enthusiasm, and communicate effectively.</text:p>
                <text:p text:style-name="P7"/>
                <text:p text:style-name="P7"/>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7" smil:attributeName="visibility" smil:to="visible"/>
                  <anim:animate smil:dur="0.5s" smil:fill="hold" smil:targetElement="id37" smil:attributeName="x" smil:values="0-width/2;x" smil:keyTimes="0;1" smil:additive="base"/>
                  <anim:animate smil:dur="0.5s" smil:fill="hold" smil:targetElement="id37"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8" anim:sub-item="text" smil:attributeName="visibility" smil:to="visible"/>
                  <anim:animate smil:dur="0.5s" smil:fill="hold" smil:targetElement="id38" anim:sub-item="text" smil:attributeName="x" smil:values="0-width/2;x" smil:keyTimes="0;1" smil:additive="base"/>
                  <anim:animate smil:dur="0.5s" smil:fill="hold" smil:targetElement="id38" anim:sub-item="text" smil:attributeName="y" smil:values="y;y" smil:keyTimes="0;1" smil:additive="base"/>
                </anim:par>
              </anim:par>
            </anim:par>
          </anim:seq>
        </anim:par>
        <presentation:notes draw:style-name="dp2">
          <draw:page-thumbnail draw:style-name="gr1" draw:layer="layout" svg:width="7.142cm" svg:height="9.524cm" svg:x="5.953cm" svg:y="1.93cm" draw:page-number="9" presentation:class="page"/>
          <draw:frame presentation:style-name="pr6" draw:layer="layout" svg:width="15.239cm" svg:height="11.43cm" svg:x="1.905cm" svg:y="12.065cm" presentation:class="notes" presentation:placeholder="true">
            <draw:text-box/>
          </draw:frame>
        </presentation:notes>
      </draw:page>
      <draw:page draw:name="Definition: INSTRUCTIONAL DESIGN SKILLS" draw:style-name="dp1" draw:master-page-name="Default" presentation:presentation-page-layout-name="AL2T1">
        <draw:frame presentation:style-name="pr4" draw:text-style-name="P2" xml:id="id39" draw:id="id39" draw:layer="layout" svg:width="21.59cm" svg:height="3.175cm" svg:x="1.905cm" svg:y="1.692cm" presentation:class="title" presentation:user-transformed="true">
          <draw:text-box>
            <text:list text:style-name="L1">
              <text:list-header>
                <text:p text:style-name="P1"><text:span text:style-name="T2">Definition: INSTRUCTIONAL DESIGN SKILLS</text:span></text:p>
              </text:list-header>
            </text:list>
          </draw:text-box>
        </draw:frame>
        <draw:frame presentation:style-name="pr5" draw:text-style-name="P2" draw:layer="layout" svg:width="21.59cm" svg:height="11.43cm" svg:x="1.905cm" svg:y="5.503cm" presentation:class="outline" presentation:user-transformed="true">
          <draw:text-box>
            <text:list text:style-name="L2">
              <text:list-header>
                <text:p text:style-name="P7"/>
              </text:list-header>
              <text:list-item>
                <text:p xml:id="id40" text:id="id40" text:style-name="P7">Those technical skills in designing, sequencing, and presenting experiences which induce learning; </text:p>
              </text:list-item>
              <text:list-item>
                <text:p xml:id="id41" text:id="id41" text:style-name="P7">and . . . those skills in developing and using tools and procedures for assessing student learning (i.e. testing and grading).</text:p>
                <text:p text:style-name="P7"/>
                <text:p text:style-name="P7"/>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9" smil:attributeName="visibility" smil:to="visible"/>
                  <anim:animate smil:dur="0.5s" smil:fill="hold" smil:targetElement="id39" smil:attributeName="x" smil:values="0-width/2;x" smil:keyTimes="0;1" smil:additive="base"/>
                  <anim:animate smil:dur="0.5s" smil:fill="hold" smil:targetElement="id39"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0" anim:sub-item="text" smil:attributeName="visibility" smil:to="visible"/>
                  <anim:animate smil:dur="0.5s" smil:fill="hold" smil:targetElement="id40" anim:sub-item="text" smil:attributeName="x" smil:values="0-width/2;x" smil:keyTimes="0;1" smil:additive="base"/>
                  <anim:animate smil:dur="0.5s" smil:fill="hold" smil:targetElement="id4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1" anim:sub-item="text" smil:attributeName="visibility" smil:to="visible"/>
                  <anim:animate smil:dur="0.5s" smil:fill="hold" smil:targetElement="id41" anim:sub-item="text" smil:attributeName="x" smil:values="0-width/2;x" smil:keyTimes="0;1" smil:additive="base"/>
                  <anim:animate smil:dur="0.5s" smil:fill="hold" smil:targetElement="id41" anim:sub-item="text" smil:attributeName="y" smil:values="y;y" smil:keyTimes="0;1" smil:additive="base"/>
                </anim:par>
              </anim:par>
            </anim:par>
          </anim:seq>
        </anim:par>
        <presentation:notes draw:style-name="dp2">
          <draw:page-thumbnail draw:style-name="gr1" draw:layer="layout" svg:width="7.142cm" svg:height="9.524cm" svg:x="5.953cm" svg:y="1.93cm" draw:page-number="10" presentation:class="page"/>
          <draw:frame presentation:style-name="pr6" draw:layer="layout" svg:width="15.239cm" svg:height="11.43cm" svg:x="1.905cm" svg:y="12.065cm" presentation:class="notes" presentation:placeholder="true">
            <draw:text-box/>
          </draw:frame>
        </presentation:notes>
      </draw:page>
      <draw:page draw:name="Definition: COURSE MANAGEMENT SKILLS" draw:style-name="dp1" draw:master-page-name="Default" presentation:presentation-page-layout-name="AL2T1">
        <draw:frame presentation:style-name="pr4" draw:text-style-name="P2" xml:id="id42" draw:id="id42" draw:layer="layout" svg:width="21.59cm" svg:height="3.175cm" svg:x="1.905cm" svg:y="1.692cm" presentation:class="title" presentation:user-transformed="true">
          <draw:text-box>
            <text:list text:style-name="L1">
              <text:list-header>
                <text:p text:style-name="P1"><text:span text:style-name="T2">Definition: COURSE MANAGEMENT SKILLS</text:span></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43" text:id="id43" text:style-name="P7">Those organizational and bureaucratic tasks involved in maintaining and operating a course, including . . .</text:p>
              </text:list-item>
              <text:list-item>
                <text:p xml:id="id44" text:id="id44" text:style-name="P7">* keeping grade records</text:p>
              </text:list-item>
              <text:list-item>
                <text:p xml:id="id45" text:id="id45" text:style-name="P7">* processing drop add forms, incomplete grade notifications, final grades, on time</text:p>
              </text:list-item>
              <text:list-item>
                <text:p xml:id="id46" text:id="id46" text:style-name="P7">* arranging for supplementary resources</text:p>
              </text:list-item>
              <text:list-item>
                <text:p xml:id="id47" text:id="id47" text:style-name="P7">* scheduling guest lecturers</text:p>
                <text:p text:style-name="P7"/>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2" smil:attributeName="visibility" smil:to="visible"/>
                  <anim:animate smil:dur="0.5s" smil:fill="hold" smil:targetElement="id42" smil:attributeName="x" smil:values="0-width/2;x" smil:keyTimes="0;1" smil:additive="base"/>
                  <anim:animate smil:dur="0.5s" smil:fill="hold" smil:targetElement="id42"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3" anim:sub-item="text" smil:attributeName="visibility" smil:to="visible"/>
                  <anim:animate smil:dur="0.5s" smil:fill="hold" smil:targetElement="id43" anim:sub-item="text" smil:attributeName="x" smil:values="0-width/2;x" smil:keyTimes="0;1" smil:additive="base"/>
                  <anim:animate smil:dur="0.5s" smil:fill="hold" smil:targetElement="id4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4" anim:sub-item="text" smil:attributeName="visibility" smil:to="visible"/>
                  <anim:animate smil:dur="0.5s" smil:fill="hold" smil:targetElement="id44" anim:sub-item="text" smil:attributeName="x" smil:values="0-width/2;x" smil:keyTimes="0;1" smil:additive="base"/>
                  <anim:animate smil:dur="0.5s" smil:fill="hold" smil:targetElement="id4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5" anim:sub-item="text" smil:attributeName="visibility" smil:to="visible"/>
                  <anim:animate smil:dur="0.5s" smil:fill="hold" smil:targetElement="id45" anim:sub-item="text" smil:attributeName="x" smil:values="0-width/2;x" smil:keyTimes="0;1" smil:additive="base"/>
                  <anim:animate smil:dur="0.5s" smil:fill="hold" smil:targetElement="id4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6" anim:sub-item="text" smil:attributeName="visibility" smil:to="visible"/>
                  <anim:animate smil:dur="0.5s" smil:fill="hold" smil:targetElement="id46" anim:sub-item="text" smil:attributeName="x" smil:values="0-width/2;x" smil:keyTimes="0;1" smil:additive="base"/>
                  <anim:animate smil:dur="0.5s" smil:fill="hold" smil:targetElement="id4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7" anim:sub-item="text" smil:attributeName="visibility" smil:to="visible"/>
                  <anim:animate smil:dur="0.5s" smil:fill="hold" smil:targetElement="id47" anim:sub-item="text" smil:attributeName="x" smil:values="0-width/2;x" smil:keyTimes="0;1" smil:additive="base"/>
                  <anim:animate smil:dur="0.5s" smil:fill="hold" smil:targetElement="id47" anim:sub-item="text" smil:attributeName="y" smil:values="y;y" smil:keyTimes="0;1" smil:additive="base"/>
                </anim:par>
              </anim:par>
            </anim:par>
          </anim:seq>
        </anim:par>
        <presentation:notes draw:style-name="dp2">
          <draw:page-thumbnail draw:style-name="gr1" draw:layer="layout" svg:width="7.142cm" svg:height="9.524cm" svg:x="5.953cm" svg:y="1.93cm" draw:page-number="11" presentation:class="page"/>
          <draw:frame presentation:style-name="pr6" draw:layer="layout" svg:width="15.239cm" svg:height="11.43cm" svg:x="1.905cm" svg:y="12.065cm" presentation:class="notes" presentation:placeholder="true">
            <draw:text-box/>
          </draw:frame>
        </presentation:notes>
      </draw:page>
      <draw:page draw:name="OTHER DEFINED ROLES:" draw:style-name="dp1" draw:master-page-name="Default" presentation:presentation-page-layout-name="AL2T1">
        <draw:frame presentation:style-name="pr4" draw:text-style-name="P2" xml:id="id48" draw:id="id48" draw:layer="layout" svg:width="21.59cm" svg:height="3.175cm" svg:x="1.905cm" svg:y="1.692cm" presentation:class="title" presentation:user-transformed="true">
          <draw:text-box>
            <text:list text:style-name="L1">
              <text:list-header>
                <text:p text:style-name="P1"><text:span text:style-name="T2">OTHER DEFINED ROLES:</text:span></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49" text:id="id49" text:style-name="P10"><text:span text:style-name="T6">COMMUNITY SERVICE</text:span><text:span text:style-name="T5"> . . .The application of a faculty member’s recognized area of expertise in the community without pay.</text:span><text:span text:style-name="T5"><text:tab/></text:span></text:p>
              </text:list-item>
              <text:list-item>
                <text:p xml:id="id50" text:id="id50" text:style-name="P6"><text:span text:style-name="T6">CONSULTING</text:span><text:span text:style-name="T5"> . . . The applications of a faculty member’s recognized area of expertise in the community for pay.</text:span></text:p>
              </text:list-item>
              <text:list-item>
                <text:p xml:id="id51" text:id="id51" text:style-name="P6"><text:span text:style-name="T6">SUPPLEMENTAL LEARNING ASSISTANCE - </text:span><text:span text:style-name="T5">Faculty member encourages students to seek assistance outside of class, provides outside assistance, scheduling office hours at convenient times for students, available for consultation with students</text:span><text:span text:style-name="T10">.</text:span></text:p>
              </text:list-item>
            </text:list>
            <text:list text:style-name="L4">
              <text:list-header>
                <text:p text:style-name="P7"><text:span text:style-name="T11"/></text:p>
              </text:list-header>
            </text:list>
            <text:list text:style-name="L2">
              <text:list-header>
                <text:p text:style-name="P7"/>
                <text:p text:style-name="P7"/>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8" smil:attributeName="visibility" smil:to="visible"/>
                  <anim:animate smil:dur="0.5s" smil:fill="hold" smil:targetElement="id48" smil:attributeName="x" smil:values="0-width/2;x" smil:keyTimes="0;1" smil:additive="base"/>
                  <anim:animate smil:dur="0.5s" smil:fill="hold" smil:targetElement="id48"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9" anim:sub-item="text" smil:attributeName="visibility" smil:to="visible"/>
                  <anim:animate smil:dur="0.5s" smil:fill="hold" smil:targetElement="id49" anim:sub-item="text" smil:attributeName="x" smil:values="0-width/2;x" smil:keyTimes="0;1" smil:additive="base"/>
                  <anim:animate smil:dur="0.5s" smil:fill="hold" smil:targetElement="id4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0" anim:sub-item="text" smil:attributeName="visibility" smil:to="visible"/>
                  <anim:animate smil:dur="0.5s" smil:fill="hold" smil:targetElement="id50" anim:sub-item="text" smil:attributeName="x" smil:values="0-width/2;x" smil:keyTimes="0;1" smil:additive="base"/>
                  <anim:animate smil:dur="0.5s" smil:fill="hold" smil:targetElement="id5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1" anim:sub-item="text" smil:attributeName="visibility" smil:to="visible"/>
                  <anim:animate smil:dur="0.5s" smil:fill="hold" smil:targetElement="id51" anim:sub-item="text" smil:attributeName="x" smil:values="0-width/2;x" smil:keyTimes="0;1" smil:additive="base"/>
                  <anim:animate smil:dur="0.5s" smil:fill="hold" smil:targetElement="id51" anim:sub-item="text" smil:attributeName="y" smil:values="y;y" smil:keyTimes="0;1" smil:additive="base"/>
                </anim:par>
              </anim:par>
            </anim:par>
          </anim:seq>
        </anim:par>
        <presentation:notes draw:style-name="dp2">
          <draw:page-thumbnail draw:style-name="gr1" draw:layer="layout" svg:width="7.142cm" svg:height="9.524cm" svg:x="5.953cm" svg:y="1.93cm" draw:page-number="12" presentation:class="page"/>
          <draw:frame presentation:style-name="pr6" draw:layer="layout" svg:width="15.239cm" svg:height="11.43cm" svg:x="1.905cm" svg:y="12.065cm" presentation:class="notes" presentation:placeholder="true">
            <draw:text-box/>
          </draw:frame>
        </presentation:notes>
      </draw:page>
      <draw:page draw:name="Slide 13" draw:style-name="dp1" draw:master-page-name="Default" presentation:presentation-page-layout-name="AL2T1">
        <draw:frame presentation:style-name="pr10" draw:layer="layout" svg:width="21.59cm" svg:height="2.123cm" svg:x="1.905cm" svg:y="1.265cm" presentation:class="title" presentation:placeholder="true" presentation:user-transformed="true">
          <draw:text-box/>
        </draw:frame>
        <draw:frame presentation:style-name="pr11" draw:text-style-name="P2" draw:layer="layout" svg:width="21.59cm" svg:height="17.145cm" svg:x="1.905cm" svg:y="2.751cm" presentation:class="outline" presentation:user-transformed="true">
          <draw:text-box>
            <text:list text:style-name="L2">
              <text:list-item>
                <text:p xml:id="id52" text:id="id52" text:style-name="P4"><text:span text:style-name="T3">ADVISING</text:span><text:span text:style-name="T4"> (academic) . . . Consulting with students, either individually or in groups, for the purpose of providing guidance and advice concerning their academic endeavors.</text:span></text:p>
                <text:p text:style-name="P4"><text:span text:style-name="T3"/></text:p>
              </text:list-item>
              <text:list-item>
                <text:p xml:id="id53" text:id="id53" text:style-name="P4"><text:span text:style-name="T3">SCHOLARLY/PROFESSIONAL ACTIVITIES</text:span><text:span text:style-name="T4"> Those activities of a faculty member in their formally recognized area of expertise which contribute to the . . .</text:span></text:p>
              </text:list-item>
            </text:list>
            <text:list text:style-name="L5">
              <text:list-item>
                <text:list>
                  <text:list-item>
                    <text:p xml:id="id54" text:id="id54" text:style-name="P4"><text:span text:style-name="T4">development of new knowledge <text:s/>- and/or <text:s/>-</text:span></text:p>
                  </text:list-item>
                  <text:list-item>
                    <text:p xml:id="id55" text:id="id55" text:style-name="P4"><text:span text:style-name="T4">dissemination of knowledge in the professional community <text:s/>- and/or <text:s/>-</text:span></text:p>
                  </text:list-item>
                  <text:list-item>
                    <text:p xml:id="id56" text:id="id56" text:style-name="P4"><text:span text:style-name="T4">the development of personal professional skills and standing.</text:span></text:p>
                  </text:list-item>
                </text:list>
              </text:list-item>
            </text:list>
            <text:list text:style-name="L2">
              <text:list-header>
                <text:p text:style-name="P6"><text:span text:style-name="T5"/></text:p>
                <text:p text:style-name="P6"><text:span text:style-name="T5"/></text:p>
              </text:list-header>
            </text:list>
          </draw:text-box>
        </draw:frame>
        <anim:par smil:dur="indefinite" smil:restart="never" presentation:node-type="timing-root">
          <anim:seq smil:dur="indefinite" presentation:node-type="main-sequence">
            <anim:par smil:begin="next" smil:fill="hold">
              <anim:par smil:begin="0s" smil:fill="hold">
                <anim:par smil:begin="0s" smil:end="begin" smil:fill="hold" presentation:node-type="on-click" presentation:group-id="0" presentation:preset-class="entrance" presentation:preset-id="ooo-entrance-fly-in" presentation:preset-sub-type="from-left"/>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2" anim:sub-item="text" smil:attributeName="visibility" smil:to="visible"/>
                  <anim:animate smil:dur="0.5s" smil:fill="hold" smil:targetElement="id52" anim:sub-item="text" smil:attributeName="x" smil:values="0-width/2;x" smil:keyTimes="0;1" smil:additive="base"/>
                  <anim:animate smil:dur="0.5s" smil:fill="hold" smil:targetElement="id5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3" anim:sub-item="text" smil:attributeName="visibility" smil:to="visible"/>
                  <anim:animate smil:dur="0.5s" smil:fill="hold" smil:targetElement="id53" anim:sub-item="text" smil:attributeName="x" smil:values="0-width/2;x" smil:keyTimes="0;1" smil:additive="base"/>
                  <anim:animate smil:dur="0.5s" smil:fill="hold" smil:targetElement="id53" anim:sub-item="text" smil:attributeName="y" smil:values="y;y" smil:keyTimes="0;1" smil:additive="base"/>
                </anim:par>
                <anim:par smil:begin="0s" smil:fill="hold" presentation:node-type="with-previous" presentation:group-id="0" presentation:preset-class="entrance" presentation:preset-id="ooo-entrance-fly-in" presentation:preset-sub-type="from-left">
                  <anim:set smil:begin="0s" smil:dur="0.001s" smil:fill="hold" smil:targetElement="id54" anim:sub-item="text" smil:attributeName="visibility" smil:to="visible"/>
                  <anim:animate smil:dur="0.5s" smil:fill="hold" smil:targetElement="id54" anim:sub-item="text" smil:attributeName="x" smil:values="0-width/2;x" smil:keyTimes="0;1" smil:additive="base"/>
                  <anim:animate smil:dur="0.5s" smil:fill="hold" smil:targetElement="id54" anim:sub-item="text" smil:attributeName="y" smil:values="y;y" smil:keyTimes="0;1" smil:additive="base"/>
                </anim:par>
                <anim:par smil:begin="0s" smil:fill="hold" presentation:node-type="with-previous" presentation:group-id="0" presentation:preset-class="entrance" presentation:preset-id="ooo-entrance-fly-in" presentation:preset-sub-type="from-left">
                  <anim:set smil:begin="0s" smil:dur="0.001s" smil:fill="hold" smil:targetElement="id55" anim:sub-item="text" smil:attributeName="visibility" smil:to="visible"/>
                  <anim:animate smil:dur="0.5s" smil:fill="hold" smil:targetElement="id55" anim:sub-item="text" smil:attributeName="x" smil:values="0-width/2;x" smil:keyTimes="0;1" smil:additive="base"/>
                  <anim:animate smil:dur="0.5s" smil:fill="hold" smil:targetElement="id55" anim:sub-item="text" smil:attributeName="y" smil:values="y;y" smil:keyTimes="0;1" smil:additive="base"/>
                </anim:par>
                <anim:par smil:begin="0s" smil:fill="hold" presentation:node-type="with-previous" presentation:group-id="0" presentation:preset-class="entrance" presentation:preset-id="ooo-entrance-fly-in" presentation:preset-sub-type="from-left">
                  <anim:set smil:begin="0s" smil:dur="0.001s" smil:fill="hold" smil:targetElement="id56" anim:sub-item="text" smil:attributeName="visibility" smil:to="visible"/>
                  <anim:animate smil:dur="0.5s" smil:fill="hold" smil:targetElement="id56" anim:sub-item="text" smil:attributeName="x" smil:values="0-width/2;x" smil:keyTimes="0;1" smil:additive="base"/>
                  <anim:animate smil:dur="0.5s" smil:fill="hold" smil:targetElement="id56" anim:sub-item="text" smil:attributeName="y" smil:values="y;y" smil:keyTimes="0;1" smil:additive="base"/>
                </anim:par>
              </anim:par>
            </anim:par>
          </anim:seq>
        </anim:par>
        <presentation:notes draw:style-name="dp2">
          <draw:page-thumbnail draw:style-name="gr1" draw:layer="layout" svg:width="7.142cm" svg:height="9.524cm" svg:x="5.953cm" svg:y="1.93cm" draw:page-number="13" presentation:class="page"/>
          <draw:frame presentation:style-name="pr6" draw:layer="layout" svg:width="15.239cm" svg:height="11.43cm" svg:x="1.905cm" svg:y="12.065cm" presentation:class="notes" presentation:placeholder="true">
            <draw:text-box/>
          </draw:frame>
        </presentation:notes>
      </draw:page>
      <draw:page draw:name="STEP 4: Define Role Component Weights " draw:style-name="dp1" draw:master-page-name="Default" presentation:presentation-page-layout-name="AL2T1">
        <draw:frame presentation:style-name="pr4" draw:text-style-name="P2" xml:id="id57" draw:id="id57" draw:layer="layout" svg:width="21.59cm" svg:height="3.175cm" svg:x="1.905cm" svg:y="1.692cm" presentation:class="title" presentation:user-transformed="true">
          <draw:text-box>
            <text:list text:style-name="L1">
              <text:list-header>
                <text:p text:style-name="P1"><text:span text:style-name="T2">STEP 4: Define Role Component Weights</text:span><text:span text:style-name="T2"><text:line-break/></text:span><text:span text:style-name="T2"/></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58" text:id="id58" text:style-name="P7">Determine how much value or weight should be placed on the several components of each role.</text:p>
                <text:p text:style-name="P7"/>
                <text:p text:style-name="P7"/>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7" smil:attributeName="visibility" smil:to="visible"/>
                  <anim:animate smil:dur="0.5s" smil:fill="hold" smil:targetElement="id57" smil:attributeName="x" smil:values="0-width/2;x" smil:keyTimes="0;1" smil:additive="base"/>
                  <anim:animate smil:dur="0.5s" smil:fill="hold" smil:targetElement="id57"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8" anim:sub-item="text" smil:attributeName="visibility" smil:to="visible"/>
                  <anim:animate smil:dur="0.5s" smil:fill="hold" smil:targetElement="id58" anim:sub-item="text" smil:attributeName="x" smil:values="0-width/2;x" smil:keyTimes="0;1" smil:additive="base"/>
                  <anim:animate smil:dur="0.5s" smil:fill="hold" smil:targetElement="id58" anim:sub-item="text" smil:attributeName="y" smil:values="y;y" smil:keyTimes="0;1" smil:additive="base"/>
                </anim:par>
              </anim:par>
            </anim:par>
          </anim:seq>
        </anim:par>
        <presentation:notes draw:style-name="dp2">
          <draw:page-thumbnail draw:style-name="gr1" draw:layer="layout" svg:width="7.142cm" svg:height="9.524cm" svg:x="5.953cm" svg:y="1.93cm" draw:page-number="14" presentation:class="page"/>
          <draw:frame presentation:style-name="pr6" draw:layer="layout" svg:width="15.239cm" svg:height="11.43cm" svg:x="1.905cm" svg:y="12.065cm" presentation:class="notes" presentation:placeholder="true">
            <draw:text-box/>
          </draw:frame>
        </presentation:notes>
      </draw:page>
      <draw:page draw:name="COMPONENT WEIGHTS OF THE TEACHING ROLE" draw:style-name="dp1" draw:master-page-name="Default" presentation:presentation-page-layout-name="AL2T1">
        <draw:frame presentation:style-name="pr4" draw:text-style-name="P2" xml:id="id59" draw:id="id59" draw:layer="layout" svg:width="21.59cm" svg:height="3.175cm" svg:x="1.905cm" svg:y="1.692cm" presentation:class="title" presentation:user-transformed="true">
          <draw:text-box>
            <text:list text:style-name="L1">
              <text:list-header>
                <text:p text:style-name="P1"><text:span text:style-name="T2">COMPONENT WEIGHTS OF THE TEACHING ROLE</text:span></text:p>
              </text:list-header>
            </text:list>
          </draw:text-box>
        </draw:frame>
        <draw:frame presentation:style-name="pr5" draw:text-style-name="P2" draw:layer="layout" svg:width="21.59cm" svg:height="11.43cm" svg:x="1.482cm" svg:y="7.62cm" presentation:class="outline" presentation:user-transformed="true">
          <draw:text-box>
            <text:list text:style-name="L3">
              <text:list-header>
                <text:p text:style-name="P11"><text:s/></text:p>
              </text:list-header>
            </text:list>
          </draw:text-box>
        </draw:frame>
        <draw:frame draw:style-name="gr2" draw:text-style-name="P12" draw:layer="layout" svg:width="21.462cm" svg:height="10.486cm" svg:x="2.205cm" svg:y="7.986cm">
          <text:p/>
          <draw:object xlink:href="./Object 1" xlink:type="simple" xlink:show="embed" xlink:actuate="onLoad"/>
          <draw:image xlink:href="./ObjectReplacements/Object 1" xlink:type="simple" xlink:show="embed" xlink:actuate="onLoad"/>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9" smil:attributeName="visibility" smil:to="visible"/>
                  <anim:animate smil:dur="0.5s" smil:fill="hold" smil:targetElement="id59" smil:attributeName="x" smil:values="0-width/2;x" smil:keyTimes="0;1" smil:additive="base"/>
                  <anim:animate smil:dur="0.5s" smil:fill="hold" smil:targetElement="id59" smil:attributeName="y" smil:values="y;y" smil:keyTimes="0;1" smil:additive="base"/>
                </anim:par>
              </anim:par>
            </anim:par>
          </anim:seq>
        </anim:par>
        <presentation:notes draw:style-name="dp2">
          <draw:page-thumbnail draw:style-name="gr1" draw:layer="layout" svg:width="7.142cm" svg:height="9.524cm" svg:x="5.953cm" svg:y="1.93cm" draw:page-number="15" presentation:class="page"/>
          <draw:frame presentation:style-name="pr6" draw:layer="layout" svg:width="15.239cm" svg:height="11.43cm" svg:x="1.905cm" svg:y="12.065cm" presentation:class="notes" presentation:placeholder="true">
            <draw:text-box/>
          </draw:frame>
        </presentation:notes>
      </draw:page>
      <draw:page draw:name="STEP 5: Determine Appropriate Sources of Information " draw:style-name="dp1" draw:master-page-name="Default" presentation:presentation-page-layout-name="AL2T1">
        <draw:frame presentation:style-name="pr4" draw:text-style-name="P2" xml:id="id60" draw:id="id60" draw:layer="layout" svg:width="21.59cm" svg:height="3.175cm" svg:x="1.905cm" svg:y="1.692cm" presentation:class="title" presentation:user-transformed="true">
          <draw:text-box>
            <text:list text:style-name="L1">
              <text:list-header>
                <text:p text:style-name="P1"><text:span text:style-name="T2">STEP 5: Determine Appropriate Sources of Information </text:span></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61" text:id="id61" text:style-name="P7">Reach consensus on which source or sources should provide the information on which the evaluation of each role will be based.</text:p>
              </text:list-item>
              <text:list-item>
                <text:p xml:id="id62" text:id="id62" text:style-name="P7">Use “BEST SOURCE PRINCIPLE” - Get information from those who have first-hand experience with the performance in question.</text:p>
                <text:p text:style-name="P7"/>
                <text:p text:style-name="P7"/>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0" smil:attributeName="visibility" smil:to="visible"/>
                  <anim:animate smil:dur="0.5s" smil:fill="hold" smil:targetElement="id60" smil:attributeName="x" smil:values="0-width/2;x" smil:keyTimes="0;1" smil:additive="base"/>
                  <anim:animate smil:dur="0.5s" smil:fill="hold" smil:targetElement="id60"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1" anim:sub-item="text" smil:attributeName="visibility" smil:to="visible"/>
                  <anim:animate smil:dur="0.5s" smil:fill="hold" smil:targetElement="id61" anim:sub-item="text" smil:attributeName="x" smil:values="0-width/2;x" smil:keyTimes="0;1" smil:additive="base"/>
                  <anim:animate smil:dur="0.5s" smil:fill="hold" smil:targetElement="id6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2" anim:sub-item="text" smil:attributeName="visibility" smil:to="visible"/>
                  <anim:animate smil:dur="0.5s" smil:fill="hold" smil:targetElement="id62" anim:sub-item="text" smil:attributeName="x" smil:values="0-width/2;x" smil:keyTimes="0;1" smil:additive="base"/>
                  <anim:animate smil:dur="0.5s" smil:fill="hold" smil:targetElement="id62" anim:sub-item="text" smil:attributeName="y" smil:values="y;y" smil:keyTimes="0;1" smil:additive="base"/>
                </anim:par>
              </anim:par>
            </anim:par>
          </anim:seq>
        </anim:par>
        <presentation:notes draw:style-name="dp2">
          <draw:page-thumbnail draw:style-name="gr1" draw:layer="layout" svg:width="7.142cm" svg:height="9.524cm" svg:x="5.953cm" svg:y="1.93cm" draw:page-number="16" presentation:class="page"/>
          <draw:frame presentation:style-name="pr6" draw:layer="layout" svg:width="15.239cm" svg:height="11.43cm" svg:x="1.905cm" svg:y="12.065cm" presentation:class="notes" presentation:placeholder="true">
            <draw:text-box/>
          </draw:frame>
        </presentation:notes>
      </draw:page>
      <draw:page draw:name="SOURCE IDENTIFICATION MATRIX FOR THE TEACHING ROLE"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text:span text:style-name="T2">SOURCE IDENTIFICATION MATRIX FOR THE TEACHING ROLE</text:span></text:p>
              </text:list-header>
            </text:list>
          </draw:text-box>
        </draw:frame>
        <draw:frame draw:style-name="gr3" draw:text-style-name="P12" draw:layer="layout" svg:width="21.952cm" svg:height="9.689cm" svg:x="1.909cm" svg:y="7.011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7.142cm" svg:height="9.524cm" svg:x="5.953cm" svg:y="1.93cm" draw:page-number="17" presentation:class="page"/>
          <draw:frame presentation:style-name="pr6" draw:layer="layout" svg:width="15.239cm" svg:height="11.43cm" svg:x="1.905cm" svg:y="12.065cm" presentation:class="notes" presentation:placeholder="true">
            <draw:text-box/>
          </draw:frame>
        </presentation:notes>
      </draw:page>
      <draw:page draw:name=" STEP 6: Determine Source &amp; Source Impact Weights  "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xml:id="id63" text:id="id63" text:style-name="P1"><text:span text:style-name="T2"><text:s/></text:span><text:span text:style-name="T2">STEP 6: Determine Source &amp; Source Impact Weights </text:span><text:span text:style-name="T2"><text:line-break/></text:span><text:span text:style-name="T2"/></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64" text:id="id64" text:style-name="P7">Determine how much value or weight should be placed on the information provided by the various selected sources for each component of each role. <text:s/>That is . . .</text:p>
              </text:list-item>
              <text:list-item>
                <text:p xml:id="id65" text:id="id65" text:style-name="P7">Determine the impact the information from the various sources will have on the overall evaluation of each role.</text:p>
                <text:p text:style-name="P7"/>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3" anim:sub-item="text" smil:attributeName="visibility" smil:to="visible"/>
                  <anim:animate smil:dur="0.5s" smil:fill="hold" smil:targetElement="id63" anim:sub-item="text" smil:attributeName="x" smil:values="0-width/2;x" smil:keyTimes="0;1" smil:additive="base"/>
                  <anim:animate smil:dur="0.5s" smil:fill="hold" smil:targetElement="id6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4" anim:sub-item="text" smil:attributeName="visibility" smil:to="visible"/>
                  <anim:animate smil:dur="0.5s" smil:fill="hold" smil:targetElement="id64" anim:sub-item="text" smil:attributeName="x" smil:values="0-width/2;x" smil:keyTimes="0;1" smil:additive="base"/>
                  <anim:animate smil:dur="0.5s" smil:fill="hold" smil:targetElement="id6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5" anim:sub-item="text" smil:attributeName="visibility" smil:to="visible"/>
                  <anim:animate smil:dur="0.5s" smil:fill="hold" smil:targetElement="id65" anim:sub-item="text" smil:attributeName="x" smil:values="0-width/2;x" smil:keyTimes="0;1" smil:additive="base"/>
                  <anim:animate smil:dur="0.5s" smil:fill="hold" smil:targetElement="id65" anim:sub-item="text" smil:attributeName="y" smil:values="y;y" smil:keyTimes="0;1" smil:additive="base"/>
                </anim:par>
              </anim:par>
            </anim:par>
          </anim:seq>
        </anim:par>
        <presentation:notes draw:style-name="dp2">
          <draw:page-thumbnail draw:style-name="gr1" draw:layer="layout" svg:width="7.142cm" svg:height="9.524cm" svg:x="5.953cm" svg:y="1.93cm" draw:page-number="18" presentation:class="page"/>
          <draw:frame presentation:style-name="pr6" draw:layer="layout" svg:width="15.239cm" svg:height="11.43cm" svg:x="1.905cm" svg:y="12.065cm" presentation:class="notes" presentation:placeholder="true">
            <draw:text-box/>
          </draw:frame>
        </presentation:notes>
      </draw:page>
      <draw:page draw:name="COMPLETED SOURCE IMPACT MATRIX" draw:style-name="dp1" draw:master-page-name="Default" presentation:presentation-page-layout-name="AL2T1">
        <draw:frame draw:style-name="gr2" draw:text-style-name="P12" draw:layer="layout" svg:width="21.608cm" svg:height="11.364cm" svg:x="2.5cm" svg:y="5.587cm">
          <text:p/>
          <draw:object xlink:href="./Object 3" xlink:type="simple" xlink:show="embed" xlink:actuate="onLoad"/>
          <draw:image xlink:href="./ObjectReplacements/Object 3" xlink:type="simple" xlink:show="embed" xlink:actuate="onLoad"/>
        </draw:frame>
        <draw:frame presentation:style-name="pr4" draw:text-style-name="P2" draw:layer="layout" svg:width="21.59cm" svg:height="3.175cm" svg:x="1.905cm" svg:y="1.692cm" presentation:class="title" presentation:user-transformed="true">
          <draw:text-box>
            <text:list text:style-name="L1">
              <text:list-header>
                <text:p text:style-name="P1">COMPLETED SOURCE IMPACT MATRIX</text:p>
              </text:list-header>
            </text:list>
          </draw:text-box>
        </draw:frame>
        <draw:frame presentation:style-name="pr5" draw:text-style-name="P2" draw:layer="layout" svg:width="21.59cm" svg:height="11.43cm" svg:x="1.905cm" svg:y="5.503cm" presentation:class="outline" presentation:user-transformed="true">
          <draw:text-box>
            <text:list text:style-name="L3">
              <text:list-header>
                <text:p text:style-name="P11"><text:s/></text:p>
              </text:list-header>
            </text:list>
          </draw:text-box>
        </draw:frame>
        <draw:frame draw:style-name="gr2" draw:text-style-name="P12" draw:layer="layout" svg:width="17.317cm" svg:height="11.289cm" svg:x="3.885cm" svg:y="3.642cm">
          <text:p/>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7.142cm" svg:height="9.524cm" svg:x="5.953cm" svg:y="1.93cm" draw:page-number="19" presentation:class="page"/>
          <draw:frame presentation:style-name="pr6" draw:layer="layout" svg:width="15.239cm" svg:height="11.43cm" svg:x="1.905cm" svg:y="12.065cm" presentation:class="notes" presentation:placeholder="true">
            <draw:text-box/>
          </draw:frame>
        </presentation:notes>
      </draw:page>
      <draw:page draw:name="STEP 7: Determine How Information Should be Gathered from each Source " draw:style-name="dp1" draw:master-page-name="Default" presentation:presentation-page-layout-name="AL2T1">
        <draw:frame presentation:style-name="pr4" draw:text-style-name="P2" xml:id="id66" draw:id="id66" draw:layer="layout" svg:width="21.59cm" svg:height="3.175cm" svg:x="1.905cm" svg:y="1.692cm" presentation:class="title" presentation:user-transformed="true">
          <draw:text-box>
            <text:list text:style-name="L1">
              <text:list-header>
                <text:p text:style-name="P1">STEP 7: Determine How Information Should be Gathered from each Source<text:line-break/></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67" text:id="id67" text:style-name="P7">Systematically determine what type of form, questionnaire, checklist, or other data gathering procedure or method will be used to obtain the specified information from each source.</text:p>
                <text:p text:style-name="P7"/>
                <text:p text:style-name="P7"/>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6" smil:attributeName="visibility" smil:to="visible"/>
                  <anim:animate smil:dur="0.5s" smil:fill="hold" smil:targetElement="id66" smil:attributeName="x" smil:values="0-width/2;x" smil:keyTimes="0;1" smil:additive="base"/>
                  <anim:animate smil:dur="0.5s" smil:fill="hold" smil:targetElement="id66"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7" anim:sub-item="text" smil:attributeName="visibility" smil:to="visible"/>
                  <anim:animate smil:dur="0.5s" smil:fill="hold" smil:targetElement="id67" anim:sub-item="text" smil:attributeName="x" smil:values="0-width/2;x" smil:keyTimes="0;1" smil:additive="base"/>
                  <anim:animate smil:dur="0.5s" smil:fill="hold" smil:targetElement="id67" anim:sub-item="text" smil:attributeName="y" smil:values="y;y" smil:keyTimes="0;1" smil:additive="base"/>
                </anim:par>
              </anim:par>
            </anim:par>
          </anim:seq>
        </anim:par>
        <presentation:notes draw:style-name="dp2">
          <draw:page-thumbnail draw:style-name="gr1" draw:layer="layout" svg:width="7.142cm" svg:height="9.524cm" svg:x="5.953cm" svg:y="1.93cm" draw:page-number="20" presentation:class="page"/>
          <draw:frame presentation:style-name="pr6" draw:layer="layout" svg:width="15.239cm" svg:height="11.43cm" svg:x="1.905cm" svg:y="12.065cm" presentation:class="notes" presentation:placeholder="true">
            <draw:text-box/>
          </draw:frame>
        </presentation:notes>
      </draw:page>
      <draw:page draw:name="Example of Data-Gathering Specification Matrix "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Example of Data-Gathering Specification Matrix<text:line-break/></text:p>
              </text:list-header>
            </text:list>
          </draw:text-box>
        </draw:frame>
        <draw:frame draw:style-name="gr3" draw:text-style-name="P12" draw:layer="layout" svg:width="22.001cm" svg:height="10.288cm" svg:x="1.909cm" svg:y="7.792cm">
          <text:p/>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7.142cm" svg:height="9.524cm" svg:x="5.953cm" svg:y="1.93cm" draw:page-number="21" presentation:class="page"/>
          <draw:frame presentation:style-name="pr6" draw:layer="layout" svg:width="15.239cm" svg:height="11.43cm" svg:x="1.905cm" svg:y="12.065cm" presentation:class="notes" presentation:placeholder="true">
            <draw:text-box/>
          </draw:frame>
        </presentation:notes>
      </draw:page>
      <draw:page draw:name="STEP 8: Design or Select Appropriate Form (S) " draw:style-name="dp1" draw:master-page-name="Default" presentation:presentation-page-layout-name="AL2T1">
        <draw:frame presentation:style-name="pr4" draw:text-style-name="P2" xml:id="id68" draw:id="id68" draw:layer="layout" svg:width="21.59cm" svg:height="3.175cm" svg:x="1.905cm" svg:y="1.692cm" presentation:class="title" presentation:user-transformed="true">
          <draw:text-box>
            <text:list text:style-name="L1">
              <text:list-header>
                <text:p text:style-name="P1"><text:span text:style-name="T2">STEP 8: Design or Select Appropriate Form (S)</text:span><text:span text:style-name="T2"><text:line-break/></text:span><text:span text:style-name="T2"/></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69" text:id="id69" text:style-name="P7">Design and Develop the questionnaires, forms, procedures, and protocols for your system that are valid and reliable. <text:s/>If possible select and/or adapt from professionally developed (commercially available) questionnaires, forms, and protocols.</text:p>
                <text:p text:style-name="P7"/>
                <text:p text:style-name="P7"/>
                <text:p text:style-name="P7"/>
                <text:p text:style-name="P7"/>
                <text:p text:style-name="P7"/>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8" smil:attributeName="visibility" smil:to="visible"/>
                  <anim:animate smil:dur="0.5s" smil:fill="hold" smil:targetElement="id68" smil:attributeName="x" smil:values="0-width/2;x" smil:keyTimes="0;1" smil:additive="base"/>
                  <anim:animate smil:dur="0.5s" smil:fill="hold" smil:targetElement="id68"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9" anim:sub-item="text" smil:attributeName="visibility" smil:to="visible"/>
                  <anim:animate smil:dur="0.5s" smil:fill="hold" smil:targetElement="id69" anim:sub-item="text" smil:attributeName="x" smil:values="0-width/2;x" smil:keyTimes="0;1" smil:additive="base"/>
                  <anim:animate smil:dur="0.5s" smil:fill="hold" smil:targetElement="id69" anim:sub-item="text" smil:attributeName="y" smil:values="y;y" smil:keyTimes="0;1" smil:additive="base"/>
                </anim:par>
              </anim:par>
            </anim:par>
          </anim:seq>
        </anim:par>
        <presentation:notes draw:style-name="dp2">
          <draw:page-thumbnail draw:style-name="gr1" draw:layer="layout" svg:width="7.142cm" svg:height="9.524cm" svg:x="5.953cm" svg:y="1.93cm" draw:page-number="22" presentation:class="page"/>
          <draw:frame presentation:style-name="pr6" draw:layer="layout" svg:width="15.239cm" svg:height="11.43cm" svg:x="1.905cm" svg:y="12.065cm" presentation:class="notes" presentation:placeholder="true">
            <draw:text-box/>
          </draw:frame>
        </presentation:notes>
      </draw:page>
      <draw:page draw:name="THE COMPOSITE ROLE RATING " draw:style-name="dp1" draw:master-page-name="Default" presentation:presentation-page-layout-name="AL2T1">
        <draw:frame presentation:style-name="pr4" draw:text-style-name="P2" xml:id="id70" draw:id="id70" draw:layer="layout" svg:width="21.59cm" svg:height="3.175cm" svg:x="1.905cm" svg:y="1.692cm" presentation:class="title" presentation:user-transformed="true">
          <draw:text-box>
            <text:list text:style-name="L1">
              <text:list-header>
                <text:p text:style-name="P1"><text:span text:style-name="T2">THE COMPOSITE ROLE RATING</text:span><text:span text:style-name="T2"><text:line-break/></text:span><text:span text:style-name="T2"/></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71" text:id="id71" text:style-name="P4"><text:span text:style-name="T4">Assume information from all sources and forms is reported on a common scale. <text:s/>That is . . .</text:span></text:p>
              </text:list-item>
              <text:list-item>
                <text:p xml:id="id72" text:id="id72" text:style-name="P4"><text:span text:style-name="T4">* Student Ratings</text:span></text:p>
              </text:list-item>
              <text:list-item>
                <text:p xml:id="id73" text:id="id73" text:style-name="P4"><text:span text:style-name="T4">* Peer Ratings</text:span></text:p>
              </text:list-item>
              <text:list-item>
                <text:p xml:id="id74" text:id="id74" text:style-name="P4"><text:span text:style-name="T4">* Department Head Ratings</text:span></text:p>
              </text:list-item>
              <text:list-item>
                <text:p xml:id="id75" text:id="id75" text:style-name="P4"><text:span text:style-name="T4">all use the same number point scale, although the response definitions may be different. <text:s/></text:span></text:p>
              </text:list-item>
              <text:list-item>
                <text:p xml:id="id76" text:id="id76" text:style-name="P4"><text:span text:style-name="T4">For example . . .</text:span></text:p>
                <text:p text:style-name="P4"><text:span text:style-name="T4"/></text:p>
                <text:p text:style-name="P4"><text:span text:style-name="T4"/></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0" smil:attributeName="visibility" smil:to="visible"/>
                  <anim:animate smil:dur="0.5s" smil:fill="hold" smil:targetElement="id70" smil:attributeName="x" smil:values="0-width/2;x" smil:keyTimes="0;1" smil:additive="base"/>
                  <anim:animate smil:dur="0.5s" smil:fill="hold" smil:targetElement="id70"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1" anim:sub-item="text" smil:attributeName="visibility" smil:to="visible"/>
                  <anim:animate smil:dur="0.5s" smil:fill="hold" smil:targetElement="id71" anim:sub-item="text" smil:attributeName="x" smil:values="0-width/2;x" smil:keyTimes="0;1" smil:additive="base"/>
                  <anim:animate smil:dur="0.5s" smil:fill="hold" smil:targetElement="id7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2" anim:sub-item="text" smil:attributeName="visibility" smil:to="visible"/>
                  <anim:animate smil:dur="0.5s" smil:fill="hold" smil:targetElement="id72" anim:sub-item="text" smil:attributeName="x" smil:values="0-width/2;x" smil:keyTimes="0;1" smil:additive="base"/>
                  <anim:animate smil:dur="0.5s" smil:fill="hold" smil:targetElement="id7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3" anim:sub-item="text" smil:attributeName="visibility" smil:to="visible"/>
                  <anim:animate smil:dur="0.5s" smil:fill="hold" smil:targetElement="id73" anim:sub-item="text" smil:attributeName="x" smil:values="0-width/2;x" smil:keyTimes="0;1" smil:additive="base"/>
                  <anim:animate smil:dur="0.5s" smil:fill="hold" smil:targetElement="id7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4" anim:sub-item="text" smil:attributeName="visibility" smil:to="visible"/>
                  <anim:animate smil:dur="0.5s" smil:fill="hold" smil:targetElement="id74" anim:sub-item="text" smil:attributeName="x" smil:values="0-width/2;x" smil:keyTimes="0;1" smil:additive="base"/>
                  <anim:animate smil:dur="0.5s" smil:fill="hold" smil:targetElement="id7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5" anim:sub-item="text" smil:attributeName="visibility" smil:to="visible"/>
                  <anim:animate smil:dur="0.5s" smil:fill="hold" smil:targetElement="id75" anim:sub-item="text" smil:attributeName="x" smil:values="0-width/2;x" smil:keyTimes="0;1" smil:additive="base"/>
                  <anim:animate smil:dur="0.5s" smil:fill="hold" smil:targetElement="id7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6" anim:sub-item="text" smil:attributeName="visibility" smil:to="visible"/>
                  <anim:animate smil:dur="0.5s" smil:fill="hold" smil:targetElement="id76" anim:sub-item="text" smil:attributeName="x" smil:values="0-width/2;x" smil:keyTimes="0;1" smil:additive="base"/>
                  <anim:animate smil:dur="0.5s" smil:fill="hold" smil:targetElement="id76" anim:sub-item="text" smil:attributeName="y" smil:values="y;y" smil:keyTimes="0;1" smil:additive="base"/>
                </anim:par>
              </anim:par>
            </anim:par>
          </anim:seq>
        </anim:par>
        <presentation:notes draw:style-name="dp2">
          <draw:page-thumbnail draw:style-name="gr1" draw:layer="layout" svg:width="7.142cm" svg:height="9.524cm" svg:x="5.953cm" svg:y="1.93cm" draw:page-number="23" presentation:class="page"/>
          <draw:frame presentation:style-name="pr6" draw:layer="layout" svg:width="15.239cm" svg:height="11.43cm" svg:x="1.905cm" svg:y="12.065cm" presentation:class="notes" presentation:placeholder="true">
            <draw:text-box/>
          </draw:frame>
        </presentation:notes>
      </draw:page>
      <draw:page draw:name="Common numerical scale " draw:style-name="dp1" draw:master-page-name="Default" presentation:presentation-page-layout-name="AL2T1">
        <draw:frame presentation:style-name="pr4" draw:text-style-name="P2" xml:id="id77" draw:id="id77" draw:layer="layout" svg:width="21.59cm" svg:height="3.175cm" svg:x="1.905cm" svg:y="1.692cm" presentation:class="title" presentation:user-transformed="true">
          <draw:text-box>
            <text:list text:style-name="L1">
              <text:list-header>
                <text:p text:style-name="P1"><text:span text:style-name="T2">Common numerical scale </text:span></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78" text:id="id78" text:style-name="P7"><text:span text:style-name="T2">Common numerical scale . . .</text:span></text:p>
              </text:list-item>
              <text:list-item>
                <text:p xml:id="id79" text:id="id79" text:style-name="P9">AS<text:tab/>=<text:tab/>Agree Strongly<text:tab/>=<text:tab/>4</text:p>
              </text:list-item>
              <text:list-item>
                <text:p xml:id="id80" text:id="id80" text:style-name="P9">A<text:tab/>=<text:tab/>Agree<text:tab/><text:tab/>=<text:tab/>3</text:p>
              </text:list-item>
              <text:list-item>
                <text:p xml:id="id81" text:id="id81" text:style-name="P9">D<text:tab/>=<text:tab/>Disagree<text:tab/><text:tab/>=<text:tab/>2</text:p>
              </text:list-item>
              <text:list-item>
                <text:p xml:id="id82" text:id="id82" text:style-name="P9">DS<text:tab/>=<text:tab/>Disagree Strongly=<text:tab/>1</text:p>
                <text:p text:style-name="P7"/>
                <text:p text:style-name="P7"/>
                <text:p text:style-name="P7"/>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7" smil:attributeName="visibility" smil:to="visible"/>
                  <anim:animate smil:dur="0.5s" smil:fill="hold" smil:targetElement="id77" smil:attributeName="x" smil:values="0-width/2;x" smil:keyTimes="0;1" smil:additive="base"/>
                  <anim:animate smil:dur="0.5s" smil:fill="hold" smil:targetElement="id77"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8" anim:sub-item="text" smil:attributeName="visibility" smil:to="visible"/>
                  <anim:animate smil:dur="0.5s" smil:fill="hold" smil:targetElement="id78" anim:sub-item="text" smil:attributeName="x" smil:values="0-width/2;x" smil:keyTimes="0;1" smil:additive="base"/>
                  <anim:animate smil:dur="0.5s" smil:fill="hold" smil:targetElement="id7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9" anim:sub-item="text" smil:attributeName="visibility" smil:to="visible"/>
                  <anim:animate smil:dur="0.5s" smil:fill="hold" smil:targetElement="id79" anim:sub-item="text" smil:attributeName="x" smil:values="0-width/2;x" smil:keyTimes="0;1" smil:additive="base"/>
                  <anim:animate smil:dur="0.5s" smil:fill="hold" smil:targetElement="id7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0" anim:sub-item="text" smil:attributeName="visibility" smil:to="visible"/>
                  <anim:animate smil:dur="0.5s" smil:fill="hold" smil:targetElement="id80" anim:sub-item="text" smil:attributeName="x" smil:values="0-width/2;x" smil:keyTimes="0;1" smil:additive="base"/>
                  <anim:animate smil:dur="0.5s" smil:fill="hold" smil:targetElement="id8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1" anim:sub-item="text" smil:attributeName="visibility" smil:to="visible"/>
                  <anim:animate smil:dur="0.5s" smil:fill="hold" smil:targetElement="id81" anim:sub-item="text" smil:attributeName="x" smil:values="0-width/2;x" smil:keyTimes="0;1" smil:additive="base"/>
                  <anim:animate smil:dur="0.5s" smil:fill="hold" smil:targetElement="id8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2" anim:sub-item="text" smil:attributeName="visibility" smil:to="visible"/>
                  <anim:animate smil:dur="0.5s" smil:fill="hold" smil:targetElement="id82" anim:sub-item="text" smil:attributeName="x" smil:values="0-width/2;x" smil:keyTimes="0;1" smil:additive="base"/>
                  <anim:animate smil:dur="0.5s" smil:fill="hold" smil:targetElement="id82" anim:sub-item="text" smil:attributeName="y" smil:values="y;y" smil:keyTimes="0;1" smil:additive="base"/>
                </anim:par>
              </anim:par>
            </anim:par>
          </anim:seq>
        </anim:par>
        <presentation:notes draw:style-name="dp2">
          <draw:page-thumbnail draw:style-name="gr1" draw:layer="layout" svg:width="7.142cm" svg:height="9.524cm" svg:x="5.953cm" svg:y="1.93cm" draw:page-number="24" presentation:class="page"/>
          <draw:frame presentation:style-name="pr6" draw:layer="layout" svg:width="15.239cm" svg:height="11.43cm" svg:x="1.905cm" svg:y="12.065cm" presentation:class="notes" presentation:placeholder="true">
            <draw:text-box/>
          </draw:frame>
        </presentation:notes>
      </draw:page>
      <draw:page draw:name="Common numerical scale ." draw:style-name="dp1" draw:master-page-name="Default" presentation:presentation-page-layout-name="AL2T1">
        <draw:frame presentation:style-name="pr4" draw:text-style-name="P2" xml:id="id83" draw:id="id83" draw:layer="layout" svg:width="21.59cm" svg:height="3.175cm" svg:x="1.905cm" svg:y="1.692cm" presentation:class="title" presentation:user-transformed="true">
          <draw:text-box>
            <text:list text:style-name="L1">
              <text:list-header>
                <text:p text:style-name="P1"><text:span text:style-name="T2">Common numerical scale .</text:span></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84" text:id="id84" text:style-name="P9"><text:span text:style-name="T12">EX =</text:span><text:span text:style-name="T13"> </text:span><text:span text:style-name="T12">Exemplary</text:span> <text:tab/><text:tab/><text:tab/><text:tab/>=<text:tab/>4</text:p>
              </text:list-item>
              <text:list-item>
                <text:p xml:id="id85" text:id="id85" text:style-name="P9"><text:span text:style-name="T12">SP = Standard Prof. Performance</text:span> =<text:tab/>3</text:p>
              </text:list-item>
              <text:list-item>
                <text:p xml:id="id86" text:id="id86" text:style-name="P9"><text:span text:style-name="T12">IR = Improvement Required</text:span> <text:tab/><text:tab/>=<text:tab/>2</text:p>
              </text:list-item>
              <text:list-item>
                <text:p xml:id="id87" text:id="id87" text:style-name="P9"><text:span text:style-name="T12">UN = Unsatisfactory</text:span><text:span text:style-name="T12"><text:tab/></text:span><text:span text:style-name="T12"><text:tab/></text:span><text:span text:style-name="T12"><text:tab/></text:span><text:span text:style-name="T12">=</text:span><text:span text:style-name="T12"><text:tab/></text:span>1</text:p>
                <text:p text:style-name="P7"/>
                <text:p text:style-name="P7"/>
                <text:p text:style-name="P7"/>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3" smil:attributeName="visibility" smil:to="visible"/>
                  <anim:animate smil:dur="0.5s" smil:fill="hold" smil:targetElement="id83" smil:attributeName="x" smil:values="0-width/2;x" smil:keyTimes="0;1" smil:additive="base"/>
                  <anim:animate smil:dur="0.5s" smil:fill="hold" smil:targetElement="id83"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4" anim:sub-item="text" smil:attributeName="visibility" smil:to="visible"/>
                  <anim:animate smil:dur="0.5s" smil:fill="hold" smil:targetElement="id84" anim:sub-item="text" smil:attributeName="x" smil:values="0-width/2;x" smil:keyTimes="0;1" smil:additive="base"/>
                  <anim:animate smil:dur="0.5s" smil:fill="hold" smil:targetElement="id8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5" anim:sub-item="text" smil:attributeName="visibility" smil:to="visible"/>
                  <anim:animate smil:dur="0.5s" smil:fill="hold" smil:targetElement="id85" anim:sub-item="text" smil:attributeName="x" smil:values="0-width/2;x" smil:keyTimes="0;1" smil:additive="base"/>
                  <anim:animate smil:dur="0.5s" smil:fill="hold" smil:targetElement="id8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6" anim:sub-item="text" smil:attributeName="visibility" smil:to="visible"/>
                  <anim:animate smil:dur="0.5s" smil:fill="hold" smil:targetElement="id86" anim:sub-item="text" smil:attributeName="x" smil:values="0-width/2;x" smil:keyTimes="0;1" smil:additive="base"/>
                  <anim:animate smil:dur="0.5s" smil:fill="hold" smil:targetElement="id8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7" anim:sub-item="text" smil:attributeName="visibility" smil:to="visible"/>
                  <anim:animate smil:dur="0.5s" smil:fill="hold" smil:targetElement="id87" anim:sub-item="text" smil:attributeName="x" smil:values="0-width/2;x" smil:keyTimes="0;1" smil:additive="base"/>
                  <anim:animate smil:dur="0.5s" smil:fill="hold" smil:targetElement="id87" anim:sub-item="text" smil:attributeName="y" smil:values="y;y" smil:keyTimes="0;1" smil:additive="base"/>
                </anim:par>
              </anim:par>
            </anim:par>
          </anim:seq>
        </anim:par>
        <presentation:notes draw:style-name="dp2">
          <draw:page-thumbnail draw:style-name="gr1" draw:layer="layout" svg:width="7.142cm" svg:height="9.524cm" svg:x="5.953cm" svg:y="1.93cm" draw:page-number="25" presentation:class="page"/>
          <draw:frame presentation:style-name="pr6" draw:layer="layout" svg:width="15.239cm" svg:height="11.43cm" svg:x="1.905cm" svg:y="12.065cm" presentation:class="notes" presentation:placeholder="true">
            <draw:text-box/>
          </draw:frame>
        </presentation:notes>
      </draw:page>
      <draw:page draw:name="Scale Criteria" draw:style-name="dp1" draw:master-page-name="Default" presentation:presentation-page-layout-name="AL2T1">
        <draw:frame presentation:style-name="pr4" draw:text-style-name="P2" xml:id="id88" draw:id="id88" draw:layer="layout" svg:width="21.59cm" svg:height="3.175cm" svg:x="1.905cm" svg:y="1.692cm" presentation:class="title" presentation:user-transformed="true">
          <draw:text-box>
            <text:list text:style-name="L1">
              <text:list-header>
                <text:p text:style-name="P1"><text:span text:style-name="T2">Scale Criteria</text:span></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89" text:id="id89" text:style-name="P5"><text:span text:style-name="T13">EX = Exemplary. </text:span><text:span text:style-name="T7">Consistently exceeds standards of professional performance. <text:s/>Makes significant contributions to the department, institution, and content field.</text:span></text:p>
              </text:list-item>
              <text:list-item>
                <text:p xml:id="id90" text:id="id90" text:style-name="P5"><text:span text:style-name="T13">SP = Standard Professional Performance. </text:span><text:span text:style-name="T7">Consistently meets standards of professional performance. <text:s/>Makes meaningful contributions to functioning of the department and institution. <text:s/>No improvement required.</text:span></text:p>
              </text:list-item>
              <text:list-item>
                <text:p xml:id="id91" text:id="id91" text:style-name="P13"><text:span text:style-name="T13">IR = Improvement Required.</text:span><text:span text:style-name="T7"><text:tab/></text:span><text:span text:style-name="T7">Does not consistently meet standards of professional performance. <text:s/>Improvement required.</text:span></text:p>
              </text:list-item>
              <text:list-item>
                <text:p xml:id="id92" text:id="id92" text:style-name="P13"><text:span text:style-name="T13">UN = Unsatisfactory.</text:span><text:span text:style-name="T7"><text:tab/></text:span><text:span text:style-name="T7">Does not meet minimal standards of professional performance. <text:s/>Performance level inconsistent with employment requirements.</text:span></text:p>
                <text:p text:style-name="P5"><text:span text:style-name="T7"/></text:p>
                <text:p text:style-name="P5"><text:span text:style-name="T7"/></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8" smil:attributeName="visibility" smil:to="visible"/>
                  <anim:animate smil:dur="0.5s" smil:fill="hold" smil:targetElement="id88" smil:attributeName="x" smil:values="0-width/2;x" smil:keyTimes="0;1" smil:additive="base"/>
                  <anim:animate smil:dur="0.5s" smil:fill="hold" smil:targetElement="id88"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9" anim:sub-item="text" smil:attributeName="visibility" smil:to="visible"/>
                  <anim:animate smil:dur="0.5s" smil:fill="hold" smil:targetElement="id89" anim:sub-item="text" smil:attributeName="x" smil:values="0-width/2;x" smil:keyTimes="0;1" smil:additive="base"/>
                  <anim:animate smil:dur="0.5s" smil:fill="hold" smil:targetElement="id8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0" anim:sub-item="text" smil:attributeName="visibility" smil:to="visible"/>
                  <anim:animate smil:dur="0.5s" smil:fill="hold" smil:targetElement="id90" anim:sub-item="text" smil:attributeName="x" smil:values="0-width/2;x" smil:keyTimes="0;1" smil:additive="base"/>
                  <anim:animate smil:dur="0.5s" smil:fill="hold" smil:targetElement="id9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1" anim:sub-item="text" smil:attributeName="visibility" smil:to="visible"/>
                  <anim:animate smil:dur="0.5s" smil:fill="hold" smil:targetElement="id91" anim:sub-item="text" smil:attributeName="x" smil:values="0-width/2;x" smil:keyTimes="0;1" smil:additive="base"/>
                  <anim:animate smil:dur="0.5s" smil:fill="hold" smil:targetElement="id9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2" anim:sub-item="text" smil:attributeName="visibility" smil:to="visible"/>
                  <anim:animate smil:dur="0.5s" smil:fill="hold" smil:targetElement="id92" anim:sub-item="text" smil:attributeName="x" smil:values="0-width/2;x" smil:keyTimes="0;1" smil:additive="base"/>
                  <anim:animate smil:dur="0.5s" smil:fill="hold" smil:targetElement="id92" anim:sub-item="text" smil:attributeName="y" smil:values="y;y" smil:keyTimes="0;1" smil:additive="base"/>
                </anim:par>
              </anim:par>
            </anim:par>
          </anim:seq>
        </anim:par>
        <presentation:notes draw:style-name="dp2">
          <draw:page-thumbnail draw:style-name="gr1" draw:layer="layout" svg:width="7.142cm" svg:height="9.524cm" svg:x="5.953cm" svg:y="1.93cm" draw:page-number="26" presentation:class="page"/>
          <draw:frame presentation:style-name="pr6" draw:layer="layout" svg:width="15.239cm" svg:height="11.43cm" svg:x="1.905cm" svg:y="12.065cm" presentation:class="notes" presentation:placeholder="true">
            <draw:text-box/>
          </draw:frame>
        </presentation:notes>
      </draw:page>
      <draw:page draw:name="Overall Evaluation (Teaching)"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text:span text:style-name="T2">Overall Evaluation (Teaching)</text:span></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93" text:id="id93" text:style-name="P13"><text:span text:style-name="T7">sources:</text:span><text:span text:style-name="T7"><text:tab/></text:span><text:span text:style-name="T7"><text:tab/></text:span><text:span text:style-name="T14">Students</text:span><text:span text:style-name="T14"><text:tab/></text:span><text:span text:style-name="T14"><text:tab/></text:span><text:span text:style-name="T14">Peers</text:span><text:span text:style-name="T7"><text:tab/></text:span><text:span text:style-name="T14">Dept. Head</text:span></text:p>
              </text:list-item>
              <text:list-item>
                <text:p xml:id="id94" text:id="id94" text:style-name="P5"><text:span text:style-name="T7">Instructional</text:span></text:p>
              </text:list-item>
              <text:list-item>
                <text:p xml:id="id95" text:id="id95" text:style-name="P13"><text:span text:style-name="T14">Delivery Skills</text:span><text:span text:style-name="T7"><text:tab/></text:span><text:span text:style-name="T7"> <text:s text:c="4"/>(4)</text:span></text:p>
              </text:list-item>
              <text:list-item>
                <text:p xml:id="id96" text:id="id96" text:style-name="P13"><text:span text:style-name="T7">Instructional</text:span><text:span text:style-name="T7"><text:tab/></text:span><text:span text:style-name="T7"><text:tab/></text:span></text:p>
              </text:list-item>
              <text:list-item>
                <text:p xml:id="id97" text:id="id97" text:style-name="P13"><text:span text:style-name="T14">Design Skills</text:span><text:span text:style-name="T7"><text:tab/></text:span><text:span text:style-name="T7"><text:tab/></text:span><text:span text:style-name="T7"> <text:s text:c="3"/>(3)</text:span><text:span text:style-name="T7"><text:tab/></text:span><text:span text:style-name="T7"><text:tab/></text:span><text:span text:style-name="T7"> <text:s/>(3)</text:span></text:p>
              </text:list-item>
              <text:list-item>
                <text:p xml:id="id98" text:id="id98" text:style-name="P5"><text:span text:style-name="T7">Content</text:span></text:p>
              </text:list-item>
              <text:list-item>
                <text:p xml:id="id99" text:id="id99" text:style-name="P13"><text:span text:style-name="T14">Expertise</text:span><text:span text:style-name="T7"><text:tab/></text:span><text:span text:style-name="T7"><text:tab/></text:span><text:span text:style-name="T7"><text:tab/></text:span><text:span text:style-name="T7"><text:tab/></text:span><text:span text:style-name="T7"> <text:s/>(4)</text:span><text:span text:style-name="T7"><text:tab/></text:span><text:span text:style-name="T7"> <text:s text:c="5"/>(3)</text:span></text:p>
              </text:list-item>
              <text:list-item>
                <text:p xml:id="id100" text:id="id100" text:style-name="P5"><text:span text:style-name="T7">Course</text:span></text:p>
              </text:list-item>
              <text:list-item>
                <text:p xml:id="id101" text:id="id101" text:style-name="P13"><text:span text:style-name="T14">Management</text:span><text:span text:style-name="T7"><text:tab/></text:span><text:span text:style-name="T7"><text:tab/></text:span><text:span text:style-name="T7"><text:tab/></text:span><text:span text:style-name="T7"><text:tab/></text:span><text:span text:style-name="T7"><text:tab/></text:span><text:span text:style-name="T7"> <text:s text:c="5"/>(2)</text:span><text:span text:style-name="T7"><text:tab/></text:span><text:span text:style-name="T7"><text:tab/></text:span><text:span text:style-name="T7"><text:tab/></text:span><text:span text:style-name="T7"><text:tab/></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3" anim:sub-item="text" smil:attributeName="visibility" smil:to="visible"/>
                  <anim:animate smil:dur="0.5s" smil:fill="hold" smil:targetElement="id93" anim:sub-item="text" smil:attributeName="x" smil:values="0-width/2;x" smil:keyTimes="0;1" smil:additive="base"/>
                  <anim:animate smil:dur="0.5s" smil:fill="hold" smil:targetElement="id9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4" anim:sub-item="text" smil:attributeName="visibility" smil:to="visible"/>
                  <anim:animate smil:dur="0.5s" smil:fill="hold" smil:targetElement="id94" anim:sub-item="text" smil:attributeName="x" smil:values="0-width/2;x" smil:keyTimes="0;1" smil:additive="base"/>
                  <anim:animate smil:dur="0.5s" smil:fill="hold" smil:targetElement="id9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5" anim:sub-item="text" smil:attributeName="visibility" smil:to="visible"/>
                  <anim:animate smil:dur="0.5s" smil:fill="hold" smil:targetElement="id95" anim:sub-item="text" smil:attributeName="x" smil:values="0-width/2;x" smil:keyTimes="0;1" smil:additive="base"/>
                  <anim:animate smil:dur="0.5s" smil:fill="hold" smil:targetElement="id9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6" anim:sub-item="text" smil:attributeName="visibility" smil:to="visible"/>
                  <anim:animate smil:dur="0.5s" smil:fill="hold" smil:targetElement="id96" anim:sub-item="text" smil:attributeName="x" smil:values="0-width/2;x" smil:keyTimes="0;1" smil:additive="base"/>
                  <anim:animate smil:dur="0.5s" smil:fill="hold" smil:targetElement="id9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7" anim:sub-item="text" smil:attributeName="visibility" smil:to="visible"/>
                  <anim:animate smil:dur="0.5s" smil:fill="hold" smil:targetElement="id97" anim:sub-item="text" smil:attributeName="x" smil:values="0-width/2;x" smil:keyTimes="0;1" smil:additive="base"/>
                  <anim:animate smil:dur="0.5s" smil:fill="hold" smil:targetElement="id9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8" anim:sub-item="text" smil:attributeName="visibility" smil:to="visible"/>
                  <anim:animate smil:dur="0.5s" smil:fill="hold" smil:targetElement="id98" anim:sub-item="text" smil:attributeName="x" smil:values="0-width/2;x" smil:keyTimes="0;1" smil:additive="base"/>
                  <anim:animate smil:dur="0.5s" smil:fill="hold" smil:targetElement="id9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9" anim:sub-item="text" smil:attributeName="visibility" smil:to="visible"/>
                  <anim:animate smil:dur="0.5s" smil:fill="hold" smil:targetElement="id99" anim:sub-item="text" smil:attributeName="x" smil:values="0-width/2;x" smil:keyTimes="0;1" smil:additive="base"/>
                  <anim:animate smil:dur="0.5s" smil:fill="hold" smil:targetElement="id9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0" anim:sub-item="text" smil:attributeName="visibility" smil:to="visible"/>
                  <anim:animate smil:dur="0.5s" smil:fill="hold" smil:targetElement="id100" anim:sub-item="text" smil:attributeName="x" smil:values="0-width/2;x" smil:keyTimes="0;1" smil:additive="base"/>
                  <anim:animate smil:dur="0.5s" smil:fill="hold" smil:targetElement="id10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1" anim:sub-item="text" smil:attributeName="visibility" smil:to="visible"/>
                  <anim:animate smil:dur="0.5s" smil:fill="hold" smil:targetElement="id101" anim:sub-item="text" smil:attributeName="x" smil:values="0-width/2;x" smil:keyTimes="0;1" smil:additive="base"/>
                  <anim:animate smil:dur="0.5s" smil:fill="hold" smil:targetElement="id101" anim:sub-item="text" smil:attributeName="y" smil:values="y;y" smil:keyTimes="0;1" smil:additive="base"/>
                </anim:par>
              </anim:par>
            </anim:par>
          </anim:seq>
        </anim:par>
        <presentation:notes draw:style-name="dp2">
          <draw:page-thumbnail draw:style-name="gr1" draw:layer="layout" svg:width="7.142cm" svg:height="9.524cm" svg:x="5.953cm" svg:y="1.93cm" draw:page-number="27" presentation:class="page"/>
          <draw:frame presentation:style-name="pr6" draw:layer="layout" svg:width="15.239cm" svg:height="11.43cm" svg:x="1.905cm" svg:y="12.065cm" presentation:class="notes" presentation:placeholder="true">
            <draw:text-box/>
          </draw:frame>
        </presentation:notes>
      </draw:page>
      <draw:page draw:name="Composite Role Rating"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text:span text:style-name="T2">Composite Role Rating</text:span></text:p>
              </text:list-header>
            </text:list>
          </draw:text-box>
        </draw:frame>
        <draw:frame presentation:style-name="pr5" draw:text-style-name="P2" draw:layer="layout" svg:width="21.59cm" svg:height="11.43cm" svg:x="1.905cm" svg:y="5.503cm" presentation:class="outline" presentation:user-transformed="true">
          <draw:text-box>
            <text:list text:style-name="L6">
              <text:list-item>
                <text:list>
                  <text:list-item>
                    <text:list>
                      <text:list-item>
                        <text:list>
                          <text:list-item>
                            <text:list>
                              <text:list-header>
                                <text:p text:style-name="P14"><text:s text:c="6"/><text:span text:style-name="T9">Students </text:span><text:span text:style-name="T9"><text:tab/></text:span><text:span text:style-name="T9">Peers</text:span><text:tab/> <text:s text:c="4"/><text:span text:style-name="T9">Dept. Head</text:span></text:p>
                              </text:list-header>
                            </text:list>
                          </text:list-item>
                        </text:list>
                      </text:list-item>
                    </text:list>
                  </text:list-item>
                </text:list>
              </text:list-item>
            </text:list>
            <text:list text:style-name="L2">
              <text:list-item>
                <text:p text:style-name="P5"><text:span text:style-name="T7">Instructional</text:span></text:p>
              </text:list-item>
              <text:list-item>
                <text:p text:style-name="P13"><text:span text:style-name="T14">Delivery Skills</text:span><text:span text:style-name="T7"> <text:s text:c="5"/>4 (30%)</text:span><text:span text:style-name="T7"><text:tab/></text:span><text:span text:style-name="T7"><text:tab/></text:span><text:span text:style-name="T7"> <text:s text:c="6"/></text:span><text:span text:style-name="T7"><text:tab/></text:span><text:span text:style-name="T7"><text:tab/></text:span><text:span text:style-name="T7"> <text:s text:c="5"/>= <text:s text:c="2"/>1.20</text:span></text:p>
              </text:list-item>
              <text:list-item>
                <text:p text:style-name="P5"><text:span text:style-name="T7">Instructional</text:span></text:p>
              </text:list-item>
              <text:list-item>
                <text:p text:style-name="P13"><text:span text:style-name="T14">Design Skills</text:span><text:span text:style-name="T7"><text:tab/></text:span><text:span text:style-name="T7"> <text:s text:c="5"/>3 (10%) <text:s text:c="4"/>+</text:span><text:span text:style-name="T7"><text:tab/></text:span><text:span text:style-name="T7"> 3 (30%)</text:span><text:span text:style-name="T7"><text:tab/></text:span><text:span text:style-name="T7"><text:tab/></text:span><text:span text:style-name="T7"> <text:s text:c="2"/></text:span><text:span text:style-name="T7"><text:tab/></text:span><text:span text:style-name="T7"> <text:s text:c="6"/>= <text:s/>1.20</text:span></text:p>
              </text:list-item>
              <text:list-item>
                <text:p text:style-name="P5"><text:span text:style-name="T7">Content</text:span></text:p>
              </text:list-item>
              <text:list-item>
                <text:p text:style-name="P13"><text:span text:style-name="T14">Expertise</text:span><text:span text:style-name="T7"><text:tab/></text:span><text:span text:style-name="T7"><text:tab/></text:span><text:span text:style-name="T7"><text:tab/></text:span><text:span text:style-name="T7"> 4 (20%) <text:s text:c="6"/>+</text:span><text:span text:style-name="T7"><text:tab/></text:span><text:span text:style-name="T7">3 (5%)</text:span><text:span text:style-name="T7"><text:tab/></text:span><text:span text:style-name="T7"> <text:s text:c="6"/>= <text:s text:c="3"/>.95</text:span></text:p>
              </text:list-item>
              <text:list-item>
                <text:p text:style-name="P5"><text:span text:style-name="T7">Course</text:span></text:p>
              </text:list-item>
              <text:list-item>
                <text:p text:style-name="P13"><text:span text:style-name="T14">Management</text:span><text:span text:style-name="T7"><text:tab/></text:span><text:span text:style-name="T7"><text:tab/></text:span><text:span text:style-name="T7"><text:tab/></text:span><text:span text:style-name="T7"><text:tab/></text:span><text:span text:style-name="T7"><text:tab/></text:span><text:span text:style-name="T14">2 (5%)</text:span><text:span text:style-name="T7"><text:tab/></text:span><text:span text:style-name="T7"> <text:s text:c="6"/>=</text:span><text:span text:style-name="T14"> <text:s text:c="3"/>.10</text:span></text:p>
                <text:p text:style-name="P5"><text:span text:style-name="T13"/></text:p>
              </text:list-item>
              <text:list-item>
                <text:p text:style-name="P13"><text:span text:style-name="T13">Composite Role Rating</text:span><text:span text:style-name="T13"><text:tab/></text:span><text:span text:style-name="T13"><text:tab/></text:span><text:span text:style-name="T13"><text:tab/></text:span><text:span text:style-name="T13"><text:tab/></text:span><text:span text:style-name="T13"> <text:s text:c="6"/>= <text:s/>3.45</text:span></text:p>
                <text:p text:style-name="P5"><text:span text:style-name="T7"/></text:p>
                <text:p text:style-name="P5"><text:span text:style-name="T7"/></text:p>
              </text:list-item>
            </text:list>
          </draw:text-box>
        </draw:frame>
        <presentation:notes draw:style-name="dp2">
          <draw:page-thumbnail draw:style-name="gr1" draw:layer="layout" svg:width="7.142cm" svg:height="9.524cm" svg:x="5.953cm" svg:y="1.93cm" draw:page-number="28" presentation:class="page"/>
          <draw:frame presentation:style-name="pr6" draw:layer="layout" svg:width="15.239cm" svg:height="11.43cm" svg:x="1.905cm" svg:y="12.065cm" presentation:class="notes" presentation:placeholder="true">
            <draw:text-box/>
          </draw:frame>
        </presentation:notes>
      </draw:page>
      <draw:page draw:name="Example" draw:style-name="dp1" draw:master-page-name="Default" presentation:presentation-page-layout-name="AL2T1">
        <draw:frame presentation:style-name="pr4" draw:text-style-name="P2" xml:id="id102" draw:id="id102" draw:layer="layout" svg:width="21.59cm" svg:height="3.175cm" svg:x="1.905cm" svg:y="1.692cm" presentation:class="title" presentation:user-transformed="true">
          <draw:text-box>
            <text:list text:style-name="L1">
              <text:list-header>
                <text:p text:style-name="P1"><text:span text:style-name="T8">Example</text:span></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103" text:id="id103" text:style-name="P5"><text:span text:style-name="T7"><text:s/></text:span><text:span text:style-name="T7">Instructor Drake has selected the following roles with the relative “weights” shown:</text:span></text:p>
              </text:list-item>
              <text:list-item>
                <text:p xml:id="id104" text:id="id104" text:style-name="P5"><text:span text:style-name="T7">TEACHING............................................50%</text:span></text:p>
              </text:list-item>
              <text:list-item>
                <text:p xml:id="id105" text:id="id105" text:style-name="P5"><text:span text:style-name="T7">PROFESSIONAL DEVELOPMENT.....35%</text:span></text:p>
              </text:list-item>
              <text:list-item>
                <text:p xml:id="id106" text:id="id106" text:style-name="P5"><text:span text:style-name="T7">FACULTY SERVICE............................10%</text:span></text:p>
              </text:list-item>
              <text:list-item>
                <text:p xml:id="id107" text:id="id107" text:style-name="P5"><text:span text:style-name="T7">COMMUNITY SERVICE.......................5%</text:span></text:p>
              </text:list-item>
              <text:list-item>
                <text:p xml:id="id108" text:id="id108" text:style-name="P5"><text:span text:style-name="T7">TOTAL.................................................100%</text:span></text:p>
                <text:p text:style-name="P5"><text:span text:style-name="T7"/></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2" smil:attributeName="visibility" smil:to="visible"/>
                  <anim:animate smil:dur="0.5s" smil:fill="hold" smil:targetElement="id102" smil:attributeName="x" smil:values="0-width/2;x" smil:keyTimes="0;1" smil:additive="base"/>
                  <anim:animate smil:dur="0.5s" smil:fill="hold" smil:targetElement="id102"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3" anim:sub-item="text" smil:attributeName="visibility" smil:to="visible"/>
                  <anim:animate smil:dur="0.5s" smil:fill="hold" smil:targetElement="id103" anim:sub-item="text" smil:attributeName="x" smil:values="0-width/2;x" smil:keyTimes="0;1" smil:additive="base"/>
                  <anim:animate smil:dur="0.5s" smil:fill="hold" smil:targetElement="id10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4" anim:sub-item="text" smil:attributeName="visibility" smil:to="visible"/>
                  <anim:animate smil:dur="0.5s" smil:fill="hold" smil:targetElement="id104" anim:sub-item="text" smil:attributeName="x" smil:values="0-width/2;x" smil:keyTimes="0;1" smil:additive="base"/>
                  <anim:animate smil:dur="0.5s" smil:fill="hold" smil:targetElement="id10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5" anim:sub-item="text" smil:attributeName="visibility" smil:to="visible"/>
                  <anim:animate smil:dur="0.5s" smil:fill="hold" smil:targetElement="id105" anim:sub-item="text" smil:attributeName="x" smil:values="0-width/2;x" smil:keyTimes="0;1" smil:additive="base"/>
                  <anim:animate smil:dur="0.5s" smil:fill="hold" smil:targetElement="id10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6" anim:sub-item="text" smil:attributeName="visibility" smil:to="visible"/>
                  <anim:animate smil:dur="0.5s" smil:fill="hold" smil:targetElement="id106" anim:sub-item="text" smil:attributeName="x" smil:values="0-width/2;x" smil:keyTimes="0;1" smil:additive="base"/>
                  <anim:animate smil:dur="0.5s" smil:fill="hold" smil:targetElement="id10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7" anim:sub-item="text" smil:attributeName="visibility" smil:to="visible"/>
                  <anim:animate smil:dur="0.5s" smil:fill="hold" smil:targetElement="id107" anim:sub-item="text" smil:attributeName="x" smil:values="0-width/2;x" smil:keyTimes="0;1" smil:additive="base"/>
                  <anim:animate smil:dur="0.5s" smil:fill="hold" smil:targetElement="id10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8" anim:sub-item="text" smil:attributeName="visibility" smil:to="visible"/>
                  <anim:animate smil:dur="0.5s" smil:fill="hold" smil:targetElement="id108" anim:sub-item="text" smil:attributeName="x" smil:values="0-width/2;x" smil:keyTimes="0;1" smil:additive="base"/>
                  <anim:animate smil:dur="0.5s" smil:fill="hold" smil:targetElement="id108" anim:sub-item="text" smil:attributeName="y" smil:values="y;y" smil:keyTimes="0;1" smil:additive="base"/>
                </anim:par>
              </anim:par>
            </anim:par>
          </anim:seq>
        </anim:par>
        <presentation:notes draw:style-name="dp2">
          <draw:page-thumbnail draw:style-name="gr1" draw:layer="layout" svg:width="7.142cm" svg:height="9.524cm" svg:x="5.953cm" svg:y="1.93cm" draw:page-number="29" presentation:class="page"/>
          <draw:frame presentation:style-name="pr6" draw:layer="layout" svg:width="15.239cm" svg:height="11.43cm" svg:x="1.905cm" svg:y="12.065cm" presentation:class="notes" presentation:placeholder="true">
            <draw:text-box/>
          </draw:frame>
        </presentation:notes>
      </draw:page>
      <draw:page draw:name="Composite Role Ratings for Drake " draw:style-name="dp1" draw:master-page-name="Default" presentation:presentation-page-layout-name="AL2T1">
        <draw:frame presentation:style-name="pr4" draw:text-style-name="P2" xml:id="id109" draw:id="id109" draw:layer="layout" svg:width="21.59cm" svg:height="3.175cm" svg:x="1.905cm" svg:y="1.692cm" presentation:class="title" presentation:user-transformed="true">
          <draw:text-box>
            <text:list text:style-name="L1">
              <text:list-header>
                <text:p text:style-name="P1"><text:span text:style-name="T8">Composite Role Ratings for Drake</text:span><text:span text:style-name="T8"><text:line-break/></text:span><text:span text:style-name="T8"/></text:p>
              </text:list-header>
            </text:list>
          </draw:text-box>
        </draw:frame>
        <draw:frame presentation:style-name="pr5" draw:text-style-name="P2" draw:layer="layout" svg:width="21.59cm" svg:height="11.43cm" svg:x="1.905cm" svg:y="5.503cm" presentation:class="outline" presentation:user-transformed="true">
          <draw:text-box>
            <text:list text:style-name="L5">
              <text:list-item>
                <text:list>
                  <text:list-item>
                    <text:list>
                      <text:list-item>
                        <text:list>
                          <text:list-item>
                            <text:list>
                              <text:list-header>
                                <text:p text:style-name="P15"><text:span text:style-name="T15"/></text:p>
                              </text:list-header>
                            </text:list>
                          </text:list-item>
                        </text:list>
                      </text:list-item>
                    </text:list>
                  </text:list-item>
                </text:list>
              </text:list-item>
            </text:list>
            <text:list text:style-name="L2">
              <text:list-item>
                <text:p text:style-name="P13"><text:span text:style-name="T14">ROLE</text:span><text:span text:style-name="T7"><text:tab/></text:span><text:span text:style-name="T7"><text:tab/></text:span><text:span text:style-name="T7"><text:tab/></text:span><text:span text:style-name="T7"><text:tab/></text:span><text:span text:style-name="T7"><text:tab/></text:span><text:span text:style-name="T7">Composite</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14">Role Ratings</text:span></text:p>
              </text:list-item>
              <text:list-item>
                <text:p text:style-name="P13"><text:span text:style-name="T7">TEACHING</text:span><text:span text:style-name="T7"><text:tab/></text:span><text:span text:style-name="T7"> <text:s/></text:span><text:span text:style-name="T7"><text:tab/></text:span><text:span text:style-name="T7"><text:tab/></text:span><text:span text:style-name="T7"><text:tab/></text:span><text:span text:style-name="T7"><text:tab/></text:span><text:span text:style-name="T7">3.45</text:span></text:p>
              </text:list-item>
              <text:list-item>
                <text:p text:style-name="P13"><text:span text:style-name="T7">PROFESSIONAL DEVELOPMENT</text:span><text:span text:style-name="T7"><text:tab/></text:span><text:span text:style-name="T7"><text:tab/></text:span><text:span text:style-name="T7">3.20</text:span></text:p>
              </text:list-item>
              <text:list-item>
                <text:p text:style-name="P13"><text:span text:style-name="T7">FACULTY SERVICE</text:span><text:span text:style-name="T7"><text:tab/></text:span><text:span text:style-name="T7"><text:tab/></text:span><text:span text:style-name="T7"><text:tab/></text:span><text:span text:style-name="T7"><text:tab/></text:span><text:span text:style-name="T7">3.60</text:span></text:p>
              </text:list-item>
              <text:list-item>
                <text:p text:style-name="P13"><text:span text:style-name="T7">COMMUNITY SERVICE</text:span><text:span text:style-name="T7"><text:tab/></text:span><text:span text:style-name="T7"><text:tab/></text:span><text:span text:style-name="T7"> </text:span><text:span text:style-name="T7"><text:tab/></text:span><text:span text:style-name="T7">2.60</text:span></text:p>
                <text:p text:style-name="P5"><text:span text:style-name="T7"/></text:p>
                <text:p text:style-name="P5"><text:span text:style-name="T7"/></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09" smil:attributeName="visibility" smil:to="visible"/>
                  <anim:animate smil:dur="0.5s" smil:fill="hold" smil:targetElement="id109" smil:attributeName="x" smil:values="0-width/2;x" smil:keyTimes="0;1" smil:additive="base"/>
                  <anim:animate smil:dur="0.5s" smil:fill="hold" smil:targetElement="id109" smil:attributeName="y" smil:values="y;y" smil:keyTimes="0;1" smil:additive="base"/>
                </anim:par>
              </anim:par>
            </anim:par>
          </anim:seq>
        </anim:par>
        <presentation:notes draw:style-name="dp2">
          <draw:page-thumbnail draw:style-name="gr1" draw:layer="layout" svg:width="7.142cm" svg:height="9.524cm" svg:x="5.953cm" svg:y="1.93cm" draw:page-number="30" presentation:class="page"/>
          <draw:frame presentation:style-name="pr6" draw:layer="layout" svg:width="15.239cm" svg:height="11.43cm" svg:x="1.905cm" svg:y="12.065cm" presentation:class="notes" presentation:placeholder="true">
            <draw:text-box/>
          </draw:frame>
        </presentation:notes>
      </draw:page>
      <draw:page draw:name="Computation of Drake’s Overall Composite Rating (OCR) " draw:style-name="dp1" draw:master-page-name="Default" presentation:presentation-page-layout-name="AL2T1">
        <draw:frame presentation:style-name="pr4" draw:text-style-name="P2" xml:id="id110" draw:id="id110" draw:layer="layout" svg:width="21.59cm" svg:height="3.175cm" svg:x="1.905cm" svg:y="1.692cm" presentation:class="title" presentation:user-transformed="true">
          <draw:text-box>
            <text:list text:style-name="L1">
              <text:list-header>
                <text:p text:style-name="P1"><text:span text:style-name="T2">Computation of Drake’s Overall Composite Rating (OCR)</text:span><text:span text:style-name="T2"><text:line-break/></text:span><text:span text:style-name="T2"/></text:p>
              </text:list-header>
            </text:list>
          </draw:text-box>
        </draw:frame>
        <draw:frame presentation:style-name="pr5" draw:text-style-name="P2" draw:layer="layout" svg:width="21.59cm" svg:height="11.43cm" svg:x="1.905cm" svg:y="5.503cm" presentation:class="outline" presentation:user-transformed="true">
          <draw:text-box>
            <text:list text:style-name="L2">
              <text:list-header>
                <text:p text:style-name="P5"><text:span text:style-name="T7"/></text:p>
              </text:list-header>
              <text:list-item>
                <text:p xml:id="id111" text:id="id111" text:style-name="P13"><text:span text:style-name="T14">Role</text:span><text:span text:style-name="T7"><text:tab/></text:span><text:span text:style-name="T7"><text:tab/></text:span><text:span text:style-name="T7"><text:tab/></text:span><text:span text:style-name="T7"> </text:span><text:span text:style-name="T14">Weight</text:span><text:span text:style-name="T7"> <text:s text:c="4"/></text:span><text:span text:style-name="T14">x</text:span><text:span text:style-name="T7"><text:tab/></text:span><text:span text:style-name="T7"> </text:span><text:span text:style-name="T14">Rating</text:span><text:span text:style-name="T7"> <text:s/>=</text:span><text:span text:style-name="T7"><text:tab/></text:span><text:span text:style-name="T7"> <text:s text:c="3"/></text:span><text:span text:style-name="T14">Rating</text:span></text:p>
              </text:list-item>
              <text:list-item>
                <text:p xml:id="id112" text:id="id112" text:style-name="P13"><text:span text:style-name="T14">Teaching</text:span><text:span text:style-name="T7"><text:tab/></text:span><text:span text:style-name="T7"><text:tab/></text:span><text:span text:style-name="T7"> <text:s text:c="2"/>50% <text:s text:c="7"/>x</text:span><text:span text:style-name="T7"><text:tab/></text:span><text:span text:style-name="T7"> <text:s text:c="4"/>3.41</text:span><text:span text:style-name="T7"><text:tab/></text:span><text:span text:style-name="T7">=</text:span><text:span text:style-name="T7"><text:tab/></text:span><text:span text:style-name="T7"> <text:s text:c="4"/>1.73</text:span></text:p>
              </text:list-item>
              <text:list-item>
                <text:p xml:id="id113" text:id="id113" text:style-name="P13"><text:span text:style-name="T14">Professional Develop.</text:span><text:span text:style-name="T7"><text:tab/></text:span><text:span text:style-name="T7"> <text:s text:c="2"/>35% <text:s text:c="7"/>x</text:span><text:span text:style-name="T7"><text:tab/></text:span><text:span text:style-name="T7"> <text:s text:c="4"/>3.20</text:span><text:span text:style-name="T7"><text:tab/></text:span><text:span text:style-name="T7">=</text:span><text:span text:style-name="T7"><text:tab/></text:span><text:span text:style-name="T7"> <text:s text:c="4"/>1.12</text:span></text:p>
              </text:list-item>
              <text:list-item>
                <text:p xml:id="id114" text:id="id114" text:style-name="P13"><text:span text:style-name="T14">Faculty Service</text:span><text:span text:style-name="T7"><text:tab/></text:span><text:span text:style-name="T7"> <text:s text:c="3"/>10% <text:s text:c="6"/>x</text:span><text:span text:style-name="T7"><text:tab/></text:span><text:span text:style-name="T7"> <text:s text:c="4"/>3.60</text:span><text:span text:style-name="T7"><text:tab/></text:span><text:span text:style-name="T7">=</text:span><text:span text:style-name="T7"><text:tab/></text:span><text:span text:style-name="T7"> <text:s text:c="6"/>.36</text:span></text:p>
              </text:list-item>
              <text:list-item>
                <text:p xml:id="id115" text:id="id115" text:style-name="P13"><text:span text:style-name="T14">Community Service</text:span><text:span text:style-name="T7"> <text:s text:c="10"/></text:span><text:span text:style-name="T14"><text:s/>5%</text:span><text:span text:style-name="T7"> <text:s text:c="6"/></text:span><text:span text:style-name="T14">x</text:span><text:span text:style-name="T7"><text:tab/></text:span><text:span text:style-name="T7"> <text:s text:c="4"/></text:span><text:span text:style-name="T14">2.60</text:span><text:span text:style-name="T7"><text:tab/></text:span><text:span text:style-name="T7">=</text:span><text:span text:style-name="T7"><text:tab/></text:span><text:span text:style-name="T7"> <text:s text:c="6"/></text:span><text:span text:style-name="T14">.13</text:span></text:p>
                <text:p text:style-name="P5"><text:span text:style-name="T7"/></text:p>
              </text:list-item>
              <text:list-item>
                <text:p xml:id="id116" text:id="id116" text:style-name="P13"><text:span text:style-name="T13">OVERALL COMPOSITE RATING =</text:span><text:span text:style-name="T13"><text:tab/></text:span><text:span text:style-name="T13"><text:tab/></text:span><text:span text:style-name="T13"><text:tab/></text:span><text:span text:style-name="T13"> <text:s text:c="4"/>3.34</text:span><text:span text:style-name="T13"><text:tab/></text:span><text:span text:style-name="T13"><text:tab/></text:span></text:p>
                <text:p text:style-name="P5"><text:span text:style-name="T13"/></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0" smil:attributeName="visibility" smil:to="visible"/>
                  <anim:animate smil:dur="0.5s" smil:fill="hold" smil:targetElement="id110" smil:attributeName="x" smil:values="0-width/2;x" smil:keyTimes="0;1" smil:additive="base"/>
                  <anim:animate smil:dur="0.5s" smil:fill="hold" smil:targetElement="id110"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1" anim:sub-item="text" smil:attributeName="visibility" smil:to="visible"/>
                  <anim:animate smil:dur="0.5s" smil:fill="hold" smil:targetElement="id111" anim:sub-item="text" smil:attributeName="x" smil:values="0-width/2;x" smil:keyTimes="0;1" smil:additive="base"/>
                  <anim:animate smil:dur="0.5s" smil:fill="hold" smil:targetElement="id11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2" anim:sub-item="text" smil:attributeName="visibility" smil:to="visible"/>
                  <anim:animate smil:dur="0.5s" smil:fill="hold" smil:targetElement="id112" anim:sub-item="text" smil:attributeName="x" smil:values="0-width/2;x" smil:keyTimes="0;1" smil:additive="base"/>
                  <anim:animate smil:dur="0.5s" smil:fill="hold" smil:targetElement="id11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3" anim:sub-item="text" smil:attributeName="visibility" smil:to="visible"/>
                  <anim:animate smil:dur="0.5s" smil:fill="hold" smil:targetElement="id113" anim:sub-item="text" smil:attributeName="x" smil:values="0-width/2;x" smil:keyTimes="0;1" smil:additive="base"/>
                  <anim:animate smil:dur="0.5s" smil:fill="hold" smil:targetElement="id11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4" anim:sub-item="text" smil:attributeName="visibility" smil:to="visible"/>
                  <anim:animate smil:dur="0.5s" smil:fill="hold" smil:targetElement="id114" anim:sub-item="text" smil:attributeName="x" smil:values="0-width/2;x" smil:keyTimes="0;1" smil:additive="base"/>
                  <anim:animate smil:dur="0.5s" smil:fill="hold" smil:targetElement="id11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5" anim:sub-item="text" smil:attributeName="visibility" smil:to="visible"/>
                  <anim:animate smil:dur="0.5s" smil:fill="hold" smil:targetElement="id115" anim:sub-item="text" smil:attributeName="x" smil:values="0-width/2;x" smil:keyTimes="0;1" smil:additive="base"/>
                  <anim:animate smil:dur="0.5s" smil:fill="hold" smil:targetElement="id11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6" anim:sub-item="text" smil:attributeName="visibility" smil:to="visible"/>
                  <anim:animate smil:dur="0.5s" smil:fill="hold" smil:targetElement="id116" anim:sub-item="text" smil:attributeName="x" smil:values="0-width/2;x" smil:keyTimes="0;1" smil:additive="base"/>
                  <anim:animate smil:dur="0.5s" smil:fill="hold" smil:targetElement="id116" anim:sub-item="text" smil:attributeName="y" smil:values="y;y" smil:keyTimes="0;1" smil:additive="base"/>
                </anim:par>
              </anim:par>
            </anim:par>
          </anim:seq>
        </anim:par>
        <presentation:notes draw:style-name="dp2">
          <draw:page-thumbnail draw:style-name="gr1" draw:layer="layout" svg:width="7.142cm" svg:height="9.524cm" svg:x="5.953cm" svg:y="1.93cm" draw:page-number="31" presentation:class="page"/>
          <draw:frame presentation:style-name="pr6" draw:layer="layout" svg:width="15.239cm" svg:height="11.43cm" svg:x="1.905cm" svg:y="12.065cm" presentation:class="notes" presentation:placeholder="true">
            <draw:text-box/>
          </draw:frame>
        </presentation:notes>
      </draw:page>
      <draw:page draw:name="Using overall composite ratings (OCR) in…" draw:style-name="dp1" draw:master-page-name="Default" presentation:presentation-page-layout-name="AL2T1">
        <draw:frame presentation:style-name="pr4" draw:text-style-name="P2" xml:id="id117" draw:id="id117" draw:layer="layout" svg:width="21.59cm" svg:height="3.175cm" svg:x="1.905cm" svg:y="1.692cm" presentation:class="title" presentation:user-transformed="true">
          <draw:text-box>
            <text:list text:style-name="L1">
              <text:list-header>
                <text:p text:style-name="P1"><text:span text:style-name="T2">Using overall composite ratings (OCR) in…</text:span></text:p>
              </text:list-header>
            </text:list>
          </draw:text-box>
        </draw:frame>
        <draw:frame presentation:style-name="pr5" draw:text-style-name="P2" draw:layer="layout" svg:width="21.59cm" svg:height="11.43cm" svg:x="1.905cm" svg:y="5.503cm" presentation:class="outline" presentation:user-transformed="true">
          <draw:text-box>
            <text:list text:style-name="L2">
              <text:list-header>
                <text:p text:style-name="P7"/>
              </text:list-header>
              <text:list-item>
                <text:p xml:id="id118" text:id="id118" text:style-name="P7"><text:s text:c="10"/>*Promotion Decisions</text:p>
              </text:list-item>
              <text:list-item>
                <text:p xml:id="id119" text:id="id119" text:style-name="P7"><text:s text:c="10"/>*Continuation Decisions</text:p>
              </text:list-item>
              <text:list-item>
                <text:p xml:id="id120" text:id="id120" text:style-name="P7"><text:s text:c="10"/>*Merit Pay Raise Decisions</text:p>
                <text:p text:style-name="P7"/>
                <text:p text:style-name="P7"/>
                <text:p text:style-name="P7"/>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7" smil:attributeName="visibility" smil:to="visible"/>
                  <anim:animate smil:dur="0.5s" smil:fill="hold" smil:targetElement="id117" smil:attributeName="x" smil:values="0-width/2;x" smil:keyTimes="0;1" smil:additive="base"/>
                  <anim:animate smil:dur="0.5s" smil:fill="hold" smil:targetElement="id117"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8" anim:sub-item="text" smil:attributeName="visibility" smil:to="visible"/>
                  <anim:animate smil:dur="0.5s" smil:fill="hold" smil:targetElement="id118" anim:sub-item="text" smil:attributeName="x" smil:values="0-width/2;x" smil:keyTimes="0;1" smil:additive="base"/>
                  <anim:animate smil:dur="0.5s" smil:fill="hold" smil:targetElement="id11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19" anim:sub-item="text" smil:attributeName="visibility" smil:to="visible"/>
                  <anim:animate smil:dur="0.5s" smil:fill="hold" smil:targetElement="id119" anim:sub-item="text" smil:attributeName="x" smil:values="0-width/2;x" smil:keyTimes="0;1" smil:additive="base"/>
                  <anim:animate smil:dur="0.5s" smil:fill="hold" smil:targetElement="id11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0" anim:sub-item="text" smil:attributeName="visibility" smil:to="visible"/>
                  <anim:animate smil:dur="0.5s" smil:fill="hold" smil:targetElement="id120" anim:sub-item="text" smil:attributeName="x" smil:values="0-width/2;x" smil:keyTimes="0;1" smil:additive="base"/>
                  <anim:animate smil:dur="0.5s" smil:fill="hold" smil:targetElement="id120" anim:sub-item="text" smil:attributeName="y" smil:values="y;y" smil:keyTimes="0;1" smil:additive="base"/>
                </anim:par>
              </anim:par>
            </anim:par>
          </anim:seq>
        </anim:par>
        <presentation:notes draw:style-name="dp2">
          <draw:page-thumbnail draw:style-name="gr1" draw:layer="layout" svg:width="7.142cm" svg:height="9.524cm" svg:x="5.953cm" svg:y="1.93cm" draw:page-number="32" presentation:class="page"/>
          <draw:frame presentation:style-name="pr6" draw:layer="layout" svg:width="15.239cm" svg:height="11.43cm" svg:x="1.905cm" svg:y="12.065cm" presentation:class="notes" presentation:placeholder="true">
            <draw:text-box/>
          </draw:frame>
        </presentation:notes>
      </draw:page>
      <draw:page draw:name="Criteria Vs. Standards " draw:style-name="dp1" draw:master-page-name="Default" presentation:presentation-page-layout-name="AL2T1">
        <draw:frame presentation:style-name="pr4" draw:text-style-name="P2" xml:id="id121" draw:id="id121" draw:layer="layout" svg:width="21.59cm" svg:height="3.175cm" svg:x="1.905cm" svg:y="1.692cm" presentation:class="title" presentation:user-transformed="true">
          <draw:text-box>
            <text:list text:style-name="L1">
              <text:list-header>
                <text:p text:style-name="P1"><text:span text:style-name="T2">Criteria Vs. Standards</text:span><text:span text:style-name="T2"><text:line-break/></text:span><text:span text:style-name="T2"/></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122" text:id="id122" text:style-name="P7">Criteria… “What <text:s/>variables should be taken into account?”</text:p>
              </text:list-item>
              <text:list-item>
                <text:p xml:id="id123" text:id="id123" text:style-name="P7">Standard…”What is the minimum measurement value of a criterion <text:s text:c="19"/>that will be acceptable?”</text:p>
                <text:p text:style-name="P7"/>
                <text:p text:style-name="P7"/>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1" smil:attributeName="visibility" smil:to="visible"/>
                  <anim:animate smil:dur="0.5s" smil:fill="hold" smil:targetElement="id121" smil:attributeName="x" smil:values="0-width/2;x" smil:keyTimes="0;1" smil:additive="base"/>
                  <anim:animate smil:dur="0.5s" smil:fill="hold" smil:targetElement="id121"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2" anim:sub-item="text" smil:attributeName="visibility" smil:to="visible"/>
                  <anim:animate smil:dur="0.5s" smil:fill="hold" smil:targetElement="id122" anim:sub-item="text" smil:attributeName="x" smil:values="0-width/2;x" smil:keyTimes="0;1" smil:additive="base"/>
                  <anim:animate smil:dur="0.5s" smil:fill="hold" smil:targetElement="id12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3" anim:sub-item="text" smil:attributeName="visibility" smil:to="visible"/>
                  <anim:animate smil:dur="0.5s" smil:fill="hold" smil:targetElement="id123" anim:sub-item="text" smil:attributeName="x" smil:values="0-width/2;x" smil:keyTimes="0;1" smil:additive="base"/>
                  <anim:animate smil:dur="0.5s" smil:fill="hold" smil:targetElement="id123" anim:sub-item="text" smil:attributeName="y" smil:values="y;y" smil:keyTimes="0;1" smil:additive="base"/>
                </anim:par>
              </anim:par>
            </anim:par>
          </anim:seq>
        </anim:par>
        <presentation:notes draw:style-name="dp2">
          <draw:page-thumbnail draw:style-name="gr1" draw:layer="layout" svg:width="7.142cm" svg:height="9.524cm" svg:x="5.953cm" svg:y="1.93cm" draw:page-number="33" presentation:class="page"/>
          <draw:frame presentation:style-name="pr6" draw:layer="layout" svg:width="15.239cm" svg:height="11.43cm" svg:x="1.905cm" svg:y="12.065cm" presentation:class="notes" presentation:placeholder="true">
            <draw:text-box/>
          </draw:frame>
        </presentation:notes>
      </draw:page>
      <draw:page draw:name="Applications to PROMOTION Decisions" draw:style-name="dp1" draw:master-page-name="Default" presentation:presentation-page-layout-name="AL2T1">
        <draw:frame presentation:style-name="pr4" draw:text-style-name="P2" xml:id="id127" draw:id="id127" draw:layer="layout" svg:width="21.59cm" svg:height="3.175cm" svg:x="1.905cm" svg:y="1.692cm" presentation:class="title" presentation:user-transformed="true">
          <draw:text-box>
            <text:list text:style-name="L1">
              <text:list-header>
                <text:p text:style-name="P1"><text:span text:style-name="T2">Applications to PROMOTION Decisions</text:span></text:p>
              </text:list-header>
            </text:list>
          </draw:text-box>
        </draw:frame>
        <draw:frame presentation:style-name="pr5" draw:text-style-name="P2" draw:layer="layout" svg:width="21.59cm" svg:height="11.43cm" svg:x="1.905cm" svg:y="5.503cm" presentation:class="outline" presentation:user-transformed="true">
          <draw:text-box>
            <text:list text:style-name="L2">
              <text:list-header>
                <text:p text:style-name="P7"/>
              </text:list-header>
              <text:list-item>
                <text:p xml:id="id124" text:id="id124" text:style-name="P4"><text:span text:style-name="T4">Promotions could be based on the achievement of a specified minimum Overall Composite Rating (OCR) for a specified number of consecutive years.</text:span></text:p>
              </text:list-item>
              <text:list-item>
                <text:p xml:id="id125" text:id="id125" text:style-name="P4"><text:span text:style-name="T4">For example, a minimum OCR of 2.75 for the last three consecutive years could be required for a promotion.</text:span></text:p>
                <text:p text:style-name="P4"><text:span text:style-name="T4"/></text:p>
              </text:list-item>
              <text:list-item>
                <text:p xml:id="id126" text:id="id126" text:style-name="P4"><text:span text:style-name="T4">STANDARD: OCR of 2.75 for 3 consecutive years</text:span></text:p>
                <text:p text:style-name="P4"><text:span text:style-name="T4"/></text:p>
                <text:p text:style-name="P4"><text:span text:style-name="T4"/></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4" anim:sub-item="text" smil:attributeName="visibility" smil:to="visible"/>
                  <anim:animate smil:dur="0.5s" smil:fill="hold" smil:targetElement="id124" anim:sub-item="text" smil:attributeName="x" smil:values="0-width/2;x" smil:keyTimes="0;1" smil:additive="base"/>
                  <anim:animate smil:dur="0.5s" smil:fill="hold" smil:targetElement="id12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5" anim:sub-item="text" smil:attributeName="visibility" smil:to="visible"/>
                  <anim:animate smil:dur="0.5s" smil:fill="hold" smil:targetElement="id125" anim:sub-item="text" smil:attributeName="x" smil:values="0-width/2;x" smil:keyTimes="0;1" smil:additive="base"/>
                  <anim:animate smil:dur="0.5s" smil:fill="hold" smil:targetElement="id12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6" anim:sub-item="text" smil:attributeName="visibility" smil:to="visible"/>
                  <anim:animate smil:dur="0.5s" smil:fill="hold" smil:targetElement="id126" anim:sub-item="text" smil:attributeName="x" smil:values="0-width/2;x" smil:keyTimes="0;1" smil:additive="base"/>
                  <anim:animate smil:dur="0.5s" smil:fill="hold" smil:targetElement="id12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7" smil:attributeName="visibility" smil:to="visible"/>
                  <anim:animate smil:dur="0.5s" smil:fill="hold" smil:targetElement="id127" smil:attributeName="x" smil:values="0-width/2;x" smil:keyTimes="0;1" smil:additive="base"/>
                  <anim:animate smil:dur="0.5s" smil:fill="hold" smil:targetElement="id127" smil:attributeName="y" smil:values="y;y" smil:keyTimes="0;1" smil:additive="base"/>
                </anim:par>
              </anim:par>
            </anim:par>
          </anim:seq>
        </anim:par>
        <presentation:notes draw:style-name="dp2">
          <draw:page-thumbnail draw:style-name="gr1" draw:layer="layout" svg:width="7.142cm" svg:height="9.524cm" svg:x="5.953cm" svg:y="1.93cm" draw:page-number="34" presentation:class="page"/>
          <draw:frame presentation:style-name="pr6" draw:layer="layout" svg:width="15.239cm" svg:height="11.43cm" svg:x="1.905cm" svg:y="12.065cm" presentation:class="notes" presentation:placeholder="true">
            <draw:text-box/>
          </draw:frame>
        </presentation:notes>
      </draw:page>
      <draw:page draw:name="APPLICATION TO MERIT PAY/RAISE DECISIONS " draw:style-name="dp1" draw:master-page-name="Default" presentation:presentation-page-layout-name="AL2T1">
        <draw:frame presentation:style-name="pr4" draw:text-style-name="P2" xml:id="id128" draw:id="id128" draw:layer="layout" svg:width="21.59cm" svg:height="3.175cm" svg:x="1.905cm" svg:y="1.692cm" presentation:class="title" presentation:user-transformed="true">
          <draw:text-box>
            <text:list text:style-name="L1">
              <text:list-header>
                <text:p text:style-name="P1"><text:span text:style-name="T8">APPLICATION TO MERIT PAY/RAISE DECISIONS</text:span><text:span text:style-name="T8"><text:line-break/></text:span><text:span text:style-name="T8"/></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129" text:id="id129" text:style-name="P4"><text:span text:style-name="T4">Assuming:</text:span></text:p>
              </text:list-item>
              <text:list-item>
                <text:p xml:id="id130" text:id="id130" text:style-name="P4"><text:span text:style-name="T4"><text:s text:c="19"/></text:span><text:span text:style-name="T4">*Merit/Raise money is available</text:span></text:p>
              </text:list-item>
              <text:list-item>
                <text:p xml:id="id131" text:id="id131" text:style-name="P3"><text:span text:style-name="T4"><text:s text:c="19"/></text:span><text:span text:style-name="T4">*OCR cutoff value for merit/raise has been </text:span><text:span text:style-name="T4"><text:tab/></text:span><text:span text:style-name="T4"><text:tab/></text:span><text:span text:style-name="T4"><text:tab/></text:span><text:span text:style-name="T4">established.</text:span></text:p>
                <text:p text:style-name="P4"><text:span text:style-name="T4"/></text:p>
              </text:list-item>
              <text:list-item>
                <text:p xml:id="id132" text:id="id132" text:style-name="P4"><text:span text:style-name="T4">There are 3 options in computing Merit Pay depending on the value structure of the institution.</text:span></text:p>
                <text:p text:style-name="P4"><text:span text:style-name="T4"/></text:p>
              </text:list-item>
              <text:list-item>
                <text:p xml:id="id133" text:id="id133" text:style-name="P5"><text:span text:style-name="T7">MAXIMUM DIFFERENTIATION – among levels of merit</text:span></text:p>
              </text:list-item>
              <text:list-item>
                <text:p xml:id="id134" text:id="id134" text:style-name="P5"><text:span text:style-name="T7">MODERATE DIFFERENTIATION – among levels of merit</text:span></text:p>
              </text:list-item>
              <text:list-item>
                <text:p xml:id="id135" text:id="id135" text:style-name="P5"><text:span text:style-name="T7">MINIMUM DIFFERENTIATION – among levels of merit</text:span></text:p>
                <text:p text:style-name="P5"><text:span text:style-name="T7"/></text:p>
                <text:p text:style-name="P5"><text:span text:style-name="T7"/></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8" smil:attributeName="visibility" smil:to="visible"/>
                  <anim:animate smil:dur="0.5s" smil:fill="hold" smil:targetElement="id128" smil:attributeName="x" smil:values="0-width/2;x" smil:keyTimes="0;1" smil:additive="base"/>
                  <anim:animate smil:dur="0.5s" smil:fill="hold" smil:targetElement="id128"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29" anim:sub-item="text" smil:attributeName="visibility" smil:to="visible"/>
                  <anim:animate smil:dur="0.5s" smil:fill="hold" smil:targetElement="id129" anim:sub-item="text" smil:attributeName="x" smil:values="0-width/2;x" smil:keyTimes="0;1" smil:additive="base"/>
                  <anim:animate smil:dur="0.5s" smil:fill="hold" smil:targetElement="id12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0" anim:sub-item="text" smil:attributeName="visibility" smil:to="visible"/>
                  <anim:animate smil:dur="0.5s" smil:fill="hold" smil:targetElement="id130" anim:sub-item="text" smil:attributeName="x" smil:values="0-width/2;x" smil:keyTimes="0;1" smil:additive="base"/>
                  <anim:animate smil:dur="0.5s" smil:fill="hold" smil:targetElement="id13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1" anim:sub-item="text" smil:attributeName="visibility" smil:to="visible"/>
                  <anim:animate smil:dur="0.5s" smil:fill="hold" smil:targetElement="id131" anim:sub-item="text" smil:attributeName="x" smil:values="0-width/2;x" smil:keyTimes="0;1" smil:additive="base"/>
                  <anim:animate smil:dur="0.5s" smil:fill="hold" smil:targetElement="id13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2" anim:sub-item="text" smil:attributeName="visibility" smil:to="visible"/>
                  <anim:animate smil:dur="0.5s" smil:fill="hold" smil:targetElement="id132" anim:sub-item="text" smil:attributeName="x" smil:values="0-width/2;x" smil:keyTimes="0;1" smil:additive="base"/>
                  <anim:animate smil:dur="0.5s" smil:fill="hold" smil:targetElement="id13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3" anim:sub-item="text" smil:attributeName="visibility" smil:to="visible"/>
                  <anim:animate smil:dur="0.5s" smil:fill="hold" smil:targetElement="id133" anim:sub-item="text" smil:attributeName="x" smil:values="0-width/2;x" smil:keyTimes="0;1" smil:additive="base"/>
                  <anim:animate smil:dur="0.5s" smil:fill="hold" smil:targetElement="id13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4" anim:sub-item="text" smil:attributeName="visibility" smil:to="visible"/>
                  <anim:animate smil:dur="0.5s" smil:fill="hold" smil:targetElement="id134" anim:sub-item="text" smil:attributeName="x" smil:values="0-width/2;x" smil:keyTimes="0;1" smil:additive="base"/>
                  <anim:animate smil:dur="0.5s" smil:fill="hold" smil:targetElement="id13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5" anim:sub-item="text" smil:attributeName="visibility" smil:to="visible"/>
                  <anim:animate smil:dur="0.5s" smil:fill="hold" smil:targetElement="id135" anim:sub-item="text" smil:attributeName="x" smil:values="0-width/2;x" smil:keyTimes="0;1" smil:additive="base"/>
                  <anim:animate smil:dur="0.5s" smil:fill="hold" smil:targetElement="id135" anim:sub-item="text" smil:attributeName="y" smil:values="y;y" smil:keyTimes="0;1" smil:additive="base"/>
                </anim:par>
              </anim:par>
            </anim:par>
          </anim:seq>
        </anim:par>
        <presentation:notes draw:style-name="dp2">
          <draw:page-thumbnail draw:style-name="gr1" draw:layer="layout" svg:width="7.142cm" svg:height="9.524cm" svg:x="5.953cm" svg:y="1.93cm" draw:page-number="35" presentation:class="page"/>
          <draw:frame presentation:style-name="pr6" draw:layer="layout" svg:width="15.239cm" svg:height="11.43cm" svg:x="1.905cm" svg:y="12.065cm" presentation:class="notes" presentation:placeholder="true">
            <draw:text-box/>
          </draw:frame>
        </presentation:notes>
      </draw:page>
      <draw:page draw:name="The Role of Students " draw:style-name="dp1" draw:master-page-name="Default" presentation:presentation-page-layout-name="AL2T1">
        <draw:frame presentation:style-name="pr4" draw:text-style-name="P2" xml:id="id136" draw:id="id136" draw:layer="layout" svg:width="21.59cm" svg:height="3.175cm" svg:x="1.905cm" svg:y="1.692cm" presentation:class="title" presentation:user-transformed="true">
          <draw:text-box>
            <text:list text:style-name="L1">
              <text:list-header>
                <text:p text:style-name="P1"><text:span text:style-name="T2">The Role of Students</text:span><text:span text:style-name="T2"><text:line-break/></text:span><text:span text:style-name="T2"/></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137" text:id="id137" text:style-name="P5"><text:span text:style-name="T7">Students play an essential role in the evaluation of teaching. They are, after all, the group most directly affected by the quality of teaching. As firsthand observers in classes, students are in the best position to evaluate specific and critical aspects of classroom teaching. </text:span></text:p>
                <text:p text:style-name="P5"><text:span text:style-name="T7"/></text:p>
              </text:list-item>
              <text:list-item>
                <text:p xml:id="id138" text:id="id138" text:style-name="P5"><text:span text:style-name="T7">Murray (1995, p. 50) states, "This symbiotic relationship between faculty and students means that it is not only in our best interests to respect what they can tell us about our teaching, but also in their best interests to assist us to improve our teaching</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6" smil:attributeName="visibility" smil:to="visible"/>
                  <anim:animate smil:dur="0.5s" smil:fill="hold" smil:targetElement="id136" smil:attributeName="x" smil:values="0-width/2;x" smil:keyTimes="0;1" smil:additive="base"/>
                  <anim:animate smil:dur="0.5s" smil:fill="hold" smil:targetElement="id136"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7" anim:sub-item="text" smil:attributeName="visibility" smil:to="visible"/>
                  <anim:animate smil:dur="0.5s" smil:fill="hold" smil:targetElement="id137" anim:sub-item="text" smil:attributeName="x" smil:values="0-width/2;x" smil:keyTimes="0;1" smil:additive="base"/>
                  <anim:animate smil:dur="0.5s" smil:fill="hold" smil:targetElement="id13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8" anim:sub-item="text" smil:attributeName="visibility" smil:to="visible"/>
                  <anim:animate smil:dur="0.5s" smil:fill="hold" smil:targetElement="id138" anim:sub-item="text" smil:attributeName="x" smil:values="0-width/2;x" smil:keyTimes="0;1" smil:additive="base"/>
                  <anim:animate smil:dur="0.5s" smil:fill="hold" smil:targetElement="id138" anim:sub-item="text" smil:attributeName="y" smil:values="y;y" smil:keyTimes="0;1" smil:additive="base"/>
                </anim:par>
              </anim:par>
            </anim:par>
          </anim:seq>
        </anim:par>
        <presentation:notes draw:style-name="dp2">
          <draw:page-thumbnail draw:style-name="gr1" draw:layer="layout" svg:width="7.142cm" svg:height="9.524cm" svg:x="5.953cm" svg:y="1.93cm" draw:page-number="36" presentation:class="page"/>
          <draw:frame presentation:style-name="pr6" draw:layer="layout" svg:width="15.239cm" svg:height="11.43cm" svg:x="1.905cm" svg:y="12.065cm" presentation:class="notes" presentation:placeholder="true">
            <draw:text-box/>
          </draw:frame>
        </presentation:notes>
      </draw:page>
      <draw:page draw:name="Variables not consistently related to student ratings include: " draw:style-name="dp1" draw:master-page-name="Default" presentation:presentation-page-layout-name="AL2T1">
        <draw:frame presentation:style-name="pr4" draw:text-style-name="P2" xml:id="id139" draw:id="id139" draw:layer="layout" svg:width="21.59cm" svg:height="3.175cm" svg:x="1.905cm" svg:y="1.692cm" presentation:class="title" presentation:user-transformed="true">
          <draw:text-box>
            <text:list text:style-name="L1">
              <text:list-header>
                <text:p text:style-name="P1"><text:span text:style-name="T2">Variables not consistently related to student ratings include:</text:span><text:span text:style-name="T2"><text:line-break/></text:span><text:span text:style-name="T2"/></text:p>
              </text:list-header>
            </text:list>
          </draw:text-box>
        </draw:frame>
        <draw:frame presentation:style-name="pr5" draw:text-style-name="P2" draw:layer="layout" svg:width="21.59cm" svg:height="11.43cm" svg:x="1.905cm" svg:y="5.503cm" presentation:class="outline" presentation:user-transformed="true">
          <draw:text-box>
            <text:list text:style-name="L2">
              <text:list-header>
                <text:p text:style-name="P4"><text:span text:style-name="T4"/></text:p>
              </text:list-header>
              <text:list-item>
                <text:p xml:id="id140" text:id="id140" text:style-name="P4"><text:span text:style-name="T4"><text:s text:c="5"/></text:span><text:span text:style-name="T4">age of student </text:span></text:p>
              </text:list-item>
              <text:list-item>
                <text:p xml:id="id141" text:id="id141" text:style-name="P4"><text:span text:style-name="T4"><text:s text:c="5"/></text:span><text:span text:style-name="T4">gender of student </text:span></text:p>
              </text:list-item>
              <text:list-item>
                <text:p xml:id="id142" text:id="id142" text:style-name="P4"><text:span text:style-name="T4"><text:s text:c="5"/></text:span><text:span text:style-name="T4">student's GPA </text:span></text:p>
              </text:list-item>
              <text:list-item>
                <text:p xml:id="id143" text:id="id143" text:style-name="P4"><text:span text:style-name="T4"><text:s text:c="5"/></text:span><text:span text:style-name="T4">student's personality </text:span></text:p>
              </text:list-item>
              <text:list-item>
                <text:p xml:id="id144" text:id="id144" text:style-name="P4"><text:span text:style-name="T4"><text:s text:c="5"/></text:span><text:span text:style-name="T4">research record of instructor </text:span></text:p>
              </text:list-item>
              <text:list-item>
                <text:p xml:id="id145" text:id="id145" text:style-name="P4"><text:span text:style-name="T4"><text:s text:c="5"/></text:span><text:span text:style-name="T4">instructor personality </text:span></text:p>
              </text:list-item>
              <text:list-item>
                <text:p xml:id="id146" text:id="id146" text:style-name="P4"><text:span text:style-name="T4"><text:s text:c="5"/></text:span><text:span text:style-name="T4">class size </text:span></text:p>
              </text:list-item>
              <text:list-item>
                <text:p xml:id="id147" text:id="id147" text:style-name="P4"><text:span text:style-name="T4"><text:s text:c="5"/></text:span><text:span text:style-name="T4">time of day of course </text:span></text:p>
              </text:list-item>
              <text:list-item>
                <text:p xml:id="id148" text:id="id148" text:style-name="P4"><text:span text:style-name="T4"><text:s text:c="5"/></text:span><text:span text:style-name="T4">expected grades (over 400 studies with mostly low or no correlation) </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39" smil:attributeName="visibility" smil:to="visible"/>
                  <anim:animate smil:dur="0.5s" smil:fill="hold" smil:targetElement="id139" smil:attributeName="x" smil:values="0-width/2;x" smil:keyTimes="0;1" smil:additive="base"/>
                  <anim:animate smil:dur="0.5s" smil:fill="hold" smil:targetElement="id139"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0" anim:sub-item="text" smil:attributeName="visibility" smil:to="visible"/>
                  <anim:animate smil:dur="0.5s" smil:fill="hold" smil:targetElement="id140" anim:sub-item="text" smil:attributeName="x" smil:values="0-width/2;x" smil:keyTimes="0;1" smil:additive="base"/>
                  <anim:animate smil:dur="0.5s" smil:fill="hold" smil:targetElement="id14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1" anim:sub-item="text" smil:attributeName="visibility" smil:to="visible"/>
                  <anim:animate smil:dur="0.5s" smil:fill="hold" smil:targetElement="id141" anim:sub-item="text" smil:attributeName="x" smil:values="0-width/2;x" smil:keyTimes="0;1" smil:additive="base"/>
                  <anim:animate smil:dur="0.5s" smil:fill="hold" smil:targetElement="id14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2" anim:sub-item="text" smil:attributeName="visibility" smil:to="visible"/>
                  <anim:animate smil:dur="0.5s" smil:fill="hold" smil:targetElement="id142" anim:sub-item="text" smil:attributeName="x" smil:values="0-width/2;x" smil:keyTimes="0;1" smil:additive="base"/>
                  <anim:animate smil:dur="0.5s" smil:fill="hold" smil:targetElement="id142"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3" anim:sub-item="text" smil:attributeName="visibility" smil:to="visible"/>
                  <anim:animate smil:dur="0.5s" smil:fill="hold" smil:targetElement="id143" anim:sub-item="text" smil:attributeName="x" smil:values="0-width/2;x" smil:keyTimes="0;1" smil:additive="base"/>
                  <anim:animate smil:dur="0.5s" smil:fill="hold" smil:targetElement="id143"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4" anim:sub-item="text" smil:attributeName="visibility" smil:to="visible"/>
                  <anim:animate smil:dur="0.5s" smil:fill="hold" smil:targetElement="id144" anim:sub-item="text" smil:attributeName="x" smil:values="0-width/2;x" smil:keyTimes="0;1" smil:additive="base"/>
                  <anim:animate smil:dur="0.5s" smil:fill="hold" smil:targetElement="id14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5" anim:sub-item="text" smil:attributeName="visibility" smil:to="visible"/>
                  <anim:animate smil:dur="0.5s" smil:fill="hold" smil:targetElement="id145" anim:sub-item="text" smil:attributeName="x" smil:values="0-width/2;x" smil:keyTimes="0;1" smil:additive="base"/>
                  <anim:animate smil:dur="0.5s" smil:fill="hold" smil:targetElement="id14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6" anim:sub-item="text" smil:attributeName="visibility" smil:to="visible"/>
                  <anim:animate smil:dur="0.5s" smil:fill="hold" smil:targetElement="id146" anim:sub-item="text" smil:attributeName="x" smil:values="0-width/2;x" smil:keyTimes="0;1" smil:additive="base"/>
                  <anim:animate smil:dur="0.5s" smil:fill="hold" smil:targetElement="id14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7" anim:sub-item="text" smil:attributeName="visibility" smil:to="visible"/>
                  <anim:animate smil:dur="0.5s" smil:fill="hold" smil:targetElement="id147" anim:sub-item="text" smil:attributeName="x" smil:values="0-width/2;x" smil:keyTimes="0;1" smil:additive="base"/>
                  <anim:animate smil:dur="0.5s" smil:fill="hold" smil:targetElement="id14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8" anim:sub-item="text" smil:attributeName="visibility" smil:to="visible"/>
                  <anim:animate smil:dur="0.5s" smil:fill="hold" smil:targetElement="id148" anim:sub-item="text" smil:attributeName="x" smil:values="0-width/2;x" smil:keyTimes="0;1" smil:additive="base"/>
                  <anim:animate smil:dur="0.5s" smil:fill="hold" smil:targetElement="id148" anim:sub-item="text" smil:attributeName="y" smil:values="y;y" smil:keyTimes="0;1" smil:additive="base"/>
                </anim:par>
              </anim:par>
            </anim:par>
          </anim:seq>
        </anim:par>
        <presentation:notes draw:style-name="dp2">
          <draw:page-thumbnail draw:style-name="gr1" draw:layer="layout" svg:width="7.142cm" svg:height="9.524cm" svg:x="5.953cm" svg:y="1.93cm" draw:page-number="37" presentation:class="page"/>
          <draw:frame presentation:style-name="pr6" draw:layer="layout" svg:width="15.239cm" svg:height="11.43cm" svg:x="1.905cm" svg:y="12.065cm" presentation:class="notes" presentation:placeholder="true">
            <draw:text-box/>
          </draw:frame>
        </presentation:notes>
      </draw:page>
      <draw:page draw:name="Variables consistently related to student ratings:" draw:style-name="dp1" draw:master-page-name="Default" presentation:presentation-page-layout-name="AL2T1">
        <draw:frame presentation:style-name="pr4" draw:text-style-name="P2" xml:id="id149" draw:id="id149" draw:layer="layout" svg:width="21.59cm" svg:height="3.175cm" svg:x="1.905cm" svg:y="1.692cm" presentation:class="title" presentation:user-transformed="true">
          <draw:text-box>
            <text:list text:style-name="L1">
              <text:list-header>
                <text:p text:style-name="P1"><text:span text:style-name="T2">Variables consistently related to student ratings</text:span>:</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150" text:id="id150" text:style-name="P7">faculty rank</text:p>
              </text:list-item>
              <text:list-item>
                <text:p xml:id="id151" text:id="id151" text:style-name="P7">whether students take class as a requirement or elective (Students taking course as elective rate higher.) </text:p>
              </text:list-item>
              <text:list-item>
                <text:p xml:id="id152" text:id="id152" text:style-name="P7">upper division students (rank higher) </text:p>
                <text:p text:style-name="P7"/>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49" smil:attributeName="visibility" smil:to="visible"/>
                  <anim:animate smil:dur="0.5s" smil:fill="hold" smil:targetElement="id149" smil:attributeName="x" smil:values="0-width/2;x" smil:keyTimes="0;1" smil:additive="base"/>
                  <anim:animate smil:dur="0.5s" smil:fill="hold" smil:targetElement="id149"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0" anim:sub-item="text" smil:attributeName="visibility" smil:to="visible"/>
                  <anim:animate smil:dur="0.5s" smil:fill="hold" smil:targetElement="id150" anim:sub-item="text" smil:attributeName="x" smil:values="0-width/2;x" smil:keyTimes="0;1" smil:additive="base"/>
                  <anim:animate smil:dur="0.5s" smil:fill="hold" smil:targetElement="id15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1" anim:sub-item="text" smil:attributeName="visibility" smil:to="visible"/>
                  <anim:animate smil:dur="0.5s" smil:fill="hold" smil:targetElement="id151" anim:sub-item="text" smil:attributeName="x" smil:values="0-width/2;x" smil:keyTimes="0;1" smil:additive="base"/>
                  <anim:animate smil:dur="0.5s" smil:fill="hold" smil:targetElement="id15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2" anim:sub-item="text" smil:attributeName="visibility" smil:to="visible"/>
                  <anim:animate smil:dur="0.5s" smil:fill="hold" smil:targetElement="id152" anim:sub-item="text" smil:attributeName="x" smil:values="0-width/2;x" smil:keyTimes="0;1" smil:additive="base"/>
                  <anim:animate smil:dur="0.5s" smil:fill="hold" smil:targetElement="id152" anim:sub-item="text" smil:attributeName="y" smil:values="y;y" smil:keyTimes="0;1" smil:additive="base"/>
                </anim:par>
              </anim:par>
            </anim:par>
          </anim:seq>
        </anim:par>
        <presentation:notes draw:style-name="dp2">
          <draw:page-thumbnail draw:style-name="gr1" draw:layer="layout" svg:width="7.142cm" svg:height="9.524cm" svg:x="5.953cm" svg:y="1.93cm" draw:page-number="38" presentation:class="page"/>
          <draw:frame presentation:style-name="pr6" draw:layer="layout" svg:width="15.239cm" svg:height="11.43cm" svg:x="1.905cm" svg:y="12.065cm" presentation:class="notes" presentation:placeholder="true">
            <draw:text-box/>
          </draw:frame>
        </presentation:notes>
      </draw:page>
      <draw:page draw:name="The Role of Peers" draw:style-name="dp1" draw:master-page-name="Default" presentation:presentation-page-layout-name="AL2T1">
        <draw:frame presentation:style-name="pr4" draw:text-style-name="P2" xml:id="id153" draw:id="id153" draw:layer="layout" svg:width="21.59cm" svg:height="3.175cm" svg:x="1.905cm" svg:y="1.692cm" presentation:class="title" presentation:user-transformed="true">
          <draw:text-box>
            <text:list text:style-name="L1">
              <text:list-header>
                <text:p text:style-name="P1"><text:span text:style-name="T2">The Role of Peers</text:span></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154" text:id="id154" text:style-name="P5"><text:span text:style-name="T7">Mastery of course content </text:span></text:p>
              </text:list-item>
              <text:list-item>
                <text:p xml:id="id155" text:id="id155" text:style-name="P5"><text:span text:style-name="T7">Selection of course content </text:span></text:p>
              </text:list-item>
              <text:list-item>
                <text:p xml:id="id156" text:id="id156" text:style-name="P5"><text:span text:style-name="T7">Course organization </text:span></text:p>
              </text:list-item>
              <text:list-item>
                <text:p xml:id="id157" text:id="id157" text:style-name="P5"><text:span text:style-name="T7"><text:s/></text:span><text:span text:style-name="T7">Appropriateness of course objectives </text:span></text:p>
              </text:list-item>
              <text:list-item>
                <text:p xml:id="id158" text:id="id158" text:style-name="P5"><text:span text:style-name="T7"><text:s/></text:span><text:span text:style-name="T7">Appropriateness of instructional materials (such as textbooks, <text:s/>readings, media) </text:span></text:p>
              </text:list-item>
              <text:list-item>
                <text:p xml:id="id159" text:id="id159" text:style-name="P5"><text:span text:style-name="T7">Appropriateness of evaluative devices (such as exams, reports, written assignments) </text:span></text:p>
              </text:list-item>
              <text:list-item>
                <text:p xml:id="id160" text:id="id160" text:style-name="P5"><text:span text:style-name="T7">Appropriateness of methodology used to teach specific content areas </text:span></text:p>
              </text:list-item>
              <text:list-item>
                <text:p xml:id="id161" text:id="id161" text:style-name="P5"><text:span text:style-name="T7">Commitment to teaching and concern for student learning </text:span></text:p>
              </text:list-item>
              <text:list-item>
                <text:p xml:id="id162" text:id="id162" text:style-name="P5"><text:span text:style-name="T7">Student achievement, based on performance on exams and projects <text:s text:c="5"/>Support of departmental instructional efforts</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3" smil:attributeName="visibility" smil:to="visible"/>
                  <anim:animate smil:dur="0.5s" smil:fill="hold" smil:targetElement="id153" smil:attributeName="x" smil:values="0-width/2;x" smil:keyTimes="0;1" smil:additive="base"/>
                  <anim:animate smil:dur="0.5s" smil:fill="hold" smil:targetElement="id153"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4" anim:sub-item="text" smil:attributeName="visibility" smil:to="visible"/>
                  <anim:animate smil:dur="0.5s" smil:fill="hold" smil:targetElement="id154" anim:sub-item="text" smil:attributeName="x" smil:values="0-width/2;x" smil:keyTimes="0;1" smil:additive="base"/>
                  <anim:animate smil:dur="0.5s" smil:fill="hold" smil:targetElement="id15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5" anim:sub-item="text" smil:attributeName="visibility" smil:to="visible"/>
                  <anim:animate smil:dur="0.5s" smil:fill="hold" smil:targetElement="id155" anim:sub-item="text" smil:attributeName="x" smil:values="0-width/2;x" smil:keyTimes="0;1" smil:additive="base"/>
                  <anim:animate smil:dur="0.5s" smil:fill="hold" smil:targetElement="id15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6" anim:sub-item="text" smil:attributeName="visibility" smil:to="visible"/>
                  <anim:animate smil:dur="0.5s" smil:fill="hold" smil:targetElement="id156" anim:sub-item="text" smil:attributeName="x" smil:values="0-width/2;x" smil:keyTimes="0;1" smil:additive="base"/>
                  <anim:animate smil:dur="0.5s" smil:fill="hold" smil:targetElement="id156"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7" anim:sub-item="text" smil:attributeName="visibility" smil:to="visible"/>
                  <anim:animate smil:dur="0.5s" smil:fill="hold" smil:targetElement="id157" anim:sub-item="text" smil:attributeName="x" smil:values="0-width/2;x" smil:keyTimes="0;1" smil:additive="base"/>
                  <anim:animate smil:dur="0.5s" smil:fill="hold" smil:targetElement="id15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8" anim:sub-item="text" smil:attributeName="visibility" smil:to="visible"/>
                  <anim:animate smil:dur="0.5s" smil:fill="hold" smil:targetElement="id158" anim:sub-item="text" smil:attributeName="x" smil:values="0-width/2;x" smil:keyTimes="0;1" smil:additive="base"/>
                  <anim:animate smil:dur="0.5s" smil:fill="hold" smil:targetElement="id15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59" anim:sub-item="text" smil:attributeName="visibility" smil:to="visible"/>
                  <anim:animate smil:dur="0.5s" smil:fill="hold" smil:targetElement="id159" anim:sub-item="text" smil:attributeName="x" smil:values="0-width/2;x" smil:keyTimes="0;1" smil:additive="base"/>
                  <anim:animate smil:dur="0.5s" smil:fill="hold" smil:targetElement="id159"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0" anim:sub-item="text" smil:attributeName="visibility" smil:to="visible"/>
                  <anim:animate smil:dur="0.5s" smil:fill="hold" smil:targetElement="id160" anim:sub-item="text" smil:attributeName="x" smil:values="0-width/2;x" smil:keyTimes="0;1" smil:additive="base"/>
                  <anim:animate smil:dur="0.5s" smil:fill="hold" smil:targetElement="id160"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1" anim:sub-item="text" smil:attributeName="visibility" smil:to="visible"/>
                  <anim:animate smil:dur="0.5s" smil:fill="hold" smil:targetElement="id161" anim:sub-item="text" smil:attributeName="x" smil:values="0-width/2;x" smil:keyTimes="0;1" smil:additive="base"/>
                  <anim:animate smil:dur="0.5s" smil:fill="hold" smil:targetElement="id161"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2" anim:sub-item="text" smil:attributeName="visibility" smil:to="visible"/>
                  <anim:animate smil:dur="0.5s" smil:fill="hold" smil:targetElement="id162" anim:sub-item="text" smil:attributeName="x" smil:values="0-width/2;x" smil:keyTimes="0;1" smil:additive="base"/>
                  <anim:animate smil:dur="0.5s" smil:fill="hold" smil:targetElement="id162" anim:sub-item="text" smil:attributeName="y" smil:values="y;y" smil:keyTimes="0;1" smil:additive="base"/>
                </anim:par>
              </anim:par>
            </anim:par>
          </anim:seq>
        </anim:par>
        <presentation:notes draw:style-name="dp2">
          <draw:page-thumbnail draw:style-name="gr1" draw:layer="layout" svg:width="7.142cm" svg:height="9.524cm" svg:x="5.953cm" svg:y="1.93cm" draw:page-number="39" presentation:class="page"/>
          <draw:frame presentation:style-name="pr6" draw:layer="layout" svg:width="15.239cm" svg:height="11.43cm" svg:x="1.905cm" svg:y="12.065cm" presentation:class="notes" presentation:placeholder="true">
            <draw:text-box/>
          </draw:frame>
        </presentation:notes>
      </draw:page>
      <draw:page draw:name="The Role of Administrators " draw:style-name="dp1" draw:master-page-name="Default" presentation:presentation-page-layout-name="AL2T1">
        <draw:frame presentation:style-name="pr4" draw:text-style-name="P2" xml:id="id163" draw:id="id163" draw:layer="layout" svg:width="21.59cm" svg:height="3.175cm" svg:x="1.905cm" svg:y="1.692cm" presentation:class="title" presentation:user-transformed="true">
          <draw:text-box>
            <text:list text:style-name="L1">
              <text:list-header>
                <text:p text:style-name="P1"><text:span text:style-name="T2">The Role of Administrators</text:span><text:span text:style-name="T2"><text:line-break/></text:span><text:span text:style-name="T2"/></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164" text:id="id164" text:style-name="P5"><text:span text:style-name="T7">Whetten and Whetten (1985, p. 35) declared that "...the most powerful predictor of organizational effectiveness in colleges and universities is administrative behavior. </text:span></text:p>
              </text:list-item>
              <text:list-item>
                <text:p xml:id="id165" text:id="id165" text:style-name="P5"><text:span text:style-name="T7">Results from research show that administrators are more important than environment, structure, institution type, and control in accounting for performance.”</text:span></text:p>
              </text:list-item>
              <text:list-item>
                <text:p xml:id="id166" text:id="id166" text:style-name="P5"><text:span text:style-name="T7">There must be a long-term commitment on the part of upper administration to plan, support, and properly implement any proposed assessment plan if it is to be effective. The President, Vice President, Provost, Deans, Chairs, and Directors all have essential roles in the assessment of teaching and learning. </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3" smil:attributeName="visibility" smil:to="visible"/>
                  <anim:animate smil:dur="0.5s" smil:fill="hold" smil:targetElement="id163" smil:attributeName="x" smil:values="0-width/2;x" smil:keyTimes="0;1" smil:additive="base"/>
                  <anim:animate smil:dur="0.5s" smil:fill="hold" smil:targetElement="id163"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4" anim:sub-item="text" smil:attributeName="visibility" smil:to="visible"/>
                  <anim:animate smil:dur="0.5s" smil:fill="hold" smil:targetElement="id164" anim:sub-item="text" smil:attributeName="x" smil:values="0-width/2;x" smil:keyTimes="0;1" smil:additive="base"/>
                  <anim:animate smil:dur="0.5s" smil:fill="hold" smil:targetElement="id16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5" anim:sub-item="text" smil:attributeName="visibility" smil:to="visible"/>
                  <anim:animate smil:dur="0.5s" smil:fill="hold" smil:targetElement="id165" anim:sub-item="text" smil:attributeName="x" smil:values="0-width/2;x" smil:keyTimes="0;1" smil:additive="base"/>
                  <anim:animate smil:dur="0.5s" smil:fill="hold" smil:targetElement="id165"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6" anim:sub-item="text" smil:attributeName="visibility" smil:to="visible"/>
                  <anim:animate smil:dur="0.5s" smil:fill="hold" smil:targetElement="id166" anim:sub-item="text" smil:attributeName="x" smil:values="0-width/2;x" smil:keyTimes="0;1" smil:additive="base"/>
                  <anim:animate smil:dur="0.5s" smil:fill="hold" smil:targetElement="id166" anim:sub-item="text" smil:attributeName="y" smil:values="y;y" smil:keyTimes="0;1" smil:additive="base"/>
                </anim:par>
              </anim:par>
            </anim:par>
          </anim:seq>
        </anim:par>
        <presentation:notes draw:style-name="dp2">
          <draw:page-thumbnail draw:style-name="gr1" draw:layer="layout" svg:width="7.142cm" svg:height="9.524cm" svg:x="5.953cm" svg:y="1.93cm" draw:page-number="40" presentation:class="page"/>
          <draw:frame presentation:style-name="pr6" draw:layer="layout" svg:width="15.239cm" svg:height="11.43cm" svg:x="1.905cm" svg:y="12.065cm" presentation:class="notes" presentation:placeholder="true">
            <draw:text-box/>
          </draw:frame>
        </presentation:notes>
      </draw:page>
      <draw:page draw:name="The Role of the President" draw:style-name="dp1" draw:master-page-name="Default" presentation:presentation-page-layout-name="AL2T1">
        <draw:frame presentation:style-name="pr4" draw:text-style-name="P2" xml:id="id167" draw:id="id167" draw:layer="layout" svg:width="21.59cm" svg:height="3.175cm" svg:x="1.905cm" svg:y="1.692cm" presentation:class="title" presentation:user-transformed="true">
          <draw:text-box>
            <text:list text:style-name="L1">
              <text:list-header>
                <text:p text:style-name="P1"><text:span text:style-name="T2">The Role of the President</text:span></text:p>
              </text:list-header>
            </text:list>
          </draw:text-box>
        </draw:frame>
        <draw:frame presentation:style-name="pr5" draw:text-style-name="P2" draw:layer="layout" svg:width="21.59cm" svg:height="11.43cm" svg:x="1.905cm" svg:y="5.503cm" presentation:class="outline" presentation:user-transformed="true">
          <draw:text-box>
            <text:list text:style-name="L2">
              <text:list-item>
                <text:p xml:id="id168" text:id="id168" text:style-name="P5"><text:span text:style-name="T7">As Whetten and Whetten (1985) point out, administrative behavior is likely to result in improvement of teaching and learning if that behavior creates a culture that values teaching and learning. </text:span></text:p>
              </text:list-item>
              <text:list-item>
                <text:p xml:id="id169" text:id="id169" text:style-name="P5"><text:span text:style-name="T7">The continued role of the President in providing leadership for faculty evaluation of teaching should include enforcement of standards and criteria used by deans, chairs, and directors, as well as the review of deans, chairs, and directors with regard to their appropriate use of both developmental (formative) evaluation and personnel decisions (summative evaluations). </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7" smil:attributeName="visibility" smil:to="visible"/>
                  <anim:animate smil:dur="0.5s" smil:fill="hold" smil:targetElement="id167" smil:attributeName="x" smil:values="0-width/2;x" smil:keyTimes="0;1" smil:additive="base"/>
                  <anim:animate smil:dur="0.5s" smil:fill="hold" smil:targetElement="id167"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8" anim:sub-item="text" smil:attributeName="visibility" smil:to="visible"/>
                  <anim:animate smil:dur="0.5s" smil:fill="hold" smil:targetElement="id168" anim:sub-item="text" smil:attributeName="x" smil:values="0-width/2;x" smil:keyTimes="0;1" smil:additive="base"/>
                  <anim:animate smil:dur="0.5s" smil:fill="hold" smil:targetElement="id16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169" anim:sub-item="text" smil:attributeName="visibility" smil:to="visible"/>
                  <anim:animate smil:dur="0.5s" smil:fill="hold" smil:targetElement="id169" anim:sub-item="text" smil:attributeName="x" smil:values="0-width/2;x" smil:keyTimes="0;1" smil:additive="base"/>
                  <anim:animate smil:dur="0.5s" smil:fill="hold" smil:targetElement="id169" anim:sub-item="text" smil:attributeName="y" smil:values="y;y" smil:keyTimes="0;1" smil:additive="base"/>
                </anim:par>
              </anim:par>
            </anim:par>
          </anim:seq>
        </anim:par>
        <presentation:notes draw:style-name="dp2">
          <draw:page-thumbnail draw:style-name="gr1" draw:layer="layout" svg:width="7.142cm" svg:height="9.524cm" svg:x="5.953cm" svg:y="1.93cm" draw:page-number="41" presentation:class="page"/>
          <draw:frame presentation:style-name="pr6" draw:layer="layout" svg:width="15.239cm" svg:height="11.43cm" svg:x="1.905cm" svg:y="12.065cm" presentation:class="notes" presentation:placeholder="true">
            <draw:text-box/>
          </draw:frame>
        </presentation:notes>
      </draw:page>
      <draw:page draw:name="The Role of the Dean " draw:style-name="dp1" draw:master-page-name="Default" presentation:presentation-page-layout-name="AL2T1">
        <draw:frame presentation:style-name="pr4" draw:text-style-name="P2" draw:layer="layout" svg:width="21.59cm" svg:height="3.175cm" svg:x="1.905cm" svg:y="1.692cm" presentation:class="title" presentation:user-transformed="true">
          <draw:text-box>
            <text:list text:style-name="L1">
              <text:list-header>
                <text:p text:style-name="P1"><text:span text:style-name="T2">The Role of the Dean</text:span><text:span text:style-name="T2"><text:line-break/></text:span><text:span text:style-name="T2"/></text:p>
              </text:list-header>
            </text:list>
          </draw:text-box>
        </draw:frame>
        <draw:frame presentation:style-name="pr5" draw:text-style-name="P2" draw:layer="layout" svg:width="21.59cm" svg:height="11.43cm" svg:x="1.905cm" svg:y="5.503cm" presentation:class="outline" presentation:user-transformed="true">
          <draw:text-box>
            <text:list text:style-name="L2">
              <text:list-header>
                <text:p text:style-name="P7"/>
              </text:list-header>
              <text:list-item>
                <text:p text:style-name="P5"><text:span text:style-name="T7">The dean should ensure that faculty development and faculty evaluation are carried out in a fair, impartial, and systematic way at the departmental and school/college level. Because the dean is seldom a"firsthand observer" of teaching, s/he is not directly involved with the assessment of teaching. S/he ensures that teaching assessments follow the stated school mission and evaluation criteria and that evaluations follow explicit procedures. The dean should encourage a culture within the respective school/college that values teaching and learning. </text:span></text:p>
              </text:list-item>
            </text:list>
          </draw:text-box>
        </draw:frame>
        <presentation:notes draw:style-name="dp2">
          <draw:page-thumbnail draw:style-name="gr1" draw:layer="layout" svg:width="7.142cm" svg:height="9.524cm" svg:x="5.953cm" svg:y="1.93cm" draw:page-number="42" presentation:class="page"/>
          <draw:frame presentation:style-name="pr6" draw:layer="layout" svg:width="15.239cm" svg:height="11.43cm" svg:x="1.905cm" svg:y="12.065cm" presentation:class="notes" presentation:placeholder="true">
            <draw:text-box/>
          </draw:frame>
        </presentation:notes>
      </draw:page>
      <draw:page draw:name="Slide 43" draw:style-name="dp1" draw:master-page-name="Default">
        <presentation:notes draw:style-name="dp2">
          <draw:page-thumbnail draw:style-name="gr1" draw:layer="layout" svg:width="7.142cm" svg:height="9.524cm" svg:x="5.953cm" svg:y="1.93cm" draw:page-number="43" presentation:class="page"/>
          <draw:frame presentation:style-name="pr6" draw:layer="layout" svg:width="15.239cm" svg:height="11.43cm" svg:x="1.905cm" svg:y="12.065cm" presentation:class="notes" presentation:placeholder="true">
            <draw:text-box/>
          </draw:frame>
        </presentation:notes>
      </draw:page>
      <draw:page draw:name="Slide 44" draw:style-name="dp1" draw:master-page-name="Default" presentation:presentation-page-layout-name="AL2T1">
        <draw:frame presentation:style-name="pr12" draw:layer="layout" svg:width="21.59cm" svg:height="3.436cm" svg:x="1.905cm" svg:y="1.687cm" presentation:class="title" presentation:placeholder="true" presentation:user-transformed="true">
          <draw:text-box/>
        </draw:frame>
        <draw:frame presentation:style-name="pr13" draw:layer="layout" svg:width="21.59cm" svg:height="11.681cm" svg:x="1.905cm" svg:y="5.503cm" presentation:class="outline" presentation:placeholder="true" presentation:user-transformed="true">
          <draw:text-box/>
        </draw:frame>
        <presentation:notes draw:style-name="dp2">
          <draw:page-thumbnail draw:style-name="gr1" draw:layer="layout" svg:width="7.142cm" svg:height="9.524cm" svg:x="5.953cm" svg:y="1.93cm" draw:page-number="44" presentation:class="page"/>
          <draw:frame presentation:style-name="pr6"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pitch="variable"/>
    <style:font-face style:name="Arial" svg:font-family="Arial" style:font-family-generic="roman" style:font-pitch="variable"/>
    <style:font-face style:name="Times New Roman1"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10" draw:display-name="Gradient 10" draw:style="linear" draw:start-color="#000066" draw:end-color="#000044" draw:start-intensity="100%" draw:end-intensity="100%" draw:angle="2700" draw:border="0%"/>
    <draw:gradient draw:name="Gradient_20_7" draw:display-name="Gradient 7" draw:style="linear" draw:start-color="#000066" draw:end-color="#000000" draw:start-intensity="100%" draw:end-intensity="100%" draw:angle="2700" draw:border="0%"/>
    <draw:gradient draw:name="Gradient_20_8" draw:display-name="Gradient 8" draw:style="axial" draw:start-color="#3366ff" draw:end-color="#000044" draw:start-intensity="100%" draw:end-intensity="100%" draw:angle="2700" draw:border="0%"/>
    <draw:gradient draw:name="Gradient_20_9" draw:display-name="Gradient 9" draw:style="linear" draw:start-color="#000000" draw:end-color="#000066" draw:start-intensity="100%" draw:end-intensity="100%" draw:angle="0" draw:border="0%"/>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1" fo:color="#ffffff" fo:font-size="100%"/>
          </text:list-level-style-bullet>
          <text:list-level-style-bullet text:level="3" text:bullet-char="•">
            <style:list-level-properties text:space-before="2.54cm"/>
            <style:text-properties style:font-name="Times New Roman1" fo:color="#ffffff" fo:font-size="100%"/>
          </text:list-level-style-bullet>
          <text:list-level-style-bullet text:level="4" text:bullet-char="•">
            <style:list-level-properties text:space-before="3.81cm"/>
            <style:text-properties style:font-name="Times New Roman1" fo:color="#ffffff" fo:font-size="100%"/>
          </text:list-level-style-bullet>
          <text:list-level-style-bullet text:level="5" text:bullet-char="•">
            <style:list-level-properties text:space-before="5.08cm"/>
            <style:text-properties style:font-name="Times New Roman1" fo:color="#ffffff" fo:font-size="100%"/>
          </text:list-level-style-bullet>
          <text:list-level-style-bullet text:level="6" text:bullet-char="•">
            <style:list-level-properties text:space-before="5.08cm"/>
            <style:text-properties style:font-name="Times New Roman1" fo:color="#ffffff" fo:font-size="100%"/>
          </text:list-level-style-bullet>
          <text:list-level-style-bullet text:level="7" text:bullet-char="•">
            <style:list-level-properties text:space-before="5.08cm"/>
            <style:text-properties style:font-name="Times New Roman1" fo:color="#ffffff" fo:font-size="100%"/>
          </text:list-level-style-bullet>
          <text:list-level-style-bullet text:level="8" text:bullet-char="•">
            <style:list-level-properties text:space-before="5.08cm"/>
            <style:text-properties style:font-name="Times New Roman1" fo:color="#ffffff" fo:font-size="100%"/>
          </text:list-level-style-bullet>
          <text:list-level-style-bullet text:level="9" text:bullet-char="•">
            <style:list-level-properties text:space-before="5.08cm"/>
            <style:text-properties style:font-name="Times New Roman1" fo:color="#ffffff" fo:font-size="100%"/>
          </text:list-level-style-bullet>
          <text:list-level-style-bullet text:level="10" text:bullet-char="•">
            <style:list-level-properties text:space-before="5.08cm"/>
            <style:text-properties style:font-name="Times New Roman1"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Times New Roman" fo:font-size="24pt" fo:font-style="normal" fo:text-shadow="none" style:text-underline-style="none" fo:font-weight="normal"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000066" draw:fill-gradient-name="Gradient_20_7"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Times New Roman1" fo:color="#ffffff" fo:font-size="100%"/>
          </text:list-level-style-bullet>
          <text:list-level-style-bullet text:level="2" text:bullet-char="–">
            <style:list-level-properties text:space-before="1.27cm" text:min-label-width="0.793cm"/>
            <style:text-properties style:font-name="Times New Roman1" fo:color="#ffffff" fo:font-size="100%"/>
          </text:list-level-style-bullet>
          <text:list-level-style-bullet text:level="3" text:bullet-char="•">
            <style:list-level-properties text:space-before="2.54cm" text:min-label-width="0.635cm"/>
            <style:text-properties style:font-name="Times New Roman1" fo:color="#ffffff" fo:font-size="100%"/>
          </text:list-level-style-bullet>
          <text:list-level-style-bullet text:level="4" text:bullet-char="–">
            <style:list-level-properties text:space-before="3.81cm" text:min-label-width="0.635cm"/>
            <style:text-properties style:font-name="Times New Roman1" fo:color="#ffffff" fo:font-size="100%"/>
          </text:list-level-style-bullet>
          <text:list-level-style-bullet text:level="5" text:bullet-char="»">
            <style:list-level-properties text:space-before="5.08cm" text:min-label-width="0.635cm"/>
            <style:text-properties style:font-name="Times New Roman1" fo:color="#ffffff" fo:font-size="100%"/>
          </text:list-level-style-bullet>
          <text:list-level-style-bullet text:level="6" text:bullet-char="»">
            <style:list-level-properties text:space-before="5.08cm" text:min-label-width="0.635cm"/>
            <style:text-properties style:font-name="Times New Roman1" fo:color="#ffffff" fo:font-size="100%"/>
          </text:list-level-style-bullet>
          <text:list-level-style-bullet text:level="7" text:bullet-char="»">
            <style:list-level-properties text:space-before="5.08cm" text:min-label-width="0.635cm"/>
            <style:text-properties style:font-name="Times New Roman1" fo:color="#ffffff" fo:font-size="100%"/>
          </text:list-level-style-bullet>
          <text:list-level-style-bullet text:level="8" text:bullet-char="»">
            <style:list-level-properties text:space-before="5.08cm" text:min-label-width="0.635cm"/>
            <style:text-properties style:font-name="Times New Roman1" fo:color="#ffffff" fo:font-size="100%"/>
          </text:list-level-style-bullet>
          <text:list-level-style-bullet text:level="9" text:bullet-char="»">
            <style:list-level-properties text:space-before="5.08cm" text:min-label-width="0.635cm"/>
            <style:text-properties style:font-name="Times New Roman1" fo:color="#ffffff" fo:font-size="100%"/>
          </text:list-level-style-bullet>
          <text:list-level-style-bullet text:level="10" text:bullet-char="»">
            <style:list-level-properties text:space-before="5.08cm" text:min-label-width="0.635cm"/>
            <style:text-properties style:font-name="Times New Roman1" fo:color="#ffffff"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Times New Roman" fo:font-size="24pt" fo:font-style="italic" fo:text-shadow="none" style:text-underline-style="none" fo:font-weight="bold" style:font-name-asian="Microsoft YaHei" style:font-size-asian="24pt" style:font-style-asian="italic" style:font-weight-asian="bold" style:font-name-complex="Mangal" style:font-size-complex="24pt" style:font-style-complex="italic" style:font-weight-complex="bold"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1" fo:color="#ffffff" fo:font-size="100%"/>
          </text:list-level-style-bullet>
          <text:list-level-style-bullet text:level="2" text:bullet-char="–">
            <style:list-level-properties text:space-before="1.27cm" text:min-label-width="0.793cm"/>
            <style:text-properties style:font-name="Times New Roman1" fo:color="#ffffff" fo:font-size="100%"/>
          </text:list-level-style-bullet>
          <text:list-level-style-bullet text:level="3" text:bullet-char="•">
            <style:list-level-properties text:space-before="2.54cm" text:min-label-width="0.635cm"/>
            <style:text-properties style:font-name="Times New Roman1" fo:color="#ffffff" fo:font-size="100%"/>
          </text:list-level-style-bullet>
          <text:list-level-style-bullet text:level="4" text:bullet-char="–">
            <style:list-level-properties text:space-before="3.81cm" text:min-label-width="0.635cm"/>
            <style:text-properties style:font-name="Times New Roman1" fo:color="#ffffff" fo:font-size="100%"/>
          </text:list-level-style-bullet>
          <text:list-level-style-bullet text:level="5" text:bullet-char="»">
            <style:list-level-properties text:space-before="5.08cm" text:min-label-width="0.635cm"/>
            <style:text-properties style:font-name="Times New Roman1" fo:color="#ffffff" fo:font-size="100%"/>
          </text:list-level-style-bullet>
          <text:list-level-style-bullet text:level="6" text:bullet-char="»">
            <style:list-level-properties text:space-before="5.08cm" text:min-label-width="0.635cm"/>
            <style:text-properties style:font-name="Times New Roman1" fo:color="#ffffff" fo:font-size="100%"/>
          </text:list-level-style-bullet>
          <text:list-level-style-bullet text:level="7" text:bullet-char="»">
            <style:list-level-properties text:space-before="5.08cm" text:min-label-width="0.635cm"/>
            <style:text-properties style:font-name="Times New Roman1" fo:color="#ffffff" fo:font-size="100%"/>
          </text:list-level-style-bullet>
          <text:list-level-style-bullet text:level="8" text:bullet-char="»">
            <style:list-level-properties text:space-before="5.08cm" text:min-label-width="0.635cm"/>
            <style:text-properties style:font-name="Times New Roman1" fo:color="#ffffff" fo:font-size="100%"/>
          </text:list-level-style-bullet>
          <text:list-level-style-bullet text:level="9" text:bullet-char="»">
            <style:list-level-properties text:space-before="5.08cm" text:min-label-width="0.635cm"/>
            <style:text-properties style:font-name="Times New Roman1" fo:color="#ffffff" fo:font-size="100%"/>
          </text:list-level-style-bullet>
          <text:list-level-style-bullet text:level="10" text:bullet-char="»">
            <style:list-level-properties text:space-before="5.08cm" text:min-label-width="0.635cm"/>
            <style:text-properties style:font-name="Times New Roman1" fo:color="#ffffff"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style:font-name="Times New Roman"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style:font-name="Times New Roman"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1" fo:color="#ffffff" fo:font-size="100%"/>
          </text:list-level-style-bullet>
          <text:list-level-style-bullet text:level="3" text:bullet-char="•">
            <style:list-level-properties text:space-before="2.54cm"/>
            <style:text-properties style:font-name="Times New Roman1" fo:color="#ffffff" fo:font-size="100%"/>
          </text:list-level-style-bullet>
          <text:list-level-style-bullet text:level="4" text:bullet-char="–">
            <style:list-level-properties text:space-before="3.81cm"/>
            <style:text-properties style:font-name="Times New Roman1" fo:color="#ffffff" fo:font-size="100%"/>
          </text:list-level-style-bullet>
          <text:list-level-style-bullet text:level="5" text:bullet-char="»">
            <style:list-level-properties text:space-before="5.08cm"/>
            <style:text-properties style:font-name="Times New Roman1" fo:color="#ffffff" fo:font-size="100%"/>
          </text:list-level-style-bullet>
          <text:list-level-style-bullet text:level="6" text:bullet-char="»">
            <style:list-level-properties text:space-before="5.08cm"/>
            <style:text-properties style:font-name="Times New Roman1" fo:color="#ffffff" fo:font-size="100%"/>
          </text:list-level-style-bullet>
          <text:list-level-style-bullet text:level="7" text:bullet-char="»">
            <style:list-level-properties text:space-before="5.08cm"/>
            <style:text-properties style:font-name="Times New Roman1" fo:color="#ffffff" fo:font-size="100%"/>
          </text:list-level-style-bullet>
          <text:list-level-style-bullet text:level="8" text:bullet-char="»">
            <style:list-level-properties text:space-before="5.08cm"/>
            <style:text-properties style:font-name="Times New Roman1" fo:color="#ffffff" fo:font-size="100%"/>
          </text:list-level-style-bullet>
          <text:list-level-style-bullet text:level="9" text:bullet-char="»">
            <style:list-level-properties text:space-before="5.08cm"/>
            <style:text-properties style:font-name="Times New Roman1" fo:color="#ffffff" fo:font-size="100%"/>
          </text:list-level-style-bullet>
          <text:list-level-style-bullet text:level="10" text:bullet-char="»">
            <style:list-level-properties text:space-before="5.08cm"/>
            <style:text-properties style:font-name="Times New Roman1" fo:color="#ffff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Times New Roman" fo:font-size="32pt" fo:font-style="normal" fo:text-shadow="none" style:text-underline-style="none" fo:font-weight="normal"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fcc66"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66" style:text-outline="false" style:text-line-through-style="none" style:text-position="0% 100%" style:font-name="Times New Roman" fo:font-size="44pt" fo:font-style="normal" fo:text-shadow="none" style:text-underline-style="none" fo:font-weight="normal"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gradient" draw:fill-color="#000066" draw:fill-gradient-name="Gradient_20_7"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1" fo:color="#ffffff" fo:font-size="100%"/>
          </text:list-level-style-bullet>
          <text:list-level-style-bullet text:level="3" text:bullet-char="•">
            <style:list-level-properties text:space-before="2.54cm"/>
            <style:text-properties style:font-name="Times New Roman1" fo:color="#ffffff" fo:font-size="100%"/>
          </text:list-level-style-bullet>
          <text:list-level-style-bullet text:level="4" text:bullet-char="–">
            <style:list-level-properties text:space-before="3.81cm"/>
            <style:text-properties style:font-name="Times New Roman1" fo:color="#ffffff" fo:font-size="100%"/>
          </text:list-level-style-bullet>
          <text:list-level-style-bullet text:level="5" text:bullet-char="»">
            <style:list-level-properties text:space-before="5.08cm"/>
            <style:text-properties style:font-name="Times New Roman1" fo:color="#ffffff" fo:font-size="100%"/>
          </text:list-level-style-bullet>
          <text:list-level-style-bullet text:level="6" text:bullet-char="»">
            <style:list-level-properties text:space-before="5.08cm"/>
            <style:text-properties style:font-name="Times New Roman1" fo:color="#ffffff" fo:font-size="100%"/>
          </text:list-level-style-bullet>
          <text:list-level-style-bullet text:level="7" text:bullet-char="»">
            <style:list-level-properties text:space-before="5.08cm"/>
            <style:text-properties style:font-name="Times New Roman1" fo:color="#ffffff" fo:font-size="100%"/>
          </text:list-level-style-bullet>
          <text:list-level-style-bullet text:level="8" text:bullet-char="»">
            <style:list-level-properties text:space-before="5.08cm"/>
            <style:text-properties style:font-name="Times New Roman1" fo:color="#ffffff" fo:font-size="100%"/>
          </text:list-level-style-bullet>
          <text:list-level-style-bullet text:level="9" text:bullet-char="»">
            <style:list-level-properties text:space-before="5.08cm"/>
            <style:text-properties style:font-name="Times New Roman1" fo:color="#ffffff" fo:font-size="100%"/>
          </text:list-level-style-bullet>
          <text:list-level-style-bullet text:level="10" text:bullet-char="»">
            <style:list-level-properties text:space-before="5.08cm"/>
            <style:text-properties style:font-name="Times New Roman1" fo:color="#ffff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Times New Roman"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style:text-properties style:font-name="Times New Roman1" fo:color="#ffffff"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54cm"/>
            <style:text-properties style:font-name="Times New Roman1" fo:color="#ffffff" fo:font-size="100%"/>
          </text:list-level-style-bullet>
          <text:list-level-style-bullet text:level="4" text:bullet-char="–">
            <style:list-level-properties text:space-before="3.81cm"/>
            <style:text-properties style:font-name="Times New Roman1" fo:color="#ffffff" fo:font-size="100%"/>
          </text:list-level-style-bullet>
          <text:list-level-style-bullet text:level="5" text:bullet-char="»">
            <style:list-level-properties text:space-before="5.08cm"/>
            <style:text-properties style:font-name="Times New Roman1" fo:color="#ffffff" fo:font-size="100%"/>
          </text:list-level-style-bullet>
          <text:list-level-style-bullet text:level="6" text:bullet-char="»">
            <style:list-level-properties text:space-before="5.08cm"/>
            <style:text-properties style:font-name="Times New Roman1" fo:color="#ffffff" fo:font-size="100%"/>
          </text:list-level-style-bullet>
          <text:list-level-style-bullet text:level="7" text:bullet-char="»">
            <style:list-level-properties text:space-before="5.08cm"/>
            <style:text-properties style:font-name="Times New Roman1" fo:color="#ffffff" fo:font-size="100%"/>
          </text:list-level-style-bullet>
          <text:list-level-style-bullet text:level="8" text:bullet-char="»">
            <style:list-level-properties text:space-before="5.08cm"/>
            <style:text-properties style:font-name="Times New Roman1" fo:color="#ffffff" fo:font-size="100%"/>
          </text:list-level-style-bullet>
          <text:list-level-style-bullet text:level="9" text:bullet-char="»">
            <style:list-level-properties text:space-before="5.08cm"/>
            <style:text-properties style:font-name="Times New Roman1" fo:color="#ffffff" fo:font-size="100%"/>
          </text:list-level-style-bullet>
          <text:list-level-style-bullet text:level="10" text:bullet-char="»">
            <style:list-level-properties text:space-before="5.08cm"/>
            <style:text-properties style:font-name="Times New Roman1" fo:color="#ffffff" fo:font-size="100%"/>
          </text:list-level-style-bullet>
        </text:list-style>
      </style:graphic-properties>
      <style:paragraph-properties fo:margin-left="1.27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ffffff" style:text-line-through-style="none" style:text-position="0% 100%" style:font-name="Times New Roman"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2.54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style:font-name="Times New Roman"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3.81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5.08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5.08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5.08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5.08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5.08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fill-color="#ff9900" draw:textarea-horizontal-align="justify" draw:textarea-vertical-align="top" draw:auto-grow-height="false" draw:auto-grow-width="false" fo:min-height="4.609cm" fo:min-width="0cm" fo:padding-top="0.13cm" fo:padding-bottom="0.13cm" fo:padding-left="0.25cm" fo:padding-right="0.25cm" fo:wrap-option="wrap" draw:shadow-color="#000000">
        <text:list-style style:name="Title1-subtitle">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1" fo:color="#ffffff" fo:font-size="100%"/>
          </text:list-level-style-bullet>
          <text:list-level-style-bullet text:level="3" text:bullet-char="•">
            <style:list-level-properties text:space-before="2.54cm"/>
            <style:text-properties style:font-name="Times New Roman1" fo:color="#ffffff" fo:font-size="100%"/>
          </text:list-level-style-bullet>
          <text:list-level-style-bullet text:level="4" text:bullet-char="–">
            <style:list-level-properties text:space-before="3.81cm"/>
            <style:text-properties style:font-name="Times New Roman1" fo:color="#ffffff" fo:font-size="100%"/>
          </text:list-level-style-bullet>
          <text:list-level-style-bullet text:level="5" text:bullet-char="»">
            <style:list-level-properties text:space-before="5.08cm"/>
            <style:text-properties style:font-name="Times New Roman1" fo:color="#ffffff" fo:font-size="100%"/>
          </text:list-level-style-bullet>
          <text:list-level-style-bullet text:level="6" text:bullet-char="»">
            <style:list-level-properties text:space-before="5.08cm"/>
            <style:text-properties style:font-name="Times New Roman1" fo:color="#ffffff" fo:font-size="100%"/>
          </text:list-level-style-bullet>
          <text:list-level-style-bullet text:level="7" text:bullet-char="»">
            <style:list-level-properties text:space-before="5.08cm"/>
            <style:text-properties style:font-name="Times New Roman1" fo:color="#ffffff" fo:font-size="100%"/>
          </text:list-level-style-bullet>
          <text:list-level-style-bullet text:level="8" text:bullet-char="»">
            <style:list-level-properties text:space-before="5.08cm"/>
            <style:text-properties style:font-name="Times New Roman1" fo:color="#ffffff" fo:font-size="100%"/>
          </text:list-level-style-bullet>
          <text:list-level-style-bullet text:level="9" text:bullet-char="»">
            <style:list-level-properties text:space-before="5.08cm"/>
            <style:text-properties style:font-name="Times New Roman1" fo:color="#ffffff" fo:font-size="100%"/>
          </text:list-level-style-bullet>
          <text:list-level-style-bullet text:level="10" text:bullet-char="»">
            <style:list-level-properties text:space-before="5.08cm"/>
            <style:text-properties style:font-name="Times New Roman1" fo:color="#ffff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Times New Roman"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fill-color="#ff9900" draw:textarea-horizontal-align="justify" draw:textarea-vertical-align="middle" draw:auto-grow-height="false" draw:auto-grow-width="false" fo:min-height="2.916cm" fo:min-width="0cm" fo:padding-top="0.13cm" fo:padding-bottom="0.13cm" fo:padding-left="0.25cm" fo:padding-right="0.25cm" fo:wrap-option="wrap" draw:shadow-color="#000000">
        <text:list-style style:name="Title1-title">
          <text:list-level-style-number text:level="1" style:num-format="">
            <style:list-level-properties/>
            <style:text-properties fo:color="#ffcc66"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66" style:text-outline="false" style:text-line-through-style="none" style:text-position="0% 100%" style:font-name="Times New Roman" fo:font-size="44pt"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000066"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00cc99"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00cc99"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00cc99"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00cc99"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3366ff" draw:fill-gradient-name="Gradient_20_8" draw:textarea-horizontal-align="left" draw:textarea-vertical-align="middle" draw:auto-grow-height="false" fo:padding-top="0.13cm" fo:padding-bottom="0.13cm" fo:padding-left="0.25cm" fo:padding-right="0.25cm" fo:wrap-option="no-wrap" draw:shadow-color="#808080"/>
    </style:style>
    <style:style style:name="Mgr7" style:family="graphic" style:parent-style-name="standard">
      <style:graphic-properties draw:stroke="none" draw:fill="gradient" draw:fill-color="#000066" draw:fill-gradient-name="Gradient_20_9" draw:textarea-horizontal-align="left" draw:textarea-vertical-align="middle" draw:auto-grow-height="false" fo:padding-top="0.127cm" fo:padding-bottom="0.127cm" fo:padding-left="0.254cm" fo:padding-right="0.254cm" fo:wrap-option="no-wrap" draw:shadow-offset-x="0.071cm" draw:shadow-offset-y="0.071cm" draw:shadow-color="#808080" draw:shadow-opacity="100%"/>
    </style:style>
    <style:style style:name="Mgr8" style:family="graphic" style:parent-style-name="standard">
      <style:graphic-properties draw:stroke="none" draw:fill="gradient" draw:fill-color="#000066" draw:fill-gradient-name="Gradient_20_10" draw:textarea-horizontal-align="left" draw:textarea-vertical-align="top" draw:auto-grow-height="false" fo:padding-top="0.127cm" fo:padding-bottom="0.127cm" fo:padding-left="0.254cm" fo:padding-right="0.254cm" fo:wrap-option="wrap" draw:shadow-offset-x="0.071cm" draw:shadow-offset-y="0.071cm" draw:shadow-color="#808080" draw:shadow-opacity="100%"/>
    </style:style>
    <style:style style:name="Mgr9" style:family="graphic" style:parent-style-name="standard">
      <style:graphic-properties draw:stroke="none" draw:fill="gradient" draw:fill-color="#000066" draw:fill-gradient-name="Gradient_20_10" draw:textarea-horizontal-align="left" draw:textarea-vertical-align="top" draw:auto-grow-height="false"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9900" draw:auto-grow-height="false" draw:auto-grow-width="false" fo:min-height="1.271cm" fo:min-width="0cm" fo:wrap-option="wrap"/>
    </style:style>
    <style:style style:name="Mpr2" style:family="presentation" style:parent-style-name="Title1-backgroundobjects">
      <style:graphic-properties draw:stroke="none" draw:fill="none" draw:fill-color="#ff9900" draw:auto-grow-height="false" draw:auto-grow-width="false" fo:min-height="1.271cm" fo:min-width="0cm" fo:wrap-option="wrap"/>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align="end" fo:text-indent="0cm" style:writing-mode="lr-tb" style:font-independent-line-spacing="true"/>
    </style:style>
    <style:style style:name="MP6" style:family="paragraph">
      <style:paragraph-properties style:writing-mode="lr-tb" style:font-independent-line-spacing="true"/>
    </style:style>
    <style:style style:name="MP7" style:family="paragraph">
      <style:paragraph-properties fo:margin-left="0cm" fo:margin-right="0cm" fo:text-align="center" fo:text-indent="0cm"/>
    </style:style>
    <style:style style:name="MP8" style:family="paragraph">
      <style:paragraph-properties fo:margin-left="0cm" fo:margin-right="0cm" fo:text-align="center" fo:text-indent="0cm" style:writing-mode="lr-tb" style:font-independent-line-spacing="true"/>
    </style:style>
    <style:style style:name="MT1" style:family="text">
      <style:text-properties fo:color="#000000" fo:font-size="12pt" fo:language="en" fo:country="US" style:font-size-asian="12pt" style:font-size-complex="12pt"/>
    </style:style>
    <style:style style:name="MT2" style:family="text">
      <style:text-properties fo:language="en" fo:country="US"/>
    </style:style>
    <style:style style:name="MT3" style:family="text">
      <style:text-properties fo:color="#ffffff" fo:font-size="14pt" fo:language="en" fo:country="US"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1">
            <text:list-header>
              <text:p text:style-name="MP2"><text:span text:style-name="MT1"><presentation:header/></text:span></text:p>
            </text:list-header>
          </text:list>
        </draw:text-box>
      </draw:frame>
      <draw:frame draw:style-name="Mgr3" draw:text-style-name="MP5" draw:layer="backgroundobjects" svg:width="8.255cm" svg:height="1.27cm" svg:x="10.794cm" svg:y="0cm" presentation:class="date-time">
        <draw:text-box>
          <text:list text:style-name="ML1">
            <text:list-header>
              <text:p text:style-name="MP4"><text:span text:style-name="MT1"><presentation:date-time/></text:span></text:p>
            </text:list-header>
          </text:list>
        </draw:text-box>
      </draw:frame>
      <draw:frame draw:style-name="Mgr4" draw:text-style-name="MP3" draw:layer="backgroundobjects" svg:width="8.255cm" svg:height="1.27cm" svg:x="-0.001cm" svg:y="24.13cm" presentation:class="footer">
        <draw:text-box>
          <text:list text:style-name="ML1">
            <text:list-header>
              <text:p text:style-name="MP2"><text:span text:style-name="MT1"><presentation:footer/></text:span></text:p>
            </text:list-header>
          </text:list>
        </draw:text-box>
      </draw:frame>
      <draw:frame draw:style-name="Mgr5" draw:text-style-name="MP5" draw:layer="backgroundobjects" svg:width="8.255cm" svg:height="1.27cm" svg:x="10.794cm" svg:y="24.13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custom-shape draw:style-name="Mgr6" draw:text-style-name="MP6" draw:layer="backgroundobjects" svg:width="0.93cm" svg:height="19.05cm" svg:x="24.47cm" svg:y="0cm">
        <text:p/>
        <draw:enhanced-geometry svg:viewBox="0 0 21600 21600" draw:type="rectangle" draw:enhanced-path="M 0 0 L 21600 0 21600 21600 0 21600 0 0 Z N"/>
      </draw:custom-shape>
      <draw:custom-shape draw:style-name="Mgr7" draw:text-style-name="MP6" draw:layer="backgroundobjects" svg:width="15.985cm" svg:height="6.579cm" svg:x="-0.026cm" svg:y="12.471cm">
        <text:p/>
        <draw:enhanced-geometry svg:viewBox="0 0 3625 1492" draw:type="non-primitive" draw:enhanced-path="M 0 1491  L 0 0  L 171 3  L 355 9  L 499 21  L 650 36  L 809 54  L 957 78  L 1119 105  L 1261 133  L 1441 175  L 1598 217  L 1763 269  L 1887 308  L 2085 384  L 2230 444  L 2456 547  L 2666 662  L 2859 786  L 3046 920  L 3193 1038  L 3332 1168  L 3440 1280  L 3524 1380  L 3624 1491  L 3608 1491  L 0 1491  N"/>
      </draw:custom-shape>
      <draw:custom-shape draw:style-name="Mgr8" draw:text-style-name="MP6" draw:layer="backgroundobjects" svg:width="22.679cm" svg:height="8.388cm" svg:x="0cm" svg:y="10.605cm">
        <text:p/>
        <draw:enhanced-geometry svg:viewBox="0 0 5143 1902" draw:type="non-primitive" draw:enhanced-path="M 2718 405  L 2466 333  L 2202 261  L 1929 198  L 1695 153  L 1434 111  L 1188 75  L 957 48  L 747 30  L 501 15  L 246 3  L 0 0  L 0 275  L 0 345  L 0 275  L 0 342  L 339 351  L 606 372  L 852 399  L 1068 435  L 1275 474  L 1545 540  L 1761 603  L 1971 678  L 2166 747  L 2397 852  L 2613 960  L 2832 1095  L 3012 1212  L 3186 1347  L 3351 1497  L 3480 1629  L 3612 1785  L 3699 1901  L 5142 1901  L 5076 1827  L 4968 1707  L 4797 1539  L 4617 1383  L 4410 1221  L 4185 1071  L 3960 939  L 3708 801  L 3492 702  L 3231 588  L 2964 489  L 2718 405  N"/>
      </draw:custom-shape>
      <draw:custom-shape draw:style-name="Mgr8" draw:text-style-name="MP6" draw:layer="backgroundobjects" svg:width="25.4cm" svg:height="10.253cm" svg:x="0cm" svg:y="8.74cm">
        <text:p/>
        <draw:enhanced-geometry svg:viewBox="0 0 5760 2325" draw:type="non-primitive" draw:enhanced-path="M 0 0  L 0 339  L 558 357  L 807 375  L 1056 399  L 1272 426  L 1539 465  L 1791 510  L 2076 570  L 2334 630  L 2544 687  L 2775 759  L 3003 837  L 3231 924  L 3438 1005  L 3663 1110  L 3903 1233  L 4149 1374  L 4353 1506  L 4491 1602  L 4668 1740  L 4824 1875  L 4968 2016  L 5100 2154  L 5238 2324  L 5759 2324  L 5759 1245  L 5580 1119  L 5400 1020  L 5205 918  L 5031 837  L 4866 771  L 4710 711  L 4545 651  L 4386 600  L 4248 552  L 3993 483  L 3777 423  L 3564 375  L 3282 312  L 3003 261  L 2733 213  L 2451 171  L 2211 138  L 1974 108  L 1665 81  L 1437 60  L 1125 36  L 828 21  L 558 12  L 282 3  L 0 0  N"/>
      </draw:custom-shape>
      <draw:custom-shape draw:style-name="Mgr8" draw:text-style-name="MP6" draw:layer="backgroundobjects" svg:width="25.4cm" svg:height="6.937cm" svg:x="0cm" svg:y="6.835cm">
        <text:p/>
        <draw:enhanced-geometry svg:viewBox="0 0 5760 1573" draw:type="non-primitive" draw:enhanced-path="M 0 0  L 0 351  L 282 357  L 627 363  L 960 375  L 1218 393  L 1470 411  L 1746 435  L 2022 462  L 2340 504  L 2664 549  L 2952 597  L 3225 648  L 3513 708  L 3693 750  L 3936 810  L 4095 855  L 4281 909  L 4503 981  L 4704 1053  L 4911 1131  L 5073 1197  L 5256 1281  L 5475 1401  L 5628 1482  L 5759 1572  L 5759 633  L 5493 570  L 5214 501  L 4950 444  L 4701 396  L 4425 348  L 4110 294  L 3813 252  L 3549 213  L 3261 183  L 3015 153  L 2757 129  L 2520 105  L 2301 87  L 2013 66  L 1731 48  L 1524 39  L 1260 27  L 966 15  L 714 12  L 510 6  L 243 0  L 0 0  N"/>
      </draw:custom-shape>
      <draw:custom-shape draw:style-name="Mgr8" draw:text-style-name="MP6" draw:layer="backgroundobjects" svg:width="25.4cm" svg:height="4.277cm" svg:x="0cm" svg:y="4.983cm">
        <text:p/>
        <draw:enhanced-geometry svg:viewBox="0 0 5760 970" draw:type="non-primitive" draw:enhanced-path="M 0 0  L 0 339  L 318 342  L 591 348  L 846 354  L 1074 360  L 1314 366  L 1599 381  L 1911 399  L 2241 420  L 2619 453  L 2889 477  L 3177 507  L 3498 543  L 3813 585  L 4044 618  L 4365 669  L 4683 726  L 4980 786  L 5268 846  L 5646 942  L 5759 969  L 5759 0  L 0 0  N"/>
      </draw:custom-shape>
      <draw:custom-shape draw:style-name="Mgr8" draw:text-style-name="MP6" draw:layer="backgroundobjects" svg:width="25.4cm" svg:height="4.674cm" svg:x="0cm" svg:y="-0.057cm">
        <text:p/>
        <draw:enhanced-geometry svg:viewBox="0 0 5760 1060" draw:type="non-primitive" draw:enhanced-path="M 0 753  L 0 1059  L 5759 1059  L 5759 0  L 5430 0  L 5298 84  L 5136 159  L 4968 222  L 4812 267  L 4626 324  L 4440 366  L 4230 414  L 3939 468  L 3711 504  L 3441 543  L 3189 579  L 2925 606  L 2679 633  L 2418 654  L 2142 675  L 1896 693  L 1647 708  L 1404 720  L 1170 732  L 906 738  L 534 747  L 201 753  L 0 753  N"/>
      </draw:custom-shape>
      <draw:custom-shape draw:style-name="Mgr8" draw:text-style-name="MP6" draw:layer="backgroundobjects" svg:width="23.301cm" svg:height="2.967cm" svg:x="0cm" svg:y="-0.057cm">
        <text:p/>
        <draw:enhanced-geometry svg:viewBox="0 0 5284 673" draw:type="non-primitive" draw:enhanced-path="M 0 366  L 0 672  L 303 672  L 723 663  L 1020 654  L 1302 642  L 1554 630  L 1779 615  L 1962 606  L 2193 588  L 2448 570  L 2700 546  L 2904 528  L 3138 498  L 3324 474  L 3534 447  L 3735 420  L 3933 384  L 4116 351  L 4266 318  L 4446 279  L 4620 237  L 4779 192  L 4920 147  L 5085 90  L 5193 42  L 5283 0  L 3201 0  L 2982 57  L 2775 108  L 2562 150  L 2397 183  L 2205 213  L 2001 243  L 1776 273  L 1536 297  L 1344 312  L 1134 330  L 921 342  L 696 354  L 501 360  L 279 366  L 99 369  L 0 366  N"/>
      </draw:custom-shape>
      <draw:custom-shape draw:style-name="Mgr9" draw:text-style-name="MP6" draw:layer="backgroundobjects" svg:width="12.718cm" svg:height="1.261cm" svg:x="0cm" svg:y="-0.057cm">
        <text:p/>
        <draw:enhanced-geometry svg:viewBox="0 0 2884 286" draw:type="non-primitive" draw:enhanced-path="M 0 0  L 0 285  L 192 285  L 384 282  L 579 276  L 789 267  L 999 258  L 1161 246  L 1302 234  L 1458 222  L 1665 201  L 1992 159  L 2301 117  L 2604 60  L 2883 0  L 0 0  N"/>
      </draw:custom-shape>
      <draw:frame presentation:style-name="Default-title" draw:layer="backgroundobjects" svg:width="21.59cm" svg:height="3.175cm" svg:x="1.905cm" svg:y="1.692cm" presentation:class="title" presentation:placeholder="true">
        <draw:text-box/>
      </draw:frame>
      <draw:frame presentation:style-name="Default-outline1" draw:layer="backgroundobjects" svg:width="21.59cm" svg:height="11.43cm" svg:x="1.905cm" svg:y="5.503cm" presentation:class="outline" presentation:placeholder="true">
        <draw:text-box/>
      </draw:frame>
      <draw:frame presentation:style-name="Mpr1" draw:layer="backgroundobjects" svg:width="5.292cm" svg:height="1.27cm" svg:x="1.905cm" svg:y="17.357cm" presentation:class="date-time">
        <draw:text-box>
          <text:list text:style-name="ML2">
            <text:list-header>
              <text:p><text:span text:style-name="MT2"><presentation:date-time/></text:span></text:p>
            </text:list-header>
          </text:list>
        </draw:text-box>
      </draw:frame>
      <draw:frame presentation:style-name="Mpr1" draw:layer="backgroundobjects" svg:width="8.044cm" svg:height="1.27cm" svg:x="8.678cm" svg:y="17.357cm" presentation:class="footer">
        <draw:text-box>
          <text:list text:style-name="ML2">
            <text:list-header>
              <text:p><text:span text:style-name="MT2"><presentation:footer/></text:span></text:p>
            </text:list-header>
          </text:list>
        </draw:text-box>
      </draw:frame>
      <draw:frame presentation:style-name="Mpr1" draw:layer="backgroundobjects" svg:width="5.292cm" svg:height="1.27cm" svg:x="18.203cm" svg:y="17.357cm" presentation:class="page-number">
        <draw:text-box>
          <text:list text:style-name="ML2">
            <text:list-header>
              <text:p><text:span text:style-name="MT2"><text:page-number>&lt;number&gt;</text:page-number></text:span></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style-name="Mgr6" draw:text-style-name="MP6" draw:layer="backgroundobjects" svg:width="0.93cm" svg:height="19.05cm" svg:x="24.47cm" svg:y="0cm">
        <text:p/>
        <draw:enhanced-geometry svg:viewBox="0 0 21600 21600" draw:type="rectangle" draw:enhanced-path="M 0 0 L 21600 0 21600 21600 0 21600 0 0 Z N"/>
      </draw:custom-shape>
      <draw:custom-shape draw:style-name="Mgr7" draw:text-style-name="MP6" draw:layer="backgroundobjects" svg:width="15.985cm" svg:height="6.579cm" svg:x="-0.026cm" svg:y="12.471cm">
        <text:p/>
        <draw:enhanced-geometry svg:viewBox="0 0 3625 1492" draw:type="non-primitive" draw:enhanced-path="M 0 1491  L 0 0  L 171 3  L 355 9  L 499 21  L 650 36  L 809 54  L 957 78  L 1119 105  L 1261 133  L 1441 175  L 1598 217  L 1763 269  L 1887 308  L 2085 384  L 2230 444  L 2456 547  L 2666 662  L 2859 786  L 3046 920  L 3193 1038  L 3332 1168  L 3440 1280  L 3524 1380  L 3624 1491  L 3608 1491  L 0 1491  N"/>
      </draw:custom-shape>
      <draw:custom-shape draw:style-name="Mgr8" draw:text-style-name="MP6" draw:layer="backgroundobjects" svg:width="22.679cm" svg:height="8.388cm" svg:x="0cm" svg:y="10.605cm">
        <text:p/>
        <draw:enhanced-geometry svg:viewBox="0 0 5143 1902" draw:type="non-primitive" draw:enhanced-path="M 2718 405  L 2466 333  L 2202 261  L 1929 198  L 1695 153  L 1434 111  L 1188 75  L 957 48  L 747 30  L 501 15  L 246 3  L 0 0  L 0 275  L 0 345  L 0 275  L 0 342  L 339 351  L 606 372  L 852 399  L 1068 435  L 1275 474  L 1545 540  L 1761 603  L 1971 678  L 2166 747  L 2397 852  L 2613 960  L 2832 1095  L 3012 1212  L 3186 1347  L 3351 1497  L 3480 1629  L 3612 1785  L 3699 1901  L 5142 1901  L 5076 1827  L 4968 1707  L 4797 1539  L 4617 1383  L 4410 1221  L 4185 1071  L 3960 939  L 3708 801  L 3492 702  L 3231 588  L 2964 489  L 2718 405  N"/>
      </draw:custom-shape>
      <draw:custom-shape draw:style-name="Mgr8" draw:text-style-name="MP6" draw:layer="backgroundobjects" svg:width="25.4cm" svg:height="10.253cm" svg:x="0cm" svg:y="8.74cm">
        <text:p/>
        <draw:enhanced-geometry svg:viewBox="0 0 5760 2325" draw:type="non-primitive" draw:enhanced-path="M 0 0  L 0 339  L 558 357  L 807 375  L 1056 399  L 1272 426  L 1539 465  L 1791 510  L 2076 570  L 2334 630  L 2544 687  L 2775 759  L 3003 837  L 3231 924  L 3438 1005  L 3663 1110  L 3903 1233  L 4149 1374  L 4353 1506  L 4491 1602  L 4668 1740  L 4824 1875  L 4968 2016  L 5100 2154  L 5238 2324  L 5759 2324  L 5759 1245  L 5580 1119  L 5400 1020  L 5205 918  L 5031 837  L 4866 771  L 4710 711  L 4545 651  L 4386 600  L 4248 552  L 3993 483  L 3777 423  L 3564 375  L 3282 312  L 3003 261  L 2733 213  L 2451 171  L 2211 138  L 1974 108  L 1665 81  L 1437 60  L 1125 36  L 828 21  L 558 12  L 282 3  L 0 0  N"/>
      </draw:custom-shape>
      <draw:custom-shape draw:style-name="Mgr8" draw:text-style-name="MP6" draw:layer="backgroundobjects" svg:width="25.4cm" svg:height="6.937cm" svg:x="0cm" svg:y="6.835cm">
        <text:p/>
        <draw:enhanced-geometry svg:viewBox="0 0 5760 1573" draw:type="non-primitive" draw:enhanced-path="M 0 0  L 0 351  L 282 357  L 627 363  L 960 375  L 1218 393  L 1470 411  L 1746 435  L 2022 462  L 2340 504  L 2664 549  L 2952 597  L 3225 648  L 3513 708  L 3693 750  L 3936 810  L 4095 855  L 4281 909  L 4503 981  L 4704 1053  L 4911 1131  L 5073 1197  L 5256 1281  L 5475 1401  L 5628 1482  L 5759 1572  L 5759 633  L 5493 570  L 5214 501  L 4950 444  L 4701 396  L 4425 348  L 4110 294  L 3813 252  L 3549 213  L 3261 183  L 3015 153  L 2757 129  L 2520 105  L 2301 87  L 2013 66  L 1731 48  L 1524 39  L 1260 27  L 966 15  L 714 12  L 510 6  L 243 0  L 0 0  N"/>
      </draw:custom-shape>
      <draw:custom-shape draw:style-name="Mgr8" draw:text-style-name="MP6" draw:layer="backgroundobjects" svg:width="25.4cm" svg:height="4.277cm" svg:x="0cm" svg:y="4.983cm">
        <text:p/>
        <draw:enhanced-geometry svg:viewBox="0 0 5760 970" draw:type="non-primitive" draw:enhanced-path="M 0 0  L 0 339  L 318 342  L 591 348  L 846 354  L 1074 360  L 1314 366  L 1599 381  L 1911 399  L 2241 420  L 2619 453  L 2889 477  L 3177 507  L 3498 543  L 3813 585  L 4044 618  L 4365 669  L 4683 726  L 4980 786  L 5268 846  L 5646 942  L 5759 969  L 5759 0  L 0 0  N"/>
      </draw:custom-shape>
      <draw:custom-shape draw:style-name="Mgr8" draw:text-style-name="MP6" draw:layer="backgroundobjects" svg:width="25.4cm" svg:height="4.674cm" svg:x="0cm" svg:y="-0.057cm">
        <text:p/>
        <draw:enhanced-geometry svg:viewBox="0 0 5760 1060" draw:type="non-primitive" draw:enhanced-path="M 0 753  L 0 1059  L 5759 1059  L 5759 0  L 5430 0  L 5298 84  L 5136 159  L 4968 222  L 4812 267  L 4626 324  L 4440 366  L 4230 414  L 3939 468  L 3711 504  L 3441 543  L 3189 579  L 2925 606  L 2679 633  L 2418 654  L 2142 675  L 1896 693  L 1647 708  L 1404 720  L 1170 732  L 906 738  L 534 747  L 201 753  L 0 753  N"/>
      </draw:custom-shape>
      <draw:custom-shape draw:style-name="Mgr8" draw:text-style-name="MP6" draw:layer="backgroundobjects" svg:width="23.301cm" svg:height="2.967cm" svg:x="0cm" svg:y="-0.057cm">
        <text:p/>
        <draw:enhanced-geometry svg:viewBox="0 0 5284 673" draw:type="non-primitive" draw:enhanced-path="M 0 366  L 0 672  L 303 672  L 723 663  L 1020 654  L 1302 642  L 1554 630  L 1779 615  L 1962 606  L 2193 588  L 2448 570  L 2700 546  L 2904 528  L 3138 498  L 3324 474  L 3534 447  L 3735 420  L 3933 384  L 4116 351  L 4266 318  L 4446 279  L 4620 237  L 4779 192  L 4920 147  L 5085 90  L 5193 42  L 5283 0  L 3201 0  L 2982 57  L 2775 108  L 2562 150  L 2397 183  L 2205 213  L 2001 243  L 1776 273  L 1536 297  L 1344 312  L 1134 330  L 921 342  L 696 354  L 501 360  L 279 366  L 99 369  L 0 366  N"/>
      </draw:custom-shape>
      <draw:custom-shape draw:style-name="Mgr9" draw:text-style-name="MP6" draw:layer="backgroundobjects" svg:width="12.718cm" svg:height="1.261cm" svg:x="0cm" svg:y="-0.057cm">
        <text:p/>
        <draw:enhanced-geometry svg:viewBox="0 0 2884 286" draw:type="non-primitive" draw:enhanced-path="M 0 0  L 0 285  L 192 285  L 384 282  L 579 276  L 789 267  L 999 258  L 1161 246  L 1302 234  L 1458 222  L 1665 201  L 1992 159  L 2301 117  L 2604 60  L 2883 0  L 0 0  N"/>
      </draw:custom-shape>
      <draw:frame presentation:style-name="Title1-title" draw:layer="backgroundobjects" svg:width="21.59cm" svg:height="3.175cm" svg:x="1.905cm" svg:y="6.349cm" presentation:class="title" presentation:placeholder="true">
        <draw:text-box/>
      </draw:frame>
      <draw:frame presentation:style-name="Title1-subtitle" draw:layer="backgroundobjects" svg:width="17.78cm" svg:height="4.868cm" svg:x="3.81cm" svg:y="10.795cm" presentation:class="subtitle" presentation:placeholder="true">
        <draw:text-box/>
      </draw:frame>
      <draw:frame presentation:style-name="Mpr2" draw:text-style-name="MP3" draw:layer="backgroundobjects" svg:width="5.292cm" svg:height="1.27cm" svg:x="1.905cm" svg:y="17.357cm" presentation:class="date-time">
        <draw:text-box>
          <text:list text:style-name="ML1">
            <text:list-header>
              <text:p text:style-name="MP2"><text:span text:style-name="MT3"><presentation:date-time/></text:span></text:p>
            </text:list-header>
          </text:list>
        </draw:text-box>
      </draw:frame>
      <draw:frame presentation:style-name="Mpr2" draw:text-style-name="MP8" draw:layer="backgroundobjects" svg:width="8.044cm" svg:height="1.27cm" svg:x="8.678cm" svg:y="17.357cm" presentation:class="footer">
        <draw:text-box>
          <text:list text:style-name="ML1">
            <text:list-header>
              <text:p text:style-name="MP7"><text:span text:style-name="MT3"><presentation:footer/></text:span></text:p>
            </text:list-header>
          </text:list>
        </draw:text-box>
      </draw:frame>
      <draw:frame presentation:style-name="Mpr2" draw:text-style-name="MP5" draw:layer="backgroundobjects" svg:width="5.292cm" svg:height="1.27cm" svg:x="18.203cm" svg:y="17.357cm" presentation:class="page-number">
        <draw:text-box>
          <text:list text:style-name="ML1">
            <text:list-header>
              <text:p text:style-name="MP4"><text:span text:style-name="MT3"><text:page-number>&lt;number&gt;</text:page-number></text:span></text:p>
            </text:list-header>
          </text:list>
        </draw:text-box>
      </draw:frame>
      <draw:frame presentation:style-name="Title1-outline1" draw:layer="backgroundobjects" svg:width="22.859cm" svg:height="11.048cm" svg:x="1.27cm" svg:y="4.457cm" presentation:class="outline" presentation:placeholder="true">
        <draw:text-box/>
      </draw:frame>
      <presentation:notes style:page-layout-name="PM0">
        <draw:page-thumbnail presentation:style-name="Title1-title" draw:layer="backgroundobjects" svg:width="0cm" svg:height="0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EVELOPING A COMPREHENSIVE FACULTY EVALUATION SYSTEM </dc:title>
    <meta:initial-creator>Robyn Atkins</meta:initial-creator>
    <meta:creation-date>1999-03-30T00:49:31.990000000</meta:creation-date>
    <dc:creator>csg_guest</dc:creator>
    <dc:date>2003-03-06T13:37:29.228000000</dc:date>
    <meta:print-date>1999-11-16T13:43:55.520000000</meta:print-date>
    <meta:editing-cycles>35</meta:editing-cycles>
    <meta:editing-duration>P3DT1H28M7S</meta:editing-duration>
    <meta:document-statistic meta:object-count="221"/>
    <meta:generator>LibreOffice/4.1.1.2$Windows_x86 LibreOffice_project/7e4286b58adc75a14f6d83f53a03b6c11fa2903</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8.1451in" fo:margin-left="0.2465in" style:page-number="auto" table:align="left" style:writing-mode="lr-tb"/>
    </style:style>
    <style:style style:name="Table1.A" style:family="table-column">
      <style:table-column-properties style:column-width="4.4778in"/>
    </style:style>
    <style:style style:name="Table1.B" style:family="table-column">
      <style:table-column-properties style:column-width="3.667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ffffff" fo:border-right="none" fo:border-top="0.5pt solid #ffffff" fo:border-bottom="0.5pt solid #ffffff" style:writing-mode="lr-tb"/>
    </style:style>
    <style:style style:name="Table1.B1" style:family="table-cell">
      <style:table-cell-properties style:vertical-align="top" fo:padding-left="0.075in" fo:padding-right="0.075in" fo:padding-top="0in" fo:padding-bottom="0in" fo:border="0.5pt solid #ffffff" style:writing-mode="lr-tb"/>
    </style:style>
    <style:style style:name="Table1.B2" style:family="table-cell">
      <style:table-cell-properties style:vertical-align="middle" fo:padding-left="0.075in" fo:padding-right="0.075in" fo:padding-top="0in" fo:padding-bottom="0in" fo:border="0.5pt solid #ffffff" style:writing-mode="lr-tb"/>
    </style:style>
    <style:style style:name="P1" style:family="paragraph" style:parent-style-name="Heading_20_2">
      <style:paragraph-properties fo:margin-top="0.1665in" fo:margin-bottom="0.1665in" style:contextual-spacing="false"/>
      <style:text-properties fo:color="#ffffff" fo:font-size="16pt" style:font-size-asian="16pt"/>
    </style:style>
    <style:style style:name="P2" style:family="paragraph" style:parent-style-name="Heading_20_1">
      <style:paragraph-properties fo:margin-top="0.1665in" fo:margin-bottom="0.1665in" style:contextual-spacing="false"/>
      <style:text-properties fo:font-size="16pt" style:font-size-asian="16pt"/>
    </style:style>
    <style:style style:name="P3" style:family="paragraph" style:parent-style-name="Standard">
      <style:paragraph-properties fo:margin-top="0.1665in" fo:margin-bottom="0.1665in" style:contextual-spacing="false"/>
      <style:text-properties fo:color="#ffffff" fo:font-size="16pt" style:font-size-asian="16pt"/>
    </style:style>
    <style:style style:name="P4" style:family="paragraph" style:parent-style-name="Standard">
      <style:paragraph-properties fo:margin-top="0.1665in" fo:margin-bottom="0.1665in" style:contextual-spacing="false">
        <style:tab-stops>
          <style:tab-stop style:position="1.4283in" style:type="center"/>
        </style:tab-stops>
      </style:paragraph-properties>
      <style:text-properties fo:color="#ffffff" fo:font-size="16pt" style:font-size-asian="16pt"/>
    </style:style>
    <style:style style:name="P5" style:family="paragraph" style:parent-style-name="Standard">
      <style:paragraph-properties fo:margin-top="0.1665in" fo:margin-bottom="0.1665in" style:contextual-spacing="false">
        <style:tab-stops>
          <style:tab-stop style:position="0.7217in" style:type="center"/>
        </style:tab-stops>
      </style:paragraph-properties>
      <style:text-properties fo:color="#ffffff" fo:font-size="16pt" style:font-size-asian="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h text:style-name="P1" text:outline-level="2">ROLE COMPONENTS</text:h>
          </table:table-cell>
          <table:table-cell table:style-name="Table1.B1" office:value-type="string">
            <text:h text:style-name="P2" text:outline-level="1"><text:tab/>COMPONENT WEIGHT</text:h>
          </table:table-cell>
        </table:table-row>
        <table:table-row table:style-name="Table1.1">
          <table:table-cell table:style-name="Table1.A1" office:value-type="string">
            <text:p text:style-name="P3">1) Instructional Delivery Skills</text:p>
          </table:table-cell>
          <table:table-cell table:style-name="Table1.B2" office:value-type="string">
            <text:p text:style-name="P4"><text:tab/>(30%)</text:p>
          </table:table-cell>
        </table:table-row>
        <table:table-row table:style-name="Table1.1">
          <table:table-cell table:style-name="Table1.A1" office:value-type="string">
            <text:p text:style-name="P3">2) Instructional Design Skills</text:p>
          </table:table-cell>
          <table:table-cell table:style-name="Table1.B2" office:value-type="string">
            <text:p text:style-name="P4"><text:tab/>(40%)</text:p>
          </table:table-cell>
        </table:table-row>
        <table:table-row table:style-name="Table1.1">
          <table:table-cell table:style-name="Table1.A1" office:value-type="string">
            <text:p text:style-name="P5">3) Content Expertise</text:p>
          </table:table-cell>
          <table:table-cell table:style-name="Table1.B2" office:value-type="string">
            <text:p text:style-name="P4"><text:tab/>(25%)</text:p>
          </table:table-cell>
        </table:table-row>
        <table:table-row table:style-name="Table1.1">
          <table:table-cell table:style-name="Table1.A1" office:value-type="string">
            <text:p text:style-name="P3">4) Record Keeping/ Management</text:p>
          </table:table-cell>
          <table:table-cell table:style-name="Table1.B2" office:value-type="string">
            <text:p text:style-name="P4"><text:tab/>(5%)</text:p>
          </table:table-cell>
        </table:table-row>
        <table:table-row table:style-name="Table1.1">
          <table:table-cell table:style-name="Table1.A1" office:value-type="string">
            <text:p text:style-name="P3">TOTAL SOURCE IMPACT WEIGHTS</text:p>
          </table:table-cell>
          <table:table-cell table:style-name="Table1.B2" office:value-type="string">
            <text:p text:style-name="P4"><text:tab/>100%</text:p>
          </table:table-cell>
        </table:table-row>
      </table:table>
      <text:p text:style-name="Standard"/>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0835in" fo:margin-bottom="0.0835in" style:contextual-spacing="false" fo:keep-with-next="always">
        <style:tab-stops>
          <style:tab-stop style:position="1.4283in" style:type="center"/>
        </style:tab-stops>
      </style:paragraph-properties>
      <style:text-properties fo:color="#ffffff" fo:font-size="12pt" style:font-size-asian="12pt"/>
    </style:style>
    <style:style style:name="Heading_20_2" style:display-name="Heading 2" style:family="paragraph" style:parent-style-name="Standard" style:next-style-name="Standard" style:default-outline-level="2" style:class="text">
      <style:paragraph-properties fo:margin-top="0.0835in" fo:margin-bottom="0.0835in" style:contextual-spacing="false" fo:keep-with-next="always"/>
      <style:text-properties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1398in" fo:page-height="11in" style:num-format="1" style:print-orientation="portrait" fo:margin-top="1in" fo:margin-bottom="1in" fo:margin-left="1.25in" fo:margin-right="1.5917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8.6604in" fo:margin-left="-0.0785in" style:page-number="auto" table:align="left" style:writing-mode="lr-tb"/>
    </style:style>
    <style:style style:name="Table1.A" style:family="table-column">
      <style:table-column-properties style:column-width="2.075in"/>
    </style:style>
    <style:style style:name="Table1.B" style:family="table-column">
      <style:table-column-properties style:column-width="1.5625in"/>
    </style:style>
    <style:style style:name="Table1.C" style:family="table-column">
      <style:table-column-properties style:column-width="1.8125in"/>
    </style:style>
    <style:style style:name="Table1.D" style:family="table-column">
      <style:table-column-properties style:column-width="1.625in"/>
    </style:style>
    <style:style style:name="Table1.E" style:family="table-column">
      <style:table-column-properties style:column-width="1.585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ffffff" fo:border-right="none" fo:border-top="0.5pt solid #ffffff" fo:border-bottom="0.5pt solid #ffffff" style:writing-mode="lr-tb"/>
    </style:style>
    <style:style style:name="Table1.E1" style:family="table-cell">
      <style:table-cell-properties style:vertical-align="top" fo:padding-left="0.075in" fo:padding-right="0.075in" fo:padding-top="0in" fo:padding-bottom="0in" fo:border="0.5pt solid #ffffff" style:writing-mode="lr-tb"/>
    </style:style>
    <style:style style:name="P1" style:family="paragraph" style:parent-style-name="Heading_20_2">
      <style:text-properties fo:color="#ffffff"/>
    </style:style>
    <style:style style:name="P2" style:family="paragraph" style:parent-style-name="Heading_20_1">
      <style:paragraph-properties fo:text-align="center" style:justify-single-word="false"/>
      <style:text-properties fo:color="#ffffff"/>
    </style:style>
    <style:style style:name="P3" style:family="paragraph" style:parent-style-name="Standard">
      <style:paragraph-properties fo:margin-top="0.0835in" fo:margin-bottom="0.0835in" style:contextual-spacing="false"/>
      <style:text-properties fo:color="#ffffff" fo:font-size="16pt" style:font-size-asian="16pt"/>
    </style:style>
    <style:style style:name="P4" style:family="paragraph" style:parent-style-name="Standard" style:list-style-name="WW8Num3">
      <style:paragraph-properties fo:margin-top="0.0835in" fo:margin-bottom="0.0835in" style:contextual-spacing="false"/>
      <style:text-properties fo:color="#ffffff" fo:font-size="16pt" style:font-size-asian="16pt"/>
    </style:style>
    <style:style style:name="P5" style:family="paragraph" style:parent-style-name="Standard">
      <style:paragraph-properties fo:margin-top="0.0835in" fo:margin-bottom="0.0835in" style:contextual-spacing="false" fo:text-align="center" style:justify-single-word="false"/>
      <style:text-properties fo:color="#ffffff" fo:font-size="16pt" style:font-size-asian="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TEACHING</text:p>
          </table:table-cell>
          <table:table-cell table:style-name="Table1.A1" office:value-type="string">
            <text:h text:style-name="P1" text:outline-level="2">STUDENTS</text:h>
          </table:table-cell>
          <table:table-cell table:style-name="Table1.A1" office:value-type="string">
            <text:h text:style-name="P1" text:outline-level="2">PEERS</text:h>
          </table:table-cell>
          <table:table-cell table:style-name="Table1.A1" office:value-type="string">
            <text:h text:style-name="P1" text:outline-level="2">SELF</text:h>
          </table:table-cell>
          <table:table-cell table:style-name="Table1.E1" office:value-type="string">
            <text:h text:style-name="P1" text:outline-level="2">DEPT. CHAIR</text:h>
          </table:table-cell>
        </table:table-row>
        <table:table-row table:style-name="Table1.1">
          <table:table-cell table:style-name="Table1.A1" office:value-type="string">
            <text:list xml:id="list8080686518954788598" text:style-name="WW8Num3">
              <text:list-item>
                <text:p text:style-name="P4">Instructional Delivery Skills</text:p>
              </text:list-item>
            </text:list>
          </table:table-cell>
          <table:table-cell table:style-name="Table1.A1" office:value-type="string">
            <text:h text:style-name="P2" text:outline-level="1">Yes</text:h>
          </table:table-cell>
          <table:table-cell table:style-name="Table1.A1" office:value-type="string">
            <text:p text:style-name="P5">No</text:p>
          </table:table-cell>
          <table:table-cell table:style-name="Table1.A1" office:value-type="string">
            <text:p text:style-name="P5">Yes</text:p>
          </table:table-cell>
          <table:table-cell table:style-name="Table1.E1" office:value-type="string">
            <text:p text:style-name="P5">No</text:p>
          </table:table-cell>
        </table:table-row>
        <table:table-row table:style-name="Table1.1">
          <table:table-cell table:style-name="Table1.A1" office:value-type="string">
            <text:list xml:id="list164726133157706" text:continue-numbering="true" text:style-name="WW8Num3">
              <text:list-item>
                <text:p text:style-name="P4">Instructional Design Skills</text:p>
              </text:list-item>
            </text:list>
          </table:table-cell>
          <table:table-cell table:style-name="Table1.A1" office:value-type="string">
            <text:p text:style-name="P5">Yes</text:p>
          </table:table-cell>
          <table:table-cell table:style-name="Table1.A1" office:value-type="string">
            <text:p text:style-name="P5">Yes</text:p>
          </table:table-cell>
          <table:table-cell table:style-name="Table1.A1" office:value-type="string">
            <text:p text:style-name="P5">Yes</text:p>
          </table:table-cell>
          <table:table-cell table:style-name="Table1.E1" office:value-type="string">
            <text:p text:style-name="P5">No</text:p>
          </table:table-cell>
        </table:table-row>
        <table:table-row table:style-name="Table1.1">
          <table:table-cell table:style-name="Table1.A1" office:value-type="string">
            <text:list xml:id="list164726135146324" text:continue-numbering="true" text:style-name="WW8Num3">
              <text:list-item>
                <text:p text:style-name="P4">Content Expertise</text:p>
              </text:list-item>
            </text:list>
          </table:table-cell>
          <table:table-cell table:style-name="Table1.A1" office:value-type="string">
            <text:p text:style-name="P5">No</text:p>
          </table:table-cell>
          <table:table-cell table:style-name="Table1.A1" office:value-type="string">
            <text:p text:style-name="P5">Yes</text:p>
          </table:table-cell>
          <table:table-cell table:style-name="Table1.A1" office:value-type="string">
            <text:p text:style-name="P5">Yes</text:p>
          </table:table-cell>
          <table:table-cell table:style-name="Table1.E1" office:value-type="string">
            <text:p text:style-name="P5">Yes</text:p>
          </table:table-cell>
        </table:table-row>
        <table:table-row table:style-name="Table1.1">
          <table:table-cell table:style-name="Table1.A1" office:value-type="string">
            <text:list xml:id="list164726138149665" text:continue-numbering="true" text:style-name="WW8Num3">
              <text:list-item>
                <text:p text:style-name="P4">Record Keeping/ Management</text:p>
              </text:list-item>
            </text:list>
          </table:table-cell>
          <table:table-cell table:style-name="Table1.A1" office:value-type="string">
            <text:p text:style-name="P5">No</text:p>
          </table:table-cell>
          <table:table-cell table:style-name="Table1.A1" office:value-type="string">
            <text:p text:style-name="P5">No</text:p>
          </table:table-cell>
          <table:table-cell table:style-name="Table1.A1" office:value-type="string">
            <text:p text:style-name="P5">Yes</text:p>
          </table:table-cell>
          <table:table-cell table:style-name="Table1.E1" office:value-type="string">
            <text:p text:style-name="P5">Yes</text:p>
          </table:table-cell>
        </table:table-row>
      </table:table>
      <text:p text:style-name="Standard"/>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0835in" fo:margin-bottom="0.0835in" style:contextual-spacing="false" fo:keep-with-next="always"/>
      <style:text-properties fo:font-size="16pt" style:font-size-asian="16pt"/>
    </style:style>
    <style:style style:name="Heading_20_2" style:display-name="Heading 2" style:family="paragraph" style:parent-style-name="Standard" style:next-style-name="Standard" style:default-outline-level="2" style:class="text">
      <style:paragraph-properties fo:margin-top="0.0835in" fo:margin-bottom="0.0835in" style:contextual-spacing="false" fo:text-align="center" style:justify-single-word="false" fo:keep-with-next="always"/>
      <style:text-properties fo:font-size="16pt" style:font-size-asian="16pt"/>
    </style:style>
    <style:style style:name="List_20_Number_20_4" style:display-name="List Number 4" style:family="paragraph" style:parent-style-name="Standard" style:list-style-name="WW8Num2"/>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0.0098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8.4194in" fo:margin-left="0.0215in" style:page-number="auto" table:align="left" style:writing-mode="lr-tb"/>
    </style:style>
    <style:style style:name="Table1.A" style:family="table-column">
      <style:table-column-properties style:column-width="2.475in"/>
    </style:style>
    <style:style style:name="Table1.B" style:family="table-column">
      <style:table-column-properties style:column-width="1.484in"/>
    </style:style>
    <style:style style:name="Table1.C" style:family="table-column">
      <style:table-column-properties style:column-width="1.4847in"/>
    </style:style>
    <style:style style:name="Table1.E" style:family="table-column">
      <style:table-column-properties style:column-width="1.4917in"/>
    </style:style>
    <style:style style:name="Table1.1" style:family="table-row">
      <style:table-row-properties style:min-row-height="0.725in" fo:keep-together="auto"/>
    </style:style>
    <style:style style:name="Table1.A1" style:family="table-cell">
      <style:table-cell-properties style:vertical-align="top" fo:padding-left="0.075in" fo:padding-right="0.075in" fo:padding-top="0in" fo:padding-bottom="0in" fo:border-left="0.5pt solid #ffffff" fo:border-right="none" fo:border-top="0.5pt solid #ffffff" fo:border-bottom="0.5pt solid #ffffff" style:writing-mode="lr-tb"/>
    </style:style>
    <style:style style:name="Table1.E1" style:family="table-cell">
      <style:table-cell-properties style:vertical-align="top" fo:padding-left="0.075in" fo:padding-right="0.075in" fo:padding-top="0in" fo:padding-bottom="0in" fo:border="0.5pt solid #ffffff" style:writing-mode="lr-tb"/>
    </style:style>
    <style:style style:name="Table1.2" style:family="table-row">
      <style:table-row-properties style:min-row-height="0.7257in" fo:keep-together="auto"/>
    </style:style>
    <style:style style:name="P1" style:family="paragraph" style:parent-style-name="Standard">
      <style:text-properties fo:font-size="1pt" style:font-size-asian="1pt"/>
    </style:style>
    <style:style style:name="P2" style:family="paragraph" style:parent-style-name="Standard">
      <style:paragraph-properties fo:margin-top="0.1665in" fo:margin-bottom="0in" style:contextual-spacing="false"/>
      <style:text-properties fo:color="#ffffff" fo:font-size="12pt" style:font-size-asian="12pt"/>
    </style:style>
    <style:style style:name="P3" style:family="paragraph" style:parent-style-name="Standard">
      <style:paragraph-properties fo:margin-top="0.1665in" fo:margin-bottom="0in" style:contextual-spacing="false" fo:text-align="center" style:justify-single-word="false"/>
      <style:text-properties fo:color="#ffffff" fo:font-size="12pt" style:font-size-asian="12pt"/>
    </style:style>
    <style:style style:name="P4" style:family="paragraph" style:parent-style-name="Standard">
      <style:paragraph-properties fo:margin-left="-0.0126in" fo:margin-right="0in" fo:margin-top="0.1665in" fo:margin-bottom="0in" style:contextual-spacing="false" fo:text-align="center" style:justify-single-word="false" fo:text-indent="0.0126in" style:auto-text-indent="false"/>
      <style:text-properties fo:color="#ffffff" fo:font-size="12pt" style:font-size-asian="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B"/>
        <table:table-column table:style-name="Table1.E"/>
        <table:table-row table:style-name="Table1.1">
          <table:table-cell table:style-name="Table1.A1" office:value-type="string">
            <text:p text:style-name="P2">ROLE COMPONENTS</text:p>
          </table:table-cell>
          <table:table-cell table:style-name="Table1.A1" office:value-type="string">
            <text:p text:style-name="P3">STUDENTS</text:p>
          </table:table-cell>
          <table:table-cell table:style-name="Table1.A1" office:value-type="string">
            <text:p text:style-name="P3">PEERS</text:p>
          </table:table-cell>
          <table:table-cell table:style-name="Table1.A1" office:value-type="string">
            <text:p text:style-name="P3">DEPT.CHAIR</text:p>
          </table:table-cell>
          <table:table-cell table:style-name="Table1.E1" office:value-type="string">
            <text:p text:style-name="P4">COMPONENT WEIGHT</text:p>
          </table:table-cell>
        </table:table-row>
        <table:table-row table:style-name="Table1.2">
          <table:table-cell table:style-name="Table1.A1" office:value-type="string">
            <text:p text:style-name="P2">1) Instructional Delivery Skills</text:p>
          </table:table-cell>
          <table:table-cell table:style-name="Table1.A1" office:value-type="string">
            <text:p text:style-name="P3">30%</text:p>
          </table:table-cell>
          <table:table-cell table:style-name="Table1.A1" office:value-type="string">
            <text:p text:style-name="P3">0</text:p>
          </table:table-cell>
          <table:table-cell table:style-name="Table1.A1" office:value-type="string">
            <text:p text:style-name="P3">0</text:p>
          </table:table-cell>
          <table:table-cell table:style-name="Table1.E1" office:value-type="string">
            <text:p text:style-name="P3">(30%)</text:p>
          </table:table-cell>
        </table:table-row>
        <table:table-row table:style-name="Table1.2">
          <table:table-cell table:style-name="Table1.A1" office:value-type="string">
            <text:p text:style-name="P2">2) Instructional Design Skills</text:p>
          </table:table-cell>
          <table:table-cell table:style-name="Table1.A1" office:value-type="string">
            <text:p text:style-name="P3">10%</text:p>
          </table:table-cell>
          <table:table-cell table:style-name="Table1.A1" office:value-type="string">
            <text:p text:style-name="P3">30%</text:p>
          </table:table-cell>
          <table:table-cell table:style-name="Table1.A1" office:value-type="string">
            <text:p text:style-name="P3">0</text:p>
          </table:table-cell>
          <table:table-cell table:style-name="Table1.E1" office:value-type="string">
            <text:p text:style-name="P3">(40%)</text:p>
          </table:table-cell>
        </table:table-row>
        <table:table-row table:style-name="Table1.1">
          <table:table-cell table:style-name="Table1.A1" office:value-type="string">
            <text:p text:style-name="P2">3) Content Expertise</text:p>
          </table:table-cell>
          <table:table-cell table:style-name="Table1.A1" office:value-type="string">
            <text:p text:style-name="P3">0</text:p>
          </table:table-cell>
          <table:table-cell table:style-name="Table1.A1" office:value-type="string">
            <text:p text:style-name="P3">20%</text:p>
          </table:table-cell>
          <table:table-cell table:style-name="Table1.A1" office:value-type="string">
            <text:p text:style-name="P3">5%</text:p>
          </table:table-cell>
          <table:table-cell table:style-name="Table1.E1" office:value-type="string">
            <text:p text:style-name="P3">(25%)</text:p>
          </table:table-cell>
        </table:table-row>
        <table:table-row table:style-name="Table1.2">
          <table:table-cell table:style-name="Table1.A1" office:value-type="string">
            <text:p text:style-name="P2">4) Record Keeping/ Management</text:p>
          </table:table-cell>
          <table:table-cell table:style-name="Table1.A1" office:value-type="string">
            <text:p text:style-name="P3">0</text:p>
          </table:table-cell>
          <table:table-cell table:style-name="Table1.A1" office:value-type="string">
            <text:p text:style-name="P3">0</text:p>
          </table:table-cell>
          <table:table-cell table:style-name="Table1.A1" office:value-type="string">
            <text:p text:style-name="P3">5%</text:p>
          </table:table-cell>
          <table:table-cell table:style-name="Table1.E1" office:value-type="string">
            <text:p text:style-name="P3">(5%)</text:p>
          </table:table-cell>
        </table:table-row>
        <table:table-row table:style-name="Table1.2">
          <table:table-cell table:style-name="Table1.A1" office:value-type="string">
            <text:p text:style-name="P2">TOTAL SOURCE IMPACT WEIGHTS</text:p>
          </table:table-cell>
          <table:table-cell table:style-name="Table1.A1" office:value-type="string">
            <text:p text:style-name="P3">(40%)</text:p>
          </table:table-cell>
          <table:table-cell table:style-name="Table1.A1" office:value-type="string">
            <text:p text:style-name="P3">(50%)</text:p>
          </table:table-cell>
          <table:table-cell table:style-name="Table1.A1" office:value-type="string">
            <text:p text:style-name="P3">(10%)</text:p>
          </table:table-cell>
          <table:table-cell table:style-name="Table1.E1" office:value-type="string">
            <text:p text:style-name="P3">100%</text:p>
          </table:table-cell>
        </table:table-row>
      </table:table>
      <text:p text:style-name="P1"/>
      <text:p text:style-name="Standard"/>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0236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6.6417in" fo:margin-left="0.025in" style:page-number="auto" table:align="left" style:writing-mode="lr-tb"/>
    </style:style>
    <style:style style:name="Table1.A" style:family="table-column">
      <style:table-column-properties style:column-width="1.3083in"/>
    </style:style>
    <style:style style:name="Table1.B" style:family="table-column">
      <style:table-column-properties style:column-width="1.3333in"/>
    </style:style>
    <style:style style:name="Table1.1" style:family="table-row">
      <style:table-row-properties style:min-row-height="0.8132in"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style:snap-to-layout-grid="false"/>
      <style:text-properties fo:font-size="32pt" style:font-size-asian="32pt"/>
    </style:style>
    <style:style style:name="P2" style:family="paragraph" style:parent-style-name="Standard">
      <style:text-properties fo:font-size="1pt" style:font-size-asian="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number-columns-repeated="4"/>
        <table:table-row table:style-name="Table1.1">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
      <text:p text:style-name="P2"/>
      <text:p text:style-name="Standard"/>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9.1563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8.6604in" fo:margin-left="-0.0785in" style:page-number="auto" table:align="left" style:writing-mode="lr-tb"/>
    </style:style>
    <style:style style:name="Table1.A" style:family="table-column">
      <style:table-column-properties style:column-width="2.075in"/>
    </style:style>
    <style:style style:name="Table1.B" style:family="table-column">
      <style:table-column-properties style:column-width="1.5625in"/>
    </style:style>
    <style:style style:name="Table1.C" style:family="table-column">
      <style:table-column-properties style:column-width="1.8125in"/>
    </style:style>
    <style:style style:name="Table1.D" style:family="table-column">
      <style:table-column-properties style:column-width="1.625in"/>
    </style:style>
    <style:style style:name="Table1.E" style:family="table-column">
      <style:table-column-properties style:column-width="1.585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ffffff" fo:border-right="none" fo:border-top="0.5pt solid #ffffff" fo:border-bottom="0.5pt solid #ffffff" style:writing-mode="lr-tb"/>
    </style:style>
    <style:style style:name="Table1.E1" style:family="table-cell">
      <style:table-cell-properties style:vertical-align="top" fo:padding-left="0.075in" fo:padding-right="0.075in" fo:padding-top="0in" fo:padding-bottom="0in" fo:border="0.5pt solid #ffffff" style:writing-mode="lr-tb"/>
    </style:style>
    <style:style style:name="P1" style:family="paragraph" style:parent-style-name="Standard">
      <style:paragraph-properties fo:margin-top="0.0835in" fo:margin-bottom="0.0835in" style:contextual-spacing="false"/>
      <style:text-properties fo:color="#ffffff" fo:font-size="16pt" style:font-size-asian="16pt"/>
    </style:style>
    <style:style style:name="P2" style:family="paragraph" style:parent-style-name="Standard" style:list-style-name="WW8Num3">
      <style:paragraph-properties fo:margin-top="0.0835in" fo:margin-bottom="0.0835in" style:contextual-spacing="false"/>
      <style:text-properties fo:color="#ffffff" fo:font-size="16pt" style:font-size-asian="16pt"/>
    </style:style>
    <style:style style:name="P3" style:family="paragraph" style:parent-style-name="Standard">
      <style:paragraph-properties fo:margin-top="0.0835in" fo:margin-bottom="0.0835in" style:contextual-spacing="false" style:snap-to-layout-grid="false"/>
      <style:text-properties fo:color="#ffffff" fo:font-size="16pt" style:font-size-asian="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TEACHING</text:p>
          </table:table-cell>
          <table:table-cell table:style-name="Table1.A1" office:value-type="string">
            <text:p text:style-name="P1">STUDENTS</text:p>
          </table:table-cell>
          <table:table-cell table:style-name="Table1.A1" office:value-type="string">
            <text:p text:style-name="P1">PEERS</text:p>
          </table:table-cell>
          <table:table-cell table:style-name="Table1.A1" office:value-type="string">
            <text:p text:style-name="P1">SELF</text:p>
          </table:table-cell>
          <table:table-cell table:style-name="Table1.E1" office:value-type="string">
            <text:p text:style-name="P1">DEPT. CHAIR</text:p>
          </table:table-cell>
        </table:table-row>
        <table:table-row table:style-name="Table1.1">
          <table:table-cell table:style-name="Table1.A1" office:value-type="string">
            <text:list xml:id="list8073399177400144433" text:style-name="WW8Num3">
              <text:list-item>
                <text:p text:style-name="P2">Instructional Delivery Skills</text:p>
              </text:list-item>
            </text:list>
          </table:table-cell>
          <table:table-cell table:style-name="Table1.A1" office:value-type="string">
            <text:p text:style-name="P1">Questionnaire</text:p>
          </table:table-cell>
          <table:table-cell table:style-name="Table1.A1" office:value-type="string">
            <text:p text:style-name="P3"/>
          </table:table-cell>
          <table:table-cell table:style-name="Table1.A1" office:value-type="string">
            <text:p text:style-name="P1">Self Report or Questionnaire</text:p>
          </table:table-cell>
          <table:table-cell table:style-name="Table1.E1" office:value-type="string">
            <text:p text:style-name="P3"/>
          </table:table-cell>
        </table:table-row>
        <table:table-row table:style-name="Table1.1">
          <table:table-cell table:style-name="Table1.A1" office:value-type="string">
            <text:list xml:id="list164726262155371" text:continue-numbering="true" text:style-name="WW8Num3">
              <text:list-item>
                <text:p text:style-name="P2">Instructional Design kills</text:p>
              </text:list-item>
            </text:list>
          </table:table-cell>
          <table:table-cell table:style-name="Table1.A1" office:value-type="string">
            <text:p text:style-name="P1">Questionnaire</text:p>
          </table:table-cell>
          <table:table-cell table:style-name="Table1.A1" office:value-type="string">
            <text:p text:style-name="P1">Peer Review of Materials</text:p>
          </table:table-cell>
          <table:table-cell table:style-name="Table1.A1" office:value-type="string">
            <text:p text:style-name="P1">Self Report</text:p>
          </table:table-cell>
          <table:table-cell table:style-name="Table1.E1" office:value-type="string">
            <text:p text:style-name="P3"/>
          </table:table-cell>
        </table:table-row>
        <table:table-row table:style-name="Table1.1">
          <table:table-cell table:style-name="Table1.A1" office:value-type="string">
            <text:list xml:id="list164726264140906" text:continue-numbering="true" text:style-name="WW8Num3">
              <text:list-item>
                <text:p text:style-name="P2">Content Expertise</text:p>
              </text:list-item>
            </text:list>
          </table:table-cell>
          <table:table-cell table:style-name="Table1.A1" office:value-type="string">
            <text:p text:style-name="P3"/>
          </table:table-cell>
          <table:table-cell table:style-name="Table1.A1" office:value-type="string">
            <text:p text:style-name="P1">Peer Analysis of Course Content</text:p>
          </table:table-cell>
          <table:table-cell table:style-name="Table1.A1" office:value-type="string">
            <text:p text:style-name="P1">Self Report</text:p>
          </table:table-cell>
          <table:table-cell table:style-name="Table1.E1" office:value-type="string">
            <text:p text:style-name="P1">Interview</text:p>
          </table:table-cell>
        </table:table-row>
        <table:table-row table:style-name="Table1.1">
          <table:table-cell table:style-name="Table1.A1" office:value-type="string">
            <text:list xml:id="list164726266141510" text:continue-numbering="true" text:style-name="WW8Num3">
              <text:list-item>
                <text:p text:style-name="P2">Record Keeping/ Management</text:p>
              </text:list-item>
            </text:list>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1">Self Report</text:p>
          </table:table-cell>
          <table:table-cell table:style-name="Table1.E1" office:value-type="string">
            <text:p text:style-name="P1">Checklist</text:p>
            <text:p text:style-name="P1">Grade Distributions</text:p>
          </table:table-cell>
        </table:table-row>
      </table:table>
      <text:p text:style-name="Standard"/>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List_20_Number_20_4" style:display-name="List Number 4" style:family="paragraph" style:parent-style-name="Standard" style:list-style-name="WW8Num2"/>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0.9783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